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5685299999999998" table:style-name="ce1">
            <text:p>0.856853</text:p>
          </table:table-cell>
          <table:table-cell office:value-type="float" office:value="0.83519100000000002" table:style-name="ce1">
            <text:p>0.835191</text:p>
          </table:table-cell>
          <table:table-cell office:value-type="float" office:value="0.90720500000000004" table:style-name="ce1">
            <text:p>0.907205</text:p>
          </table:table-cell>
          <table:table-cell office:value-type="float" office:value="0.81001400000000001" table:style-name="ce1">
            <text:p>0.810014</text:p>
          </table:table-cell>
          <table:table-cell office:value-type="float" office:value="0.80591599999999997" table:style-name="ce1">
            <text:p>0.805916</text:p>
          </table:table-cell>
          <table:table-cell office:value-type="float" office:value="0.85656100000000002" table:style-name="ce1">
            <text:p>0.856561</text:p>
          </table:table-cell>
          <table:table-cell office:value-type="float" office:value="0.82640800000000003" table:style-name="ce1">
            <text:p>0.826408</text:p>
          </table:table-cell>
          <table:table-cell office:value-type="float" office:value="0.85919500000000004" table:style-name="ce1">
            <text:p>0.859195</text:p>
          </table:table-cell>
          <table:table-cell office:value-type="float" office:value="0.82055299999999998" table:style-name="ce1">
            <text:p>0.820553</text:p>
          </table:table-cell>
          <table:table-cell office:value-type="float" office:value="0.81821200000000005" table:style-name="ce1">
            <text:p>0.818212</text:p>
          </table:table-cell>
          <table:table-cell office:value-type="float" office:value="0.83343400000000001" table:style-name="ce1">
            <text:p>0.833434</text:p>
          </table:table-cell>
          <table:table-cell office:value-type="float" office:value="0.77693500000000004" table:style-name="ce1">
            <text:p>0.776935</text:p>
          </table:table-cell>
          <table:table-cell office:value-type="float" office:value="0.80035400000000001" table:style-name="ce1">
            <text:p>0.800354</text:p>
          </table:table-cell>
          <table:table-cell office:value-type="float" office:value="0.79888999999999999" table:style-name="ce1">
            <text:p>0.79889</text:p>
          </table:table-cell>
          <table:table-cell office:value-type="float" office:value="0.81059999999999999" table:style-name="ce1">
            <text:p>0.8106</text:p>
          </table:table-cell>
          <table:table-cell office:value-type="float" office:value="0.828457" table:style-name="ce1">
            <text:p>0.828457</text:p>
          </table:table-cell>
          <table:table-cell office:value-type="float" office:value="0.78600999999999999" table:style-name="ce1">
            <text:p>0.78601</text:p>
          </table:table-cell>
          <table:table-cell office:value-type="float" office:value="0.81996800000000003" table:style-name="ce1">
            <text:p>0.819968</text:p>
          </table:table-cell>
          <table:table-cell office:value-type="float" office:value="0.81762599999999996" table:style-name="ce1">
            <text:p>0.817626</text:p>
          </table:table-cell>
          <table:table-cell office:value-type="float" office:value="0.87441800000000003" table:style-name="ce1">
            <text:p>0.874418</text:p>
          </table:table-cell>
          <table:table-cell office:value-type="float" office:value="0.83431200000000005" table:style-name="ce1">
            <text:p>0.834312</text:p>
          </table:table-cell>
          <table:table-cell office:value-type="float" office:value="1.2125300000000001" table:style-name="ce1">
            <text:p>1.21253</text:p>
          </table:table-cell>
          <table:table-cell office:value-type="float" office:value="1.10598" table:style-name="ce1">
            <text:p>1.10598</text:p>
          </table:table-cell>
          <table:table-cell office:value-type="float" office:value="0.86856299999999997" table:style-name="ce1">
            <text:p>0.868563</text:p>
          </table:table-cell>
          <table:table-cell office:value-type="float" office:value="0.84104500000000004" table:style-name="ce1">
            <text:p>0.841045</text:p>
          </table:table-cell>
          <table:table-cell office:value-type="float" office:value="0.78688800000000003" table:style-name="ce1">
            <text:p>0.786888</text:p>
          </table:table-cell>
          <table:table-cell office:value-type="float" office:value="0.80884299999999998" table:style-name="ce1">
            <text:p>0.808843</text:p>
          </table:table-cell>
          <table:table-cell office:value-type="float" office:value="0.81264899999999995" table:style-name="ce1">
            <text:p>0.812649</text:p>
          </table:table-cell>
          <table:table-cell office:value-type="float" office:value="0.87997999999999998" table:style-name="ce1">
            <text:p>0.87998</text:p>
          </table:table-cell>
          <table:table-cell office:value-type="float" office:value="0.81469800000000003" table:style-name="ce1">
            <text:p>0.814698</text:p>
          </table:table-cell>
          <table:table-cell table:style-name="ce1"/>
          <table:table-cell office:value-type="float" office:value="0.8500494827586208" table:formula="of:=AVERAGE([.C2:.AE2])" table:style-name="ce1">
            <text:p>0.850049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2898200000000002" table:style-name="ce1">
            <text:p>3.28982</text:p>
          </table:table-cell>
          <table:table-cell office:value-type="float" office:value="3.5740799999999999" table:style-name="ce1">
            <text:p>3.57408</text:p>
          </table:table-cell>
          <table:table-cell office:value-type="float" office:value="3.3428100000000001" table:style-name="ce1">
            <text:p>3.34281</text:p>
          </table:table-cell>
          <table:table-cell office:value-type="float" office:value="3.1911700000000001" table:style-name="ce1">
            <text:p>3.19117</text:p>
          </table:table-cell>
          <table:table-cell office:value-type="float" office:value="3.2236600000000002" table:style-name="ce1">
            <text:p>3.22366</text:p>
          </table:table-cell>
          <table:table-cell office:value-type="float" office:value="3.3249499999999999" table:style-name="ce1">
            <text:p>3.32495</text:p>
          </table:table-cell>
          <table:table-cell office:value-type="float" office:value="3.27197" table:style-name="ce1">
            <text:p>3.27197</text:p>
          </table:table-cell>
          <table:table-cell office:value-type="float" office:value="3.3094399999999999" table:style-name="ce1">
            <text:p>3.30944</text:p>
          </table:table-cell>
          <table:table-cell office:value-type="float" office:value="3.2365499999999998" table:style-name="ce1">
            <text:p>3.23655</text:p>
          </table:table-cell>
          <table:table-cell office:value-type="float" office:value="3.2265899999999998" table:style-name="ce1">
            <text:p>3.22659</text:p>
          </table:table-cell>
          <table:table-cell office:value-type="float" office:value="3.2429899999999998" table:style-name="ce1">
            <text:p>3.24299</text:p>
          </table:table-cell>
          <table:table-cell office:value-type="float" office:value="3.2664" table:style-name="ce1">
            <text:p>3.2664</text:p>
          </table:table-cell>
          <table:table-cell office:value-type="float" office:value="3.5664600000000002" table:style-name="ce1">
            <text:p>3.56646</text:p>
          </table:table-cell>
          <table:table-cell office:value-type="float" office:value="3.5401199999999999" table:style-name="ce1">
            <text:p>3.54012</text:p>
          </table:table-cell>
          <table:table-cell office:value-type="float" office:value="3.6706799999999999" table:style-name="ce1">
            <text:p>3.67068</text:p>
          </table:table-cell>
          <table:table-cell office:value-type="float" office:value="3.68005" table:style-name="ce1">
            <text:p>3.68005</text:p>
          </table:table-cell>
          <table:table-cell office:value-type="float" office:value="3.2503000000000002" table:style-name="ce1">
            <text:p>3.2503</text:p>
          </table:table-cell>
          <table:table-cell office:value-type="float" office:value="3.2625999999999999" table:style-name="ce1">
            <text:p>3.2626</text:p>
          </table:table-cell>
          <table:table-cell office:value-type="float" office:value="3.2143000000000002" table:style-name="ce1">
            <text:p>3.2143</text:p>
          </table:table-cell>
          <table:table-cell office:value-type="float" office:value="3.2198600000000002" table:style-name="ce1">
            <text:p>3.21986</text:p>
          </table:table-cell>
          <table:table-cell office:value-type="float" office:value="3.1718500000000001" table:style-name="ce1">
            <text:p>3.17185</text:p>
          </table:table-cell>
          <table:table-cell office:value-type="float" office:value="3.2725499999999998" table:style-name="ce1">
            <text:p>3.27255</text:p>
          </table:table-cell>
          <table:table-cell office:value-type="float" office:value="3.2839700000000001" table:style-name="ce1">
            <text:p>3.28397</text:p>
          </table:table-cell>
          <table:table-cell office:value-type="float" office:value="3.31412" table:style-name="ce1">
            <text:p>3.31412</text:p>
          </table:table-cell>
          <table:table-cell office:value-type="float" office:value="3.5556299999999998" table:style-name="ce1">
            <text:p>3.55563</text:p>
          </table:table-cell>
          <table:table-cell office:value-type="float" office:value="3.5538799999999999" table:style-name="ce1">
            <text:p>3.55388</text:p>
          </table:table-cell>
          <table:table-cell office:value-type="float" office:value="20.694500000000001" table:style-name="ce1">
            <text:p>20.6945</text:p>
          </table:table-cell>
          <table:table-cell office:value-type="float" office:value="3.2886500000000001" table:style-name="ce1">
            <text:p>3.28865</text:p>
          </table:table-cell>
          <table:table-cell office:value-type="float" office:value="3.1821000000000002" table:style-name="ce1">
            <text:p>3.1821</text:p>
          </table:table-cell>
          <table:table-cell office:value-type="float" office:value="3.2116600000000002" table:style-name="ce1">
            <text:p>3.21166</text:p>
          </table:table-cell>
          <table:table-cell table:style-name="ce1"/>
          <table:table-cell office:value-type="float" office:value="3.9359962068965517" table:formula="of:=AVERAGE([.C3:.AE3])" table:style-name="ce1">
            <text:p>3.93599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026999999999999" table:style-name="ce1">
            <text:p>10.027</text:p>
          </table:table-cell>
          <table:table-cell office:value-type="float" office:value="10.293699999999999" table:style-name="ce1">
            <text:p>10.2937</text:p>
          </table:table-cell>
          <table:table-cell office:value-type="float" office:value="9.4757400000000001" table:style-name="ce1">
            <text:p>9.47574</text:p>
          </table:table-cell>
          <table:table-cell office:value-type="float" office:value="9.8501499999999993" table:style-name="ce1">
            <text:p>9.85015</text:p>
          </table:table-cell>
          <table:table-cell office:value-type="float" office:value="9.8524899999999995" table:style-name="ce1">
            <text:p>9.85249</text:p>
          </table:table-cell>
          <table:table-cell office:value-type="float" office:value="10.0656" table:style-name="ce1">
            <text:p>10.0656</text:p>
          </table:table-cell>
          <table:table-cell office:value-type="float" office:value="9.6469900000000006" table:style-name="ce1">
            <text:p>9.64699</text:p>
          </table:table-cell>
          <table:table-cell office:value-type="float" office:value="9.4628599999999992" table:style-name="ce1">
            <text:p>9.46286</text:p>
          </table:table-cell>
          <table:table-cell office:value-type="float" office:value="10.263500000000001" table:style-name="ce1">
            <text:p>10.2635</text:p>
          </table:table-cell>
          <table:table-cell office:value-type="float" office:value="10.042199999999999" table:style-name="ce1">
            <text:p>10.0422</text:p>
          </table:table-cell>
          <table:table-cell office:value-type="float" office:value="9.8966999999999992" table:style-name="ce1">
            <text:p>9.8967</text:p>
          </table:table-cell>
          <table:table-cell office:value-type="float" office:value="10.367100000000001" table:style-name="ce1">
            <text:p>10.3671</text:p>
          </table:table-cell>
          <table:table-cell office:value-type="float" office:value="9.9221699999999995" table:style-name="ce1">
            <text:p>9.92217</text:p>
          </table:table-cell>
          <table:table-cell office:value-type="float" office:value="9.7910199999999996" table:style-name="ce1">
            <text:p>9.79102</text:p>
          </table:table-cell>
          <table:table-cell office:value-type="float" office:value="10.2172" table:style-name="ce1">
            <text:p>10.2172</text:p>
          </table:table-cell>
          <table:table-cell office:value-type="float" office:value="9.8352199999999996" table:style-name="ce1">
            <text:p>9.83522</text:p>
          </table:table-cell>
          <table:table-cell office:value-type="float" office:value="10.157500000000001" table:style-name="ce1">
            <text:p>10.1575</text:p>
          </table:table-cell>
          <table:table-cell office:value-type="float" office:value="10.019399999999999" table:style-name="ce1">
            <text:p>10.0194</text:p>
          </table:table-cell>
          <table:table-cell office:value-type="float" office:value="9.7462300000000006" table:style-name="ce1">
            <text:p>9.74623</text:p>
          </table:table-cell>
          <table:table-cell office:value-type="float" office:value="10.063599999999999" table:style-name="ce1">
            <text:p>10.0636</text:p>
          </table:table-cell>
          <table:table-cell office:value-type="float" office:value="9.9581700000000009" table:style-name="ce1">
            <text:p>9.95817</text:p>
          </table:table-cell>
          <table:table-cell office:value-type="float" office:value="9.4921299999999995" table:style-name="ce1">
            <text:p>9.49213</text:p>
          </table:table-cell>
          <table:table-cell office:value-type="float" office:value="9.4938900000000004" table:style-name="ce1">
            <text:p>9.49389</text:p>
          </table:table-cell>
          <table:table-cell office:value-type="float" office:value="10.3086" table:style-name="ce1">
            <text:p>10.3086</text:p>
          </table:table-cell>
          <table:table-cell office:value-type="float" office:value="9.7078799999999994" table:style-name="ce1">
            <text:p>9.70788</text:p>
          </table:table-cell>
          <table:table-cell office:value-type="float" office:value="9.5738000000000003" table:style-name="ce1">
            <text:p>9.5738</text:p>
          </table:table-cell>
          <table:table-cell office:value-type="float" office:value="9.92685" table:style-name="ce1">
            <text:p>9.92685</text:p>
          </table:table-cell>
          <table:table-cell office:value-type="float" office:value="9.8805999999999994" table:style-name="ce1">
            <text:p>9.8806</text:p>
          </table:table-cell>
          <table:table-cell office:value-type="float" office:value="9.8762100000000004" table:style-name="ce1">
            <text:p>9.87621</text:p>
          </table:table-cell>
          <table:table-cell office:value-type="float" office:value="9.4956399999999999" table:style-name="ce1">
            <text:p>9.49564</text:p>
          </table:table-cell>
          <table:table-cell table:style-name="ce1"/>
          <table:table-cell office:value-type="float" office:value="9.8856255172413761" table:formula="of:=AVERAGE([.C4:.AE4])" table:style-name="ce1">
            <text:p>9.88562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5.048999999999999" table:style-name="ce1">
            <text:p>25.049</text:p>
          </table:table-cell>
          <table:table-cell office:value-type="float" office:value="24.3584" table:style-name="ce1">
            <text:p>24.3584</text:p>
          </table:table-cell>
          <table:table-cell office:value-type="float" office:value="23.8215" table:style-name="ce1">
            <text:p>23.8215</text:p>
          </table:table-cell>
          <table:table-cell office:value-type="float" office:value="23.629200000000001" table:style-name="ce1">
            <text:p>23.6292</text:p>
          </table:table-cell>
          <table:table-cell office:value-type="float" office:value="23.6541" table:style-name="ce1">
            <text:p>23.6541</text:p>
          </table:table-cell>
          <table:table-cell office:value-type="float" office:value="23.574400000000001" table:style-name="ce1">
            <text:p>23.5744</text:p>
          </table:table-cell>
          <table:table-cell office:value-type="float" office:value="24.4131" table:style-name="ce1">
            <text:p>24.4131</text:p>
          </table:table-cell>
          <table:table-cell office:value-type="float" office:value="23.781099999999999" table:style-name="ce1">
            <text:p>23.7811</text:p>
          </table:table-cell>
          <table:table-cell office:value-type="float" office:value="23.854299999999999" table:style-name="ce1">
            <text:p>23.8543</text:p>
          </table:table-cell>
          <table:table-cell office:value-type="float" office:value="23.556899999999999" table:style-name="ce1">
            <text:p>23.5569</text:p>
          </table:table-cell>
          <table:table-cell office:value-type="float" office:value="23.7044" table:style-name="ce1">
            <text:p>23.7044</text:p>
          </table:table-cell>
          <table:table-cell office:value-type="float" office:value="23.7486" table:style-name="ce1">
            <text:p>23.7486</text:p>
          </table:table-cell>
          <table:table-cell office:value-type="float" office:value="23.948" table:style-name="ce1">
            <text:p>23.948</text:p>
          </table:table-cell>
          <table:table-cell office:value-type="float" office:value="23.428899999999999" table:style-name="ce1">
            <text:p>23.4289</text:p>
          </table:table-cell>
          <table:table-cell office:value-type="float" office:value="23.5185" table:style-name="ce1">
            <text:p>23.5185</text:p>
          </table:table-cell>
          <table:table-cell office:value-type="float" office:value="23.677800000000001" table:style-name="ce1">
            <text:p>23.6778</text:p>
          </table:table-cell>
          <table:table-cell office:value-type="float" office:value="23.364799999999999" table:style-name="ce1">
            <text:p>23.3648</text:p>
          </table:table-cell>
          <table:table-cell office:value-type="float" office:value="23.236599999999999" table:style-name="ce1">
            <text:p>23.2366</text:p>
          </table:table-cell>
          <table:table-cell office:value-type="float" office:value="23.968800000000002" table:style-name="ce1">
            <text:p>23.9688</text:p>
          </table:table-cell>
          <table:table-cell office:value-type="float" office:value="23.694199999999999" table:style-name="ce1">
            <text:p>23.6942</text:p>
          </table:table-cell>
          <table:table-cell office:value-type="float" office:value="24.106300000000001" table:style-name="ce1">
            <text:p>24.1063</text:p>
          </table:table-cell>
          <table:table-cell office:value-type="float" office:value="23.856300000000001" table:style-name="ce1">
            <text:p>23.8563</text:p>
          </table:table-cell>
          <table:table-cell office:value-type="float" office:value="23.966699999999999" table:style-name="ce1">
            <text:p>23.9667</text:p>
          </table:table-cell>
          <table:table-cell office:value-type="float" office:value="23.857800000000001" table:style-name="ce1">
            <text:p>23.8578</text:p>
          </table:table-cell>
          <table:table-cell office:value-type="float" office:value="23.776700000000002" table:style-name="ce1">
            <text:p>23.7767</text:p>
          </table:table-cell>
          <table:table-cell office:value-type="float" office:value="23.796900000000001" table:style-name="ce1">
            <text:p>23.7969</text:p>
          </table:table-cell>
          <table:table-cell office:value-type="float" office:value="24.388300000000001" table:style-name="ce1">
            <text:p>24.3883</text:p>
          </table:table-cell>
          <table:table-cell office:value-type="float" office:value="24.4313" table:style-name="ce1">
            <text:p>24.4313</text:p>
          </table:table-cell>
          <table:table-cell office:value-type="float" office:value="24.164899999999999" table:style-name="ce1">
            <text:p>24.1649</text:p>
          </table:table-cell>
          <table:table-cell office:value-type="float" office:value="24.153500000000001" table:style-name="ce1">
            <text:p>24.1535</text:p>
          </table:table-cell>
          <table:table-cell table:style-name="ce1"/>
          <table:table-cell office:value-type="float" office:value="23.84249310344827" table:formula="of:=AVERAGE([.C5:.AE5])" table:style-name="ce1">
            <text:p>23.8424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8.244599999999998" table:style-name="ce1">
            <text:p>48.2446</text:p>
          </table:table-cell>
          <table:table-cell office:value-type="float" office:value="46.960099999999997" table:style-name="ce1">
            <text:p>46.9601</text:p>
          </table:table-cell>
          <table:table-cell office:value-type="float" office:value="46.741100000000003" table:style-name="ce1">
            <text:p>46.7411</text:p>
          </table:table-cell>
          <table:table-cell office:value-type="float" office:value="49.504300000000001" table:style-name="ce1">
            <text:p>49.5043</text:p>
          </table:table-cell>
          <table:table-cell office:value-type="float" office:value="47.005400000000002" table:style-name="ce1">
            <text:p>47.0054</text:p>
          </table:table-cell>
          <table:table-cell office:value-type="float" office:value="47.177" table:style-name="ce1">
            <text:p>47.177</text:p>
          </table:table-cell>
          <table:table-cell office:value-type="float" office:value="47.985799999999998" table:style-name="ce1">
            <text:p>47.9858</text:p>
          </table:table-cell>
          <table:table-cell office:value-type="float" office:value="46.8752" table:style-name="ce1">
            <text:p>46.8752</text:p>
          </table:table-cell>
          <table:table-cell office:value-type="float" office:value="46.546700000000001" table:style-name="ce1">
            <text:p>46.5467</text:p>
          </table:table-cell>
          <table:table-cell office:value-type="float" office:value="47.046399999999998" table:style-name="ce1">
            <text:p>47.0464</text:p>
          </table:table-cell>
          <table:table-cell office:value-type="float" office:value="47.094999999999999" table:style-name="ce1">
            <text:p>47.095</text:p>
          </table:table-cell>
          <table:table-cell office:value-type="float" office:value="46.9161" table:style-name="ce1">
            <text:p>46.9161</text:p>
          </table:table-cell>
          <table:table-cell office:value-type="float" office:value="47.063400000000001" table:style-name="ce1">
            <text:p>47.0634</text:p>
          </table:table-cell>
          <table:table-cell office:value-type="float" office:value="47.272399999999998" table:style-name="ce1">
            <text:p>47.2724</text:p>
          </table:table-cell>
          <table:table-cell office:value-type="float" office:value="47.279400000000003" table:style-name="ce1">
            <text:p>47.2794</text:p>
          </table:table-cell>
          <table:table-cell office:value-type="float" office:value="47.549599999999998" table:style-name="ce1">
            <text:p>47.5496</text:p>
          </table:table-cell>
          <table:table-cell office:value-type="float" office:value="46.476500000000001" table:style-name="ce1">
            <text:p>46.4765</text:p>
          </table:table-cell>
          <table:table-cell office:value-type="float" office:value="47.503399999999999" table:style-name="ce1">
            <text:p>47.5034</text:p>
          </table:table-cell>
          <table:table-cell office:value-type="float" office:value="47.133400000000002" table:style-name="ce1">
            <text:p>47.1334</text:p>
          </table:table-cell>
          <table:table-cell office:value-type="float" office:value="47.175800000000002" table:style-name="ce1">
            <text:p>47.1758</text:p>
          </table:table-cell>
          <table:table-cell office:value-type="float" office:value="47.205100000000002" table:style-name="ce1">
            <text:p>47.2051</text:p>
          </table:table-cell>
          <table:table-cell office:value-type="float" office:value="47.176699999999997" table:style-name="ce1">
            <text:p>47.1767</text:p>
          </table:table-cell>
          <table:table-cell office:value-type="float" office:value="46.780299999999997" table:style-name="ce1">
            <text:p>46.7803</text:p>
          </table:table-cell>
          <table:table-cell office:value-type="float" office:value="46.800199999999997" table:style-name="ce1">
            <text:p>46.8002</text:p>
          </table:table-cell>
          <table:table-cell office:value-type="float" office:value="47.464700000000001" table:style-name="ce1">
            <text:p>47.4647</text:p>
          </table:table-cell>
          <table:table-cell office:value-type="float" office:value="46.5824" table:style-name="ce1">
            <text:p>46.5824</text:p>
          </table:table-cell>
          <table:table-cell office:value-type="float" office:value="47.095300000000002" table:style-name="ce1">
            <text:p>47.0953</text:p>
          </table:table-cell>
          <table:table-cell office:value-type="float" office:value="45.8444" table:style-name="ce1">
            <text:p>45.8444</text:p>
          </table:table-cell>
          <table:table-cell office:value-type="float" office:value="46.5657" table:style-name="ce1">
            <text:p>46.5657</text:p>
          </table:table-cell>
          <table:table-cell office:value-type="float" office:value="47.249000000000002" table:style-name="ce1">
            <text:p>47.249</text:p>
          </table:table-cell>
          <table:table-cell table:style-name="ce1"/>
          <table:table-cell office:value-type="float" office:value="47.105889655172412" table:formula="of:=AVERAGE([.C6:.AE6])" table:style-name="ce1">
            <text:p>47.1058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2.876999999999995" table:style-name="ce1">
            <text:p>82.877</text:p>
          </table:table-cell>
          <table:table-cell office:value-type="float" office:value="82.458699999999993" table:style-name="ce1">
            <text:p>82.4587</text:p>
          </table:table-cell>
          <table:table-cell office:value-type="float" office:value="82.789199999999994" table:style-name="ce1">
            <text:p>82.7892</text:p>
          </table:table-cell>
          <table:table-cell office:value-type="float" office:value="83.579599999999999" table:style-name="ce1">
            <text:p>83.5796</text:p>
          </table:table-cell>
          <table:table-cell office:value-type="float" office:value="82.891099999999994" table:style-name="ce1">
            <text:p>82.8911</text:p>
          </table:table-cell>
          <table:table-cell office:value-type="float" office:value="82.682400000000001" table:style-name="ce1">
            <text:p>82.6824</text:p>
          </table:table-cell>
          <table:table-cell office:value-type="float" office:value="82.581400000000002" table:style-name="ce1">
            <text:p>82.5814</text:p>
          </table:table-cell>
          <table:table-cell office:value-type="float" office:value="81.966899999999995" table:style-name="ce1">
            <text:p>81.9669</text:p>
          </table:table-cell>
          <table:table-cell office:value-type="float" office:value="84.033699999999996" table:style-name="ce1">
            <text:p>84.0337</text:p>
          </table:table-cell>
          <table:table-cell office:value-type="float" office:value="82.5732" table:style-name="ce1">
            <text:p>82.5732</text:p>
          </table:table-cell>
          <table:table-cell office:value-type="float" office:value="82.777199999999993" table:style-name="ce1">
            <text:p>82.7772</text:p>
          </table:table-cell>
          <table:table-cell office:value-type="float" office:value="82.351900000000001" table:style-name="ce1">
            <text:p>82.3519</text:p>
          </table:table-cell>
          <table:table-cell office:value-type="float" office:value="82.782200000000003" table:style-name="ce1">
            <text:p>82.7822</text:p>
          </table:table-cell>
          <table:table-cell office:value-type="float" office:value="83.275800000000004" table:style-name="ce1">
            <text:p>83.2758</text:p>
          </table:table-cell>
          <table:table-cell office:value-type="float" office:value="82.497399999999999" table:style-name="ce1">
            <text:p>82.4974</text:p>
          </table:table-cell>
          <table:table-cell office:value-type="float" office:value="87.109800000000007" table:style-name="ce1">
            <text:p>87.1098</text:p>
          </table:table-cell>
          <table:table-cell office:value-type="float" office:value="82.176199999999994" table:style-name="ce1">
            <text:p>82.1762</text:p>
          </table:table-cell>
          <table:table-cell office:value-type="float" office:value="82.4739" table:style-name="ce1">
            <text:p>82.4739</text:p>
          </table:table-cell>
          <table:table-cell office:value-type="float" office:value="81.921499999999995" table:style-name="ce1">
            <text:p>81.9215</text:p>
          </table:table-cell>
          <table:table-cell office:value-type="float" office:value="82.371799999999993" table:style-name="ce1">
            <text:p>82.3718</text:p>
          </table:table-cell>
          <table:table-cell office:value-type="float" office:value="82.166899999999998" table:style-name="ce1">
            <text:p>82.1669</text:p>
          </table:table-cell>
          <table:table-cell office:value-type="float" office:value="82.043599999999998" table:style-name="ce1">
            <text:p>82.0436</text:p>
          </table:table-cell>
          <table:table-cell office:value-type="float" office:value="83.179199999999994" table:style-name="ce1">
            <text:p>83.1792</text:p>
          </table:table-cell>
          <table:table-cell office:value-type="float" office:value="82.750600000000006" table:style-name="ce1">
            <text:p>82.7506</text:p>
          </table:table-cell>
          <table:table-cell office:value-type="float" office:value="84.101299999999995" table:style-name="ce1">
            <text:p>84.1013</text:p>
          </table:table-cell>
          <table:table-cell office:value-type="float" office:value="81.957800000000006" table:style-name="ce1">
            <text:p>81.9578</text:p>
          </table:table-cell>
          <table:table-cell office:value-type="float" office:value="82.957300000000004" table:style-name="ce1">
            <text:p>82.9573</text:p>
          </table:table-cell>
          <table:table-cell office:value-type="float" office:value="82.472200000000001" table:style-name="ce1">
            <text:p>82.4722</text:p>
          </table:table-cell>
          <table:table-cell office:value-type="float" office:value="82.473399999999998" table:style-name="ce1">
            <text:p>82.4734</text:p>
          </table:table-cell>
          <table:table-cell office:value-type="float" office:value="83.019000000000005" table:style-name="ce1">
            <text:p>83.019</text:p>
          </table:table-cell>
          <table:table-cell table:style-name="ce1"/>
          <table:table-cell office:value-type="float" office:value="82.841903448275843" table:formula="of:=AVERAGE([.C7:.AE7])" table:style-name="ce1">
            <text:p>82.8419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36.46100000000001" table:style-name="ce1">
            <text:p>136.461</text:p>
          </table:table-cell>
          <table:table-cell office:value-type="float" office:value="134.54" table:style-name="ce1">
            <text:p>134.54</text:p>
          </table:table-cell>
          <table:table-cell office:value-type="float" office:value="132.928" table:style-name="ce1">
            <text:p>132.928</text:p>
          </table:table-cell>
          <table:table-cell office:value-type="float" office:value="132.56100000000001" table:style-name="ce1">
            <text:p>132.561</text:p>
          </table:table-cell>
          <table:table-cell office:value-type="float" office:value="132.71799999999999" table:style-name="ce1">
            <text:p>132.718</text:p>
          </table:table-cell>
          <table:table-cell office:value-type="float" office:value="133.125" table:style-name="ce1">
            <text:p>133.125</text:p>
          </table:table-cell>
          <table:table-cell office:value-type="float" office:value="134.64400000000001" table:style-name="ce1">
            <text:p>134.644</text:p>
          </table:table-cell>
          <table:table-cell office:value-type="float" office:value="132.523" table:style-name="ce1">
            <text:p>132.523</text:p>
          </table:table-cell>
          <table:table-cell office:value-type="float" office:value="134.636" table:style-name="ce1">
            <text:p>134.636</text:p>
          </table:table-cell>
          <table:table-cell office:value-type="float" office:value="134.886" table:style-name="ce1">
            <text:p>134.886</text:p>
          </table:table-cell>
          <table:table-cell office:value-type="float" office:value="134.44" table:style-name="ce1">
            <text:p>134.44</text:p>
          </table:table-cell>
          <table:table-cell office:value-type="float" office:value="134.78" table:style-name="ce1">
            <text:p>134.78</text:p>
          </table:table-cell>
          <table:table-cell office:value-type="float" office:value="134.63499999999999" table:style-name="ce1">
            <text:p>134.635</text:p>
          </table:table-cell>
          <table:table-cell office:value-type="float" office:value="132.35" table:style-name="ce1">
            <text:p>132.35</text:p>
          </table:table-cell>
          <table:table-cell office:value-type="float" office:value="134.56200000000001" table:style-name="ce1">
            <text:p>134.562</text:p>
          </table:table-cell>
          <table:table-cell office:value-type="float" office:value="132.14099999999999" table:style-name="ce1">
            <text:p>132.141</text:p>
          </table:table-cell>
          <table:table-cell office:value-type="float" office:value="132.93299999999999" table:style-name="ce1">
            <text:p>132.933</text:p>
          </table:table-cell>
          <table:table-cell office:value-type="float" office:value="132.536" table:style-name="ce1">
            <text:p>132.536</text:p>
          </table:table-cell>
          <table:table-cell office:value-type="float" office:value="134.88200000000001" table:style-name="ce1">
            <text:p>134.882</text:p>
          </table:table-cell>
          <table:table-cell office:value-type="float" office:value="134.61199999999999" table:style-name="ce1">
            <text:p>134.612</text:p>
          </table:table-cell>
          <table:table-cell office:value-type="float" office:value="133.15199999999999" table:style-name="ce1">
            <text:p>133.152</text:p>
          </table:table-cell>
          <table:table-cell office:value-type="float" office:value="132.38200000000001" table:style-name="ce1">
            <text:p>132.382</text:p>
          </table:table-cell>
          <table:table-cell office:value-type="float" office:value="132.852" table:style-name="ce1">
            <text:p>132.852</text:p>
          </table:table-cell>
          <table:table-cell office:value-type="float" office:value="132.721" table:style-name="ce1">
            <text:p>132.721</text:p>
          </table:table-cell>
          <table:table-cell office:value-type="float" office:value="134.851" table:style-name="ce1">
            <text:p>134.851</text:p>
          </table:table-cell>
          <table:table-cell office:value-type="float" office:value="132.89400000000001" table:style-name="ce1">
            <text:p>132.894</text:p>
          </table:table-cell>
          <table:table-cell office:value-type="float" office:value="135.27600000000001" table:style-name="ce1">
            <text:p>135.276</text:p>
          </table:table-cell>
          <table:table-cell office:value-type="float" office:value="142.49700000000001" table:style-name="ce1">
            <text:p>142.497</text:p>
          </table:table-cell>
          <table:table-cell office:value-type="float" office:value="134.44300000000001" table:style-name="ce1">
            <text:p>134.443</text:p>
          </table:table-cell>
          <table:table-cell office:value-type="float" office:value="133.21700000000001" table:style-name="ce1">
            <text:p>133.217</text:p>
          </table:table-cell>
          <table:table-cell table:style-name="ce1"/>
          <table:table-cell office:value-type="float" office:value="133.95575862068966" table:formula="of:=AVERAGE([.C8:.AE8])" table:style-name="ce1">
            <text:p>133.955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04.63499999999999" table:style-name="ce1">
            <text:p>204.635</text:p>
          </table:table-cell>
          <table:table-cell office:value-type="float" office:value="202.04499999999999" table:style-name="ce1">
            <text:p>202.045</text:p>
          </table:table-cell>
          <table:table-cell office:value-type="float" office:value="203.804" table:style-name="ce1">
            <text:p>203.804</text:p>
          </table:table-cell>
          <table:table-cell office:value-type="float" office:value="201.15199999999999" table:style-name="ce1">
            <text:p>201.152</text:p>
          </table:table-cell>
          <table:table-cell office:value-type="float" office:value="201.17500000000001" table:style-name="ce1">
            <text:p>201.175</text:p>
          </table:table-cell>
          <table:table-cell office:value-type="float" office:value="201.01400000000001" table:style-name="ce1">
            <text:p>201.014</text:p>
          </table:table-cell>
          <table:table-cell office:value-type="float" office:value="200.131" table:style-name="ce1">
            <text:p>200.131</text:p>
          </table:table-cell>
          <table:table-cell office:value-type="float" office:value="199.614" table:style-name="ce1">
            <text:p>199.614</text:p>
          </table:table-cell>
          <table:table-cell office:value-type="float" office:value="200.762" table:style-name="ce1">
            <text:p>200.762</text:p>
          </table:table-cell>
          <table:table-cell office:value-type="float" office:value="200.82300000000001" table:style-name="ce1">
            <text:p>200.823</text:p>
          </table:table-cell>
          <table:table-cell office:value-type="float" office:value="200.24199999999999" table:style-name="ce1">
            <text:p>200.242</text:p>
          </table:table-cell>
          <table:table-cell office:value-type="float" office:value="200.691" table:style-name="ce1">
            <text:p>200.691</text:p>
          </table:table-cell>
          <table:table-cell office:value-type="float" office:value="203.67699999999999" table:style-name="ce1">
            <text:p>203.677</text:p>
          </table:table-cell>
          <table:table-cell office:value-type="float" office:value="202.65899999999999" table:style-name="ce1">
            <text:p>202.659</text:p>
          </table:table-cell>
          <table:table-cell office:value-type="float" office:value="200.876" table:style-name="ce1">
            <text:p>200.876</text:p>
          </table:table-cell>
          <table:table-cell office:value-type="float" office:value="201.09299999999999" table:style-name="ce1">
            <text:p>201.093</text:p>
          </table:table-cell>
          <table:table-cell office:value-type="float" office:value="203.24600000000001" table:style-name="ce1">
            <text:p>203.246</text:p>
          </table:table-cell>
          <table:table-cell office:value-type="float" office:value="201.32499999999999" table:style-name="ce1">
            <text:p>201.325</text:p>
          </table:table-cell>
          <table:table-cell office:value-type="float" office:value="201.66900000000001" table:style-name="ce1">
            <text:p>201.669</text:p>
          </table:table-cell>
          <table:table-cell office:value-type="float" office:value="199.334" table:style-name="ce1">
            <text:p>199.334</text:p>
          </table:table-cell>
          <table:table-cell office:value-type="float" office:value="200.02199999999999" table:style-name="ce1">
            <text:p>200.022</text:p>
          </table:table-cell>
          <table:table-cell office:value-type="float" office:value="204.08600000000001" table:style-name="ce1">
            <text:p>204.086</text:p>
          </table:table-cell>
          <table:table-cell office:value-type="float" office:value="199.679" table:style-name="ce1">
            <text:p>199.679</text:p>
          </table:table-cell>
          <table:table-cell office:value-type="float" office:value="200.77500000000001" table:style-name="ce1">
            <text:p>200.775</text:p>
          </table:table-cell>
          <table:table-cell office:value-type="float" office:value="200.959" table:style-name="ce1">
            <text:p>200.959</text:p>
          </table:table-cell>
          <table:table-cell office:value-type="float" office:value="201.00800000000001" table:style-name="ce1">
            <text:p>201.008</text:p>
          </table:table-cell>
          <table:table-cell office:value-type="float" office:value="201.56800000000001" table:style-name="ce1">
            <text:p>201.568</text:p>
          </table:table-cell>
          <table:table-cell office:value-type="float" office:value="200.68299999999999" table:style-name="ce1">
            <text:p>200.683</text:p>
          </table:table-cell>
          <table:table-cell office:value-type="float" office:value="201.37700000000001" table:style-name="ce1">
            <text:p>201.377</text:p>
          </table:table-cell>
          <table:table-cell office:value-type="float" office:value="203.20599999999999" table:style-name="ce1">
            <text:p>203.206</text:p>
          </table:table-cell>
          <table:table-cell table:style-name="ce1"/>
          <table:table-cell office:value-type="float" office:value="201.33431034482757" table:formula="of:=AVERAGE([.C9:.AE9])" table:style-name="ce1">
            <text:p>201.334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88.67200000000003" table:style-name="ce1">
            <text:p>288.672</text:p>
          </table:table-cell>
          <table:table-cell office:value-type="float" office:value="286.41300000000001" table:style-name="ce1">
            <text:p>286.413</text:p>
          </table:table-cell>
          <table:table-cell office:value-type="float" office:value="287.62200000000001" table:style-name="ce1">
            <text:p>287.622</text:p>
          </table:table-cell>
          <table:table-cell office:value-type="float" office:value="286.18599999999998" table:style-name="ce1">
            <text:p>286.186</text:p>
          </table:table-cell>
          <table:table-cell office:value-type="float" office:value="293.221" table:style-name="ce1">
            <text:p>293.221</text:p>
          </table:table-cell>
          <table:table-cell office:value-type="float" office:value="286.00299999999999" table:style-name="ce1">
            <text:p>286.003</text:p>
          </table:table-cell>
          <table:table-cell office:value-type="float" office:value="287.24099999999999" table:style-name="ce1">
            <text:p>287.241</text:p>
          </table:table-cell>
          <table:table-cell office:value-type="float" office:value="290.38400000000001" table:style-name="ce1">
            <text:p>290.384</text:p>
          </table:table-cell>
          <table:table-cell office:value-type="float" office:value="287.49400000000003" table:style-name="ce1">
            <text:p>287.494</text:p>
          </table:table-cell>
          <table:table-cell office:value-type="float" office:value="289.99700000000001" table:style-name="ce1">
            <text:p>289.997</text:p>
          </table:table-cell>
          <table:table-cell office:value-type="float" office:value="286.96600000000001" table:style-name="ce1">
            <text:p>286.966</text:p>
          </table:table-cell>
          <table:table-cell office:value-type="float" office:value="289.02100000000002" table:style-name="ce1">
            <text:p>289.021</text:p>
          </table:table-cell>
          <table:table-cell office:value-type="float" office:value="286.33199999999999" table:style-name="ce1">
            <text:p>286.332</text:p>
          </table:table-cell>
          <table:table-cell office:value-type="float" office:value="287.98" table:style-name="ce1">
            <text:p>287.98</text:p>
          </table:table-cell>
          <table:table-cell office:value-type="float" office:value="288.03899999999999" table:style-name="ce1">
            <text:p>288.039</text:p>
          </table:table-cell>
          <table:table-cell office:value-type="float" office:value="291.041" table:style-name="ce1">
            <text:p>291.041</text:p>
          </table:table-cell>
          <table:table-cell office:value-type="float" office:value="290.26400000000001" table:style-name="ce1">
            <text:p>290.264</text:p>
          </table:table-cell>
          <table:table-cell office:value-type="float" office:value="289.18799999999999" table:style-name="ce1">
            <text:p>289.188</text:p>
          </table:table-cell>
          <table:table-cell office:value-type="float" office:value="286.44600000000003" table:style-name="ce1">
            <text:p>286.446</text:p>
          </table:table-cell>
          <table:table-cell office:value-type="float" office:value="287.779" table:style-name="ce1">
            <text:p>287.779</text:p>
          </table:table-cell>
          <table:table-cell office:value-type="float" office:value="289.61700000000002" table:style-name="ce1">
            <text:p>289.617</text:p>
          </table:table-cell>
          <table:table-cell office:value-type="float" office:value="288.88900000000001" table:style-name="ce1">
            <text:p>288.889</text:p>
          </table:table-cell>
          <table:table-cell office:value-type="float" office:value="290.50900000000001" table:style-name="ce1">
            <text:p>290.509</text:p>
          </table:table-cell>
          <table:table-cell office:value-type="float" office:value="288.089" table:style-name="ce1">
            <text:p>288.089</text:p>
          </table:table-cell>
          <table:table-cell office:value-type="float" office:value="287.77800000000002" table:style-name="ce1">
            <text:p>287.778</text:p>
          </table:table-cell>
          <table:table-cell office:value-type="float" office:value="291.97199999999998" table:style-name="ce1">
            <text:p>291.972</text:p>
          </table:table-cell>
          <table:table-cell office:value-type="float" office:value="291.036" table:style-name="ce1">
            <text:p>291.036</text:p>
          </table:table-cell>
          <table:table-cell office:value-type="float" office:value="291.52100000000002" table:style-name="ce1">
            <text:p>291.521</text:p>
          </table:table-cell>
          <table:table-cell office:value-type="float" office:value="293.89699999999999" table:style-name="ce1">
            <text:p>293.897</text:p>
          </table:table-cell>
          <table:table-cell office:value-type="float" office:value="293.56599999999997" table:style-name="ce1">
            <text:p>293.566</text:p>
          </table:table-cell>
          <table:table-cell table:style-name="ce1"/>
          <table:table-cell office:value-type="float" office:value="289.12037931034484" table:formula="of:=AVERAGE([.C10:.AE10])" table:style-name="ce1">
            <text:p>289.120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94.69099999999997" table:style-name="ce1">
            <text:p>394.691</text:p>
          </table:table-cell>
          <table:table-cell office:value-type="float" office:value="394.53800000000001" table:style-name="ce1">
            <text:p>394.538</text:p>
          </table:table-cell>
          <table:table-cell office:value-type="float" office:value="400.23099999999999" table:style-name="ce1">
            <text:p>400.231</text:p>
          </table:table-cell>
          <table:table-cell office:value-type="float" office:value="393.96" table:style-name="ce1">
            <text:p>393.96</text:p>
          </table:table-cell>
          <table:table-cell office:value-type="float" office:value="397.85199999999998" table:style-name="ce1">
            <text:p>397.852</text:p>
          </table:table-cell>
          <table:table-cell office:value-type="float" office:value="398.90600000000001" table:style-name="ce1">
            <text:p>398.906</text:p>
          </table:table-cell>
          <table:table-cell office:value-type="float" office:value="401.49400000000003" table:style-name="ce1">
            <text:p>401.494</text:p>
          </table:table-cell>
          <table:table-cell office:value-type="float" office:value="403.87400000000002" table:style-name="ce1">
            <text:p>403.874</text:p>
          </table:table-cell>
          <table:table-cell office:value-type="float" office:value="397.18799999999999" table:style-name="ce1">
            <text:p>397.188</text:p>
          </table:table-cell>
          <table:table-cell office:value-type="float" office:value="398.00400000000002" table:style-name="ce1">
            <text:p>398.004</text:p>
          </table:table-cell>
          <table:table-cell office:value-type="float" office:value="394.053" table:style-name="ce1">
            <text:p>394.053</text:p>
          </table:table-cell>
          <table:table-cell office:value-type="float" office:value="393.976" table:style-name="ce1">
            <text:p>393.976</text:p>
          </table:table-cell>
          <table:table-cell office:value-type="float" office:value="398.596" table:style-name="ce1">
            <text:p>398.596</text:p>
          </table:table-cell>
          <table:table-cell office:value-type="float" office:value="396.51799999999997" table:style-name="ce1">
            <text:p>396.518</text:p>
          </table:table-cell>
          <table:table-cell office:value-type="float" office:value="394.98200000000003" table:style-name="ce1">
            <text:p>394.982</text:p>
          </table:table-cell>
          <table:table-cell office:value-type="float" office:value="399.32400000000001" table:style-name="ce1">
            <text:p>399.324</text:p>
          </table:table-cell>
          <table:table-cell office:value-type="float" office:value="396.952" table:style-name="ce1">
            <text:p>396.952</text:p>
          </table:table-cell>
          <table:table-cell office:value-type="float" office:value="394.73200000000003" table:style-name="ce1">
            <text:p>394.732</text:p>
          </table:table-cell>
          <table:table-cell office:value-type="float" office:value="398.495" table:style-name="ce1">
            <text:p>398.495</text:p>
          </table:table-cell>
          <table:table-cell office:value-type="float" office:value="394.56799999999998" table:style-name="ce1">
            <text:p>394.568</text:p>
          </table:table-cell>
          <table:table-cell office:value-type="float" office:value="394.93599999999998" table:style-name="ce1">
            <text:p>394.936</text:p>
          </table:table-cell>
          <table:table-cell office:value-type="float" office:value="396.13600000000002" table:style-name="ce1">
            <text:p>396.136</text:p>
          </table:table-cell>
          <table:table-cell office:value-type="float" office:value="399.928" table:style-name="ce1">
            <text:p>399.928</text:p>
          </table:table-cell>
          <table:table-cell office:value-type="float" office:value="395.59500000000003" table:style-name="ce1">
            <text:p>395.595</text:p>
          </table:table-cell>
          <table:table-cell office:value-type="float" office:value="397.61099999999999" table:style-name="ce1">
            <text:p>397.611</text:p>
          </table:table-cell>
          <table:table-cell office:value-type="float" office:value="394.142" table:style-name="ce1">
            <text:p>394.142</text:p>
          </table:table-cell>
          <table:table-cell office:value-type="float" office:value="399.92599999999999" table:style-name="ce1">
            <text:p>399.926</text:p>
          </table:table-cell>
          <table:table-cell office:value-type="float" office:value="395.73500000000001" table:style-name="ce1">
            <text:p>395.735</text:p>
          </table:table-cell>
          <table:table-cell office:value-type="float" office:value="394.30599999999998" table:style-name="ce1">
            <text:p>394.306</text:p>
          </table:table-cell>
          <table:table-cell office:value-type="float" office:value="398.3" table:style-name="ce1">
            <text:p>398.3</text:p>
          </table:table-cell>
          <table:table-cell table:style-name="ce1"/>
          <table:table-cell office:value-type="float" office:value="397.06406896551727" table:formula="of:=AVERAGE([.C11:.AE11])" table:style-name="ce1">
            <text:p>397.064069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5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0942899999999995" table:style-name="ce1">
            <text:p>0.809429</text:p>
          </table:table-cell>
          <table:table-cell office:value-type="float" office:value="0.79010800000000003" table:style-name="ce1">
            <text:p>0.790108</text:p>
          </table:table-cell>
          <table:table-cell office:value-type="float" office:value="0.81440599999999996" table:style-name="ce1">
            <text:p>0.814406</text:p>
          </table:table-cell>
          <table:table-cell office:value-type="float" office:value="0.82113800000000003" table:style-name="ce1">
            <text:p>0.821138</text:p>
          </table:table-cell>
          <table:table-cell office:value-type="float" office:value="0.82143100000000002" table:style-name="ce1">
            <text:p>0.821431</text:p>
          </table:table-cell>
          <table:table-cell office:value-type="float" office:value="0.83314100000000002" table:style-name="ce1">
            <text:p>0.833141</text:p>
          </table:table-cell>
          <table:table-cell office:value-type="float" office:value="0.84894899999999995" table:style-name="ce1">
            <text:p>0.848949</text:p>
          </table:table-cell>
          <table:table-cell office:value-type="float" office:value="0.82816500000000004" table:style-name="ce1">
            <text:p>0.828165</text:p>
          </table:table-cell>
          <table:table-cell office:value-type="float" office:value="0.82552999999999999" table:style-name="ce1">
            <text:p>0.82553</text:p>
          </table:table-cell>
          <table:table-cell office:value-type="float" office:value="0.78161800000000003" table:style-name="ce1">
            <text:p>0.781618</text:p>
          </table:table-cell>
          <table:table-cell office:value-type="float" office:value="0.82230999999999999" table:style-name="ce1">
            <text:p>0.82231</text:p>
          </table:table-cell>
          <table:table-cell office:value-type="float" office:value="0.80650100000000002" table:style-name="ce1">
            <text:p>0.806501</text:p>
          </table:table-cell>
          <table:table-cell office:value-type="float" office:value="0.81528400000000001" table:style-name="ce1">
            <text:p>0.815284</text:p>
          </table:table-cell>
          <table:table-cell office:value-type="float" office:value="0.82640800000000003" table:style-name="ce1">
            <text:p>0.826408</text:p>
          </table:table-cell>
          <table:table-cell office:value-type="float" office:value="0.89198200000000005" table:style-name="ce1">
            <text:p>0.891982</text:p>
          </table:table-cell>
          <table:table-cell office:value-type="float" office:value="0.82640800000000003" table:style-name="ce1">
            <text:p>0.826408</text:p>
          </table:table-cell>
          <table:table-cell office:value-type="float" office:value="0.84133800000000003" table:style-name="ce1">
            <text:p>0.841338</text:p>
          </table:table-cell>
          <table:table-cell office:value-type="float" office:value="0.83167800000000003" table:style-name="ce1">
            <text:p>0.831678</text:p>
          </table:table-cell>
          <table:table-cell office:value-type="float" office:value="0.82670100000000002" table:style-name="ce1">
            <text:p>0.826701</text:p>
          </table:table-cell>
          <table:table-cell office:value-type="float" office:value="0.81499100000000002" table:style-name="ce1">
            <text:p>0.814991</text:p>
          </table:table-cell>
          <table:table-cell office:value-type="float" office:value="0.79830500000000004" table:style-name="ce1">
            <text:p>0.798305</text:p>
          </table:table-cell>
          <table:table-cell office:value-type="float" office:value="0.85685299999999998" table:style-name="ce1">
            <text:p>0.856853</text:p>
          </table:table-cell>
          <table:table-cell office:value-type="float" office:value="0.86856299999999997" table:style-name="ce1">
            <text:p>0.868563</text:p>
          </table:table-cell>
          <table:table-cell office:value-type="float" office:value="0.81616200000000005" table:style-name="ce1">
            <text:p>0.816162</text:p>
          </table:table-cell>
          <table:table-cell office:value-type="float" office:value="0.80620899999999995" table:style-name="ce1">
            <text:p>0.806209</text:p>
          </table:table-cell>
          <table:table-cell office:value-type="float" office:value="0.81147800000000003" table:style-name="ce1">
            <text:p>0.811478</text:p>
          </table:table-cell>
          <table:table-cell office:value-type="float" office:value="0.81352800000000003" table:style-name="ce1">
            <text:p>0.813528</text:p>
          </table:table-cell>
          <table:table-cell office:value-type="float" office:value="0.81469899999999995" table:style-name="ce1">
            <text:p>0.814699</text:p>
          </table:table-cell>
          <table:table-cell office:value-type="float" office:value="0.84192299999999998" table:style-name="ce1">
            <text:p>0.841923</text:p>
          </table:table-cell>
          <table:table-cell office:value-type="float" office:value="0.80825800000000003" table:style-name="ce1">
            <text:p>0.808258</text:p>
          </table:table-cell>
          <table:table-cell table:style-name="ce1"/>
          <table:table-cell office:value-type="float" office:value="0.82427810344827601" table:formula="of:=AVERAGE([.C2:.AE2])" table:style-name="ce1">
            <text:p>0.824278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1235499999999998" table:style-name="ce1">
            <text:p>3.12355</text:p>
          </table:table-cell>
          <table:table-cell office:value-type="float" office:value="3.2078600000000002" table:style-name="ce1">
            <text:p>3.20786</text:p>
          </table:table-cell>
          <table:table-cell office:value-type="float" office:value="3.2096100000000001" table:style-name="ce1">
            <text:p>3.20961</text:p>
          </table:table-cell>
          <table:table-cell office:value-type="float" office:value="3.2008299999999998" table:style-name="ce1">
            <text:p>3.20083</text:p>
          </table:table-cell>
          <table:table-cell office:value-type="float" office:value="3.2081499999999998" table:style-name="ce1">
            <text:p>3.20815</text:p>
          </table:table-cell>
          <table:table-cell office:value-type="float" office:value="3.2151700000000001" table:style-name="ce1">
            <text:p>3.21517</text:p>
          </table:table-cell>
          <table:table-cell office:value-type="float" office:value="3.5635400000000002" table:style-name="ce1">
            <text:p>3.56354</text:p>
          </table:table-cell>
          <table:table-cell office:value-type="float" office:value="4.1384800000000004" table:style-name="ce1">
            <text:p>4.13848</text:p>
          </table:table-cell>
          <table:table-cell office:value-type="float" office:value="3.2110799999999999" table:style-name="ce1">
            <text:p>3.21108</text:p>
          </table:table-cell>
          <table:table-cell office:value-type="float" office:value="3.21313" table:style-name="ce1">
            <text:p>3.21313</text:p>
          </table:table-cell>
          <table:table-cell office:value-type="float" office:value="3.2789899999999998" table:style-name="ce1">
            <text:p>3.27899</text:p>
          </table:table-cell>
          <table:table-cell office:value-type="float" office:value="3.2052200000000002" table:style-name="ce1">
            <text:p>3.20522</text:p>
          </table:table-cell>
          <table:table-cell office:value-type="float" office:value="3.2052200000000002" table:style-name="ce1">
            <text:p>3.20522</text:p>
          </table:table-cell>
          <table:table-cell office:value-type="float" office:value="3.20844" table:style-name="ce1">
            <text:p>3.20844</text:p>
          </table:table-cell>
          <table:table-cell office:value-type="float" office:value="3.2046399999999999" table:style-name="ce1">
            <text:p>3.20464</text:p>
          </table:table-cell>
          <table:table-cell office:value-type="float" office:value="3.4634200000000002" table:style-name="ce1">
            <text:p>3.46342</text:p>
          </table:table-cell>
          <table:table-cell office:value-type="float" office:value="3.6619000000000002" table:style-name="ce1">
            <text:p>3.6619</text:p>
          </table:table-cell>
          <table:table-cell office:value-type="float" office:value="3.23977" table:style-name="ce1">
            <text:p>3.23977</text:p>
          </table:table-cell>
          <table:table-cell office:value-type="float" office:value="3.3185099999999998" table:style-name="ce1">
            <text:p>3.31851</text:p>
          </table:table-cell>
          <table:table-cell office:value-type="float" office:value="3.3472" table:style-name="ce1">
            <text:p>3.3472</text:p>
          </table:table-cell>
          <table:table-cell office:value-type="float" office:value="3.2113700000000001" table:style-name="ce1">
            <text:p>3.21137</text:p>
          </table:table-cell>
          <table:table-cell office:value-type="float" office:value="3.2175199999999999" table:style-name="ce1">
            <text:p>3.21752</text:p>
          </table:table-cell>
          <table:table-cell office:value-type="float" office:value="3.2063899999999999" table:style-name="ce1">
            <text:p>3.20639</text:p>
          </table:table-cell>
          <table:table-cell office:value-type="float" office:value="3.2113700000000001" table:style-name="ce1">
            <text:p>3.21137</text:p>
          </table:table-cell>
          <table:table-cell office:value-type="float" office:value="3.2101999999999999" table:style-name="ce1">
            <text:p>3.2102</text:p>
          </table:table-cell>
          <table:table-cell office:value-type="float" office:value="3.1990699999999999" table:style-name="ce1">
            <text:p>3.19907</text:p>
          </table:table-cell>
          <table:table-cell office:value-type="float" office:value="3.5691000000000002" table:style-name="ce1">
            <text:p>3.5691</text:p>
          </table:table-cell>
          <table:table-cell office:value-type="float" office:value="3.5644200000000001" table:style-name="ce1">
            <text:p>3.56442</text:p>
          </table:table-cell>
          <table:table-cell office:value-type="float" office:value="3.6563400000000001" table:style-name="ce1">
            <text:p>3.65634</text:p>
          </table:table-cell>
          <table:table-cell office:value-type="float" office:value="3.2186900000000001" table:style-name="ce1">
            <text:p>3.21869</text:p>
          </table:table-cell>
          <table:table-cell table:style-name="ce1"/>
          <table:table-cell office:value-type="float" office:value="3.3298493103448275" table:formula="of:=AVERAGE([.C3:.AE3])" table:style-name="ce1">
            <text:p>3.32984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76" table:style-name="ce1">
            <text:p>10.76</text:p>
          </table:table-cell>
          <table:table-cell office:value-type="float" office:value="9.8117999999999999" table:style-name="ce1">
            <text:p>9.8118</text:p>
          </table:table-cell>
          <table:table-cell office:value-type="float" office:value="10.242699999999999" table:style-name="ce1">
            <text:p>10.2427</text:p>
          </table:table-cell>
          <table:table-cell office:value-type="float" office:value="9.4616799999999994" table:style-name="ce1">
            <text:p>9.46168</text:p>
          </table:table-cell>
          <table:table-cell office:value-type="float" office:value="10.116" table:style-name="ce1">
            <text:p>10.116</text:p>
          </table:table-cell>
          <table:table-cell office:value-type="float" office:value="9.8381500000000006" table:style-name="ce1">
            <text:p>9.83815</text:p>
          </table:table-cell>
          <table:table-cell office:value-type="float" office:value="9.6224000000000007" table:style-name="ce1">
            <text:p>9.6224</text:p>
          </table:table-cell>
          <table:table-cell office:value-type="float" office:value="10.015599999999999" table:style-name="ce1">
            <text:p>10.0156</text:p>
          </table:table-cell>
          <table:table-cell office:value-type="float" office:value="10.0527" table:style-name="ce1">
            <text:p>10.0527</text:p>
          </table:table-cell>
          <table:table-cell office:value-type="float" office:value="9.5474599999999992" table:style-name="ce1">
            <text:p>9.54746</text:p>
          </table:table-cell>
          <table:table-cell office:value-type="float" office:value="9.8820599999999992" table:style-name="ce1">
            <text:p>9.88206</text:p>
          </table:table-cell>
          <table:table-cell office:value-type="float" office:value="9.8246800000000007" table:style-name="ce1">
            <text:p>9.82468</text:p>
          </table:table-cell>
          <table:table-cell office:value-type="float" office:value="9.4824699999999993" table:style-name="ce1">
            <text:p>9.48247</text:p>
          </table:table-cell>
          <table:table-cell office:value-type="float" office:value="9.8756199999999996" table:style-name="ce1">
            <text:p>9.87562</text:p>
          </table:table-cell>
          <table:table-cell office:value-type="float" office:value="9.7980400000000003" table:style-name="ce1">
            <text:p>9.79804</text:p>
          </table:table-cell>
          <table:table-cell office:value-type="float" office:value="10.0595" table:style-name="ce1">
            <text:p>10.0595</text:p>
          </table:table-cell>
          <table:table-cell office:value-type="float" office:value="9.4581700000000009" table:style-name="ce1">
            <text:p>9.45817</text:p>
          </table:table-cell>
          <table:table-cell office:value-type="float" office:value="10.1218" table:style-name="ce1">
            <text:p>10.1218</text:p>
          </table:table-cell>
          <table:table-cell office:value-type="float" office:value="10.078799999999999" table:style-name="ce1">
            <text:p>10.0788</text:p>
          </table:table-cell>
          <table:table-cell office:value-type="float" office:value="9.8583499999999997" table:style-name="ce1">
            <text:p>9.85835</text:p>
          </table:table-cell>
          <table:table-cell office:value-type="float" office:value="10.1122" table:style-name="ce1">
            <text:p>10.1122</text:p>
          </table:table-cell>
          <table:table-cell office:value-type="float" office:value="10.035500000000001" table:style-name="ce1">
            <text:p>10.0355</text:p>
          </table:table-cell>
          <table:table-cell office:value-type="float" office:value="9.5986899999999995" table:style-name="ce1">
            <text:p>9.59869</text:p>
          </table:table-cell>
          <table:table-cell office:value-type="float" office:value="9.5374999999999996" table:style-name="ce1">
            <text:p>9.5375</text:p>
          </table:table-cell>
          <table:table-cell office:value-type="float" office:value="9.9157299999999999" table:style-name="ce1">
            <text:p>9.91573</text:p>
          </table:table-cell>
          <table:table-cell office:value-type="float" office:value="9.9414899999999999" table:style-name="ce1">
            <text:p>9.94149</text:p>
          </table:table-cell>
          <table:table-cell office:value-type="float" office:value="10.061199999999999" table:style-name="ce1">
            <text:p>10.0612</text:p>
          </table:table-cell>
          <table:table-cell office:value-type="float" office:value="9.9839300000000009" table:style-name="ce1">
            <text:p>9.98393</text:p>
          </table:table-cell>
          <table:table-cell office:value-type="float" office:value="9.5799500000000002" table:style-name="ce1">
            <text:p>9.57995</text:p>
          </table:table-cell>
          <table:table-cell office:value-type="float" office:value="9.5676600000000001" table:style-name="ce1">
            <text:p>9.56766</text:p>
          </table:table-cell>
          <table:table-cell table:style-name="ce1"/>
          <table:table-cell office:value-type="float" office:value="9.8442010344827562" table:formula="of:=AVERAGE([.C4:.AE4])" table:style-name="ce1">
            <text:p>9.84420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4.522600000000001" table:style-name="ce1">
            <text:p>24.5226</text:p>
          </table:table-cell>
          <table:table-cell office:value-type="float" office:value="24.2" table:style-name="ce1">
            <text:p>24.2</text:p>
          </table:table-cell>
          <table:table-cell office:value-type="float" office:value="24.255400000000002" table:style-name="ce1">
            <text:p>24.2554</text:p>
          </table:table-cell>
          <table:table-cell office:value-type="float" office:value="24.286999999999999" table:style-name="ce1">
            <text:p>24.287</text:p>
          </table:table-cell>
          <table:table-cell office:value-type="float" office:value="24.2545" table:style-name="ce1">
            <text:p>24.2545</text:p>
          </table:table-cell>
          <table:table-cell office:value-type="float" office:value="24.133600000000001" table:style-name="ce1">
            <text:p>24.1336</text:p>
          </table:table-cell>
          <table:table-cell office:value-type="float" office:value="24.098400000000002" table:style-name="ce1">
            <text:p>24.0984</text:p>
          </table:table-cell>
          <table:table-cell office:value-type="float" office:value="24.745100000000001" table:style-name="ce1">
            <text:p>24.7451</text:p>
          </table:table-cell>
          <table:table-cell office:value-type="float" office:value="24.396699999999999" table:style-name="ce1">
            <text:p>24.3967</text:p>
          </table:table-cell>
          <table:table-cell office:value-type="float" office:value="24.207899999999999" table:style-name="ce1">
            <text:p>24.2079</text:p>
          </table:table-cell>
          <table:table-cell office:value-type="float" office:value="23.9374" table:style-name="ce1">
            <text:p>23.9374</text:p>
          </table:table-cell>
          <table:table-cell office:value-type="float" office:value="23.815999999999999" table:style-name="ce1">
            <text:p>23.816</text:p>
          </table:table-cell>
          <table:table-cell office:value-type="float" office:value="24.3842" table:style-name="ce1">
            <text:p>24.3842</text:p>
          </table:table-cell>
          <table:table-cell office:value-type="float" office:value="24.270900000000001" table:style-name="ce1">
            <text:p>24.2709</text:p>
          </table:table-cell>
          <table:table-cell office:value-type="float" office:value="23.941800000000001" table:style-name="ce1">
            <text:p>23.9418</text:p>
          </table:table-cell>
          <table:table-cell office:value-type="float" office:value="24.008600000000001" table:style-name="ce1">
            <text:p>24.0086</text:p>
          </table:table-cell>
          <table:table-cell office:value-type="float" office:value="24.468499999999999" table:style-name="ce1">
            <text:p>24.4685</text:p>
          </table:table-cell>
          <table:table-cell office:value-type="float" office:value="23.6157" table:style-name="ce1">
            <text:p>23.6157</text:p>
          </table:table-cell>
          <table:table-cell office:value-type="float" office:value="24.708500000000001" table:style-name="ce1">
            <text:p>24.7085</text:p>
          </table:table-cell>
          <table:table-cell office:value-type="float" office:value="24.019100000000002" table:style-name="ce1">
            <text:p>24.0191</text:p>
          </table:table-cell>
          <table:table-cell office:value-type="float" office:value="24.457599999999999" table:style-name="ce1">
            <text:p>24.4576</text:p>
          </table:table-cell>
          <table:table-cell office:value-type="float" office:value="24.337900000000001" table:style-name="ce1">
            <text:p>24.3379</text:p>
          </table:table-cell>
          <table:table-cell office:value-type="float" office:value="23.775300000000001" table:style-name="ce1">
            <text:p>23.7753</text:p>
          </table:table-cell>
          <table:table-cell office:value-type="float" office:value="23.584399999999999" table:style-name="ce1">
            <text:p>23.5844</text:p>
          </table:table-cell>
          <table:table-cell office:value-type="float" office:value="34.628300000000003" table:style-name="ce1">
            <text:p>34.6283</text:p>
          </table:table-cell>
          <table:table-cell office:value-type="float" office:value="24.229299999999999" table:style-name="ce1">
            <text:p>24.2293</text:p>
          </table:table-cell>
          <table:table-cell office:value-type="float" office:value="23.7896" table:style-name="ce1">
            <text:p>23.7896</text:p>
          </table:table-cell>
          <table:table-cell office:value-type="float" office:value="24.282599999999999" table:style-name="ce1">
            <text:p>24.2826</text:p>
          </table:table-cell>
          <table:table-cell office:value-type="float" office:value="24.929500000000001" table:style-name="ce1">
            <text:p>24.9295</text:p>
          </table:table-cell>
          <table:table-cell office:value-type="float" office:value="23.8751" table:style-name="ce1">
            <text:p>23.8751</text:p>
          </table:table-cell>
          <table:table-cell table:style-name="ce1"/>
          <table:table-cell office:value-type="float" office:value="24.539272413793096" table:formula="of:=AVERAGE([.C5:.AE5])" table:style-name="ce1">
            <text:p>24.5392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8.113999999999997" table:style-name="ce1">
            <text:p>48.114</text:p>
          </table:table-cell>
          <table:table-cell office:value-type="float" office:value="46.906799999999997" table:style-name="ce1">
            <text:p>46.9068</text:p>
          </table:table-cell>
          <table:table-cell office:value-type="float" office:value="47.256900000000002" table:style-name="ce1">
            <text:p>47.2569</text:p>
          </table:table-cell>
          <table:table-cell office:value-type="float" office:value="46.703000000000003" table:style-name="ce1">
            <text:p>46.703</text:p>
          </table:table-cell>
          <table:table-cell office:value-type="float" office:value="46.935200000000002" table:style-name="ce1">
            <text:p>46.9352</text:p>
          </table:table-cell>
          <table:table-cell office:value-type="float" office:value="46.707999999999998" table:style-name="ce1">
            <text:p>46.708</text:p>
          </table:table-cell>
          <table:table-cell office:value-type="float" office:value="47.621699999999997" table:style-name="ce1">
            <text:p>47.6217</text:p>
          </table:table-cell>
          <table:table-cell office:value-type="float" office:value="46.9407" table:style-name="ce1">
            <text:p>46.9407</text:p>
          </table:table-cell>
          <table:table-cell office:value-type="float" office:value="46.4756" table:style-name="ce1">
            <text:p>46.4756</text:p>
          </table:table-cell>
          <table:table-cell office:value-type="float" office:value="47.264200000000002" table:style-name="ce1">
            <text:p>47.2642</text:p>
          </table:table-cell>
          <table:table-cell office:value-type="float" office:value="47.293799999999997" table:style-name="ce1">
            <text:p>47.2938</text:p>
          </table:table-cell>
          <table:table-cell office:value-type="float" office:value="46.791699999999999" table:style-name="ce1">
            <text:p>46.7917</text:p>
          </table:table-cell>
          <table:table-cell office:value-type="float" office:value="47.422899999999998" table:style-name="ce1">
            <text:p>47.4229</text:p>
          </table:table-cell>
          <table:table-cell office:value-type="float" office:value="47.489600000000003" table:style-name="ce1">
            <text:p>47.4896</text:p>
          </table:table-cell>
          <table:table-cell office:value-type="float" office:value="47.324800000000003" table:style-name="ce1">
            <text:p>47.3248</text:p>
          </table:table-cell>
          <table:table-cell office:value-type="float" office:value="47.157400000000003" table:style-name="ce1">
            <text:p>47.1574</text:p>
          </table:table-cell>
          <table:table-cell office:value-type="float" office:value="47.119599999999998" table:style-name="ce1">
            <text:p>47.1196</text:p>
          </table:table-cell>
          <table:table-cell office:value-type="float" office:value="47.123399999999997" table:style-name="ce1">
            <text:p>47.1234</text:p>
          </table:table-cell>
          <table:table-cell office:value-type="float" office:value="47.7455" table:style-name="ce1">
            <text:p>47.7455</text:p>
          </table:table-cell>
          <table:table-cell office:value-type="float" office:value="47.698399999999999" table:style-name="ce1">
            <text:p>47.6984</text:p>
          </table:table-cell>
          <table:table-cell office:value-type="float" office:value="47.285600000000002" table:style-name="ce1">
            <text:p>47.2856</text:p>
          </table:table-cell>
          <table:table-cell office:value-type="float" office:value="46.799900000000001" table:style-name="ce1">
            <text:p>46.7999</text:p>
          </table:table-cell>
          <table:table-cell office:value-type="float" office:value="47.291699999999999" table:style-name="ce1">
            <text:p>47.2917</text:p>
          </table:table-cell>
          <table:table-cell office:value-type="float" office:value="47.2654" table:style-name="ce1">
            <text:p>47.2654</text:p>
          </table:table-cell>
          <table:table-cell office:value-type="float" office:value="47.561300000000003" table:style-name="ce1">
            <text:p>47.5613</text:p>
          </table:table-cell>
          <table:table-cell office:value-type="float" office:value="47.916200000000003" table:style-name="ce1">
            <text:p>47.9162</text:p>
          </table:table-cell>
          <table:table-cell office:value-type="float" office:value="47.162599999999998" table:style-name="ce1">
            <text:p>47.1626</text:p>
          </table:table-cell>
          <table:table-cell office:value-type="float" office:value="47.5259" table:style-name="ce1">
            <text:p>47.5259</text:p>
          </table:table-cell>
          <table:table-cell office:value-type="float" office:value="46.330399999999997" table:style-name="ce1">
            <text:p>46.3304</text:p>
          </table:table-cell>
          <table:table-cell office:value-type="float" office:value="47.525599999999997" table:style-name="ce1">
            <text:p>47.5256</text:p>
          </table:table-cell>
          <table:table-cell table:style-name="ce1"/>
          <table:table-cell office:value-type="float" office:value="47.194613793103464" table:formula="of:=AVERAGE([.C6:.AE6])" table:style-name="ce1">
            <text:p>47.1946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3.041899999999998" table:style-name="ce1">
            <text:p>83.0419</text:p>
          </table:table-cell>
          <table:table-cell office:value-type="float" office:value="82.9666" table:style-name="ce1">
            <text:p>82.9666</text:p>
          </table:table-cell>
          <table:table-cell office:value-type="float" office:value="82.760800000000003" table:style-name="ce1">
            <text:p>82.7608</text:p>
          </table:table-cell>
          <table:table-cell office:value-type="float" office:value="82.167400000000001" table:style-name="ce1">
            <text:p>82.1674</text:p>
          </table:table-cell>
          <table:table-cell office:value-type="float" office:value="82.652799999999999" table:style-name="ce1">
            <text:p>82.6528</text:p>
          </table:table-cell>
          <table:table-cell office:value-type="float" office:value="86.272599999999997" table:style-name="ce1">
            <text:p>86.2726</text:p>
          </table:table-cell>
          <table:table-cell office:value-type="float" office:value="82.871499999999997" table:style-name="ce1">
            <text:p>82.8715</text:p>
          </table:table-cell>
          <table:table-cell office:value-type="float" office:value="82.644000000000005" table:style-name="ce1">
            <text:p>82.644</text:p>
          </table:table-cell>
          <table:table-cell office:value-type="float" office:value="82.735100000000003" table:style-name="ce1">
            <text:p>82.7351</text:p>
          </table:table-cell>
          <table:table-cell office:value-type="float" office:value="82.533100000000005" table:style-name="ce1">
            <text:p>82.5331</text:p>
          </table:table-cell>
          <table:table-cell office:value-type="float" office:value="82.869100000000003" table:style-name="ce1">
            <text:p>82.8691</text:p>
          </table:table-cell>
          <table:table-cell office:value-type="float" office:value="82.530199999999994" table:style-name="ce1">
            <text:p>82.5302</text:p>
          </table:table-cell>
          <table:table-cell office:value-type="float" office:value="82.165400000000005" table:style-name="ce1">
            <text:p>82.1654</text:p>
          </table:table-cell>
          <table:table-cell office:value-type="float" office:value="83.844800000000006" table:style-name="ce1">
            <text:p>83.8448</text:p>
          </table:table-cell>
          <table:table-cell office:value-type="float" office:value="82.454599999999999" table:style-name="ce1">
            <text:p>82.4546</text:p>
          </table:table-cell>
          <table:table-cell office:value-type="float" office:value="82.227699999999999" table:style-name="ce1">
            <text:p>82.2277</text:p>
          </table:table-cell>
          <table:table-cell office:value-type="float" office:value="82.486500000000007" table:style-name="ce1">
            <text:p>82.4865</text:p>
          </table:table-cell>
          <table:table-cell office:value-type="float" office:value="83.220100000000002" table:style-name="ce1">
            <text:p>83.2201</text:p>
          </table:table-cell>
          <table:table-cell office:value-type="float" office:value="81.909499999999994" table:style-name="ce1">
            <text:p>81.9095</text:p>
          </table:table-cell>
          <table:table-cell office:value-type="float" office:value="82.415099999999995" table:style-name="ce1">
            <text:p>82.4151</text:p>
          </table:table-cell>
          <table:table-cell office:value-type="float" office:value="82.112700000000004" table:style-name="ce1">
            <text:p>82.1127</text:p>
          </table:table-cell>
          <table:table-cell office:value-type="float" office:value="83.140799999999999" table:style-name="ce1">
            <text:p>83.1408</text:p>
          </table:table-cell>
          <table:table-cell office:value-type="float" office:value="82.730999999999995" table:style-name="ce1">
            <text:p>82.731</text:p>
          </table:table-cell>
          <table:table-cell office:value-type="float" office:value="82.945800000000006" table:style-name="ce1">
            <text:p>82.9458</text:p>
          </table:table-cell>
          <table:table-cell office:value-type="float" office:value="83.104799999999997" table:style-name="ce1">
            <text:p>83.1048</text:p>
          </table:table-cell>
          <table:table-cell office:value-type="float" office:value="82.99" table:style-name="ce1">
            <text:p>82.99</text:p>
          </table:table-cell>
          <table:table-cell office:value-type="float" office:value="82.734499999999997" table:style-name="ce1">
            <text:p>82.7345</text:p>
          </table:table-cell>
          <table:table-cell office:value-type="float" office:value="82.466300000000004" table:style-name="ce1">
            <text:p>82.4663</text:p>
          </table:table-cell>
          <table:table-cell office:value-type="float" office:value="82.043300000000002" table:style-name="ce1">
            <text:p>82.0433</text:p>
          </table:table-cell>
          <table:table-cell office:value-type="float" office:value="91.348699999999994" table:style-name="ce1">
            <text:p>91.3487</text:p>
          </table:table-cell>
          <table:table-cell table:style-name="ce1"/>
          <table:table-cell office:value-type="float" office:value="83.080855172413777" table:formula="of:=AVERAGE([.C7:.AE7])" table:style-name="ce1">
            <text:p>83.0808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32.69399999999999" table:style-name="ce1">
            <text:p>132.694</text:p>
          </table:table-cell>
          <table:table-cell office:value-type="float" office:value="132.65" table:style-name="ce1">
            <text:p>132.65</text:p>
          </table:table-cell>
          <table:table-cell office:value-type="float" office:value="132.26" table:style-name="ce1">
            <text:p>132.26</text:p>
          </table:table-cell>
          <table:table-cell office:value-type="float" office:value="132.042" table:style-name="ce1">
            <text:p>132.042</text:p>
          </table:table-cell>
          <table:table-cell office:value-type="float" office:value="132.333" table:style-name="ce1">
            <text:p>132.333</text:p>
          </table:table-cell>
          <table:table-cell office:value-type="float" office:value="132.61099999999999" table:style-name="ce1">
            <text:p>132.611</text:p>
          </table:table-cell>
          <table:table-cell office:value-type="float" office:value="133.81200000000001" table:style-name="ce1">
            <text:p>133.812</text:p>
          </table:table-cell>
          <table:table-cell office:value-type="float" office:value="132.136" table:style-name="ce1">
            <text:p>132.136</text:p>
          </table:table-cell>
          <table:table-cell office:value-type="float" office:value="132.34200000000001" table:style-name="ce1">
            <text:p>132.342</text:p>
          </table:table-cell>
          <table:table-cell office:value-type="float" office:value="132.691" table:style-name="ce1">
            <text:p>132.691</text:p>
          </table:table-cell>
          <table:table-cell office:value-type="float" office:value="132.715" table:style-name="ce1">
            <text:p>132.715</text:p>
          </table:table-cell>
          <table:table-cell office:value-type="float" office:value="132.03200000000001" table:style-name="ce1">
            <text:p>132.032</text:p>
          </table:table-cell>
          <table:table-cell office:value-type="float" office:value="132.53299999999999" table:style-name="ce1">
            <text:p>132.533</text:p>
          </table:table-cell>
          <table:table-cell office:value-type="float" office:value="133.983" table:style-name="ce1">
            <text:p>133.983</text:p>
          </table:table-cell>
          <table:table-cell office:value-type="float" office:value="132.56899999999999" table:style-name="ce1">
            <text:p>132.569</text:p>
          </table:table-cell>
          <table:table-cell office:value-type="float" office:value="133.529" table:style-name="ce1">
            <text:p>133.529</text:p>
          </table:table-cell>
          <table:table-cell office:value-type="float" office:value="132.55600000000001" table:style-name="ce1">
            <text:p>132.556</text:p>
          </table:table-cell>
          <table:table-cell office:value-type="float" office:value="139.405" table:style-name="ce1">
            <text:p>139.405</text:p>
          </table:table-cell>
          <table:table-cell office:value-type="float" office:value="132.15199999999999" table:style-name="ce1">
            <text:p>132.152</text:p>
          </table:table-cell>
          <table:table-cell office:value-type="float" office:value="132.73500000000001" table:style-name="ce1">
            <text:p>132.735</text:p>
          </table:table-cell>
          <table:table-cell office:value-type="float" office:value="132.26499999999999" table:style-name="ce1">
            <text:p>132.265</text:p>
          </table:table-cell>
          <table:table-cell office:value-type="float" office:value="132.94200000000001" table:style-name="ce1">
            <text:p>132.942</text:p>
          </table:table-cell>
          <table:table-cell office:value-type="float" office:value="131.84899999999999" table:style-name="ce1">
            <text:p>131.849</text:p>
          </table:table-cell>
          <table:table-cell office:value-type="float" office:value="131.89599999999999" table:style-name="ce1">
            <text:p>131.896</text:p>
          </table:table-cell>
          <table:table-cell office:value-type="float" office:value="132.70099999999999" table:style-name="ce1">
            <text:p>132.701</text:p>
          </table:table-cell>
          <table:table-cell office:value-type="float" office:value="133.417" table:style-name="ce1">
            <text:p>133.417</text:p>
          </table:table-cell>
          <table:table-cell office:value-type="float" office:value="132.25899999999999" table:style-name="ce1">
            <text:p>132.259</text:p>
          </table:table-cell>
          <table:table-cell office:value-type="float" office:value="133.62799999999999" table:style-name="ce1">
            <text:p>133.628</text:p>
          </table:table-cell>
          <table:table-cell office:value-type="float" office:value="134.14500000000001" table:style-name="ce1">
            <text:p>134.145</text:p>
          </table:table-cell>
          <table:table-cell office:value-type="float" office:value="132.17400000000001" table:style-name="ce1">
            <text:p>132.174</text:p>
          </table:table-cell>
          <table:table-cell table:style-name="ce1"/>
          <table:table-cell office:value-type="float" office:value="132.90903448275861" table:formula="of:=AVERAGE([.C8:.AE8])" table:style-name="ce1">
            <text:p>132.909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00.31800000000001" table:style-name="ce1">
            <text:p>200.318</text:p>
          </table:table-cell>
          <table:table-cell office:value-type="float" office:value="200.083" table:style-name="ce1">
            <text:p>200.083</text:p>
          </table:table-cell>
          <table:table-cell office:value-type="float" office:value="199.554" table:style-name="ce1">
            <text:p>199.554</text:p>
          </table:table-cell>
          <table:table-cell office:value-type="float" office:value="199.43199999999999" table:style-name="ce1">
            <text:p>199.432</text:p>
          </table:table-cell>
          <table:table-cell office:value-type="float" office:value="201.54599999999999" table:style-name="ce1">
            <text:p>201.546</text:p>
          </table:table-cell>
          <table:table-cell office:value-type="float" office:value="201.292" table:style-name="ce1">
            <text:p>201.292</text:p>
          </table:table-cell>
          <table:table-cell office:value-type="float" office:value="201.14" table:style-name="ce1">
            <text:p>201.14</text:p>
          </table:table-cell>
          <table:table-cell office:value-type="float" office:value="199.44399999999999" table:style-name="ce1">
            <text:p>199.444</text:p>
          </table:table-cell>
          <table:table-cell office:value-type="float" office:value="201.13900000000001" table:style-name="ce1">
            <text:p>201.139</text:p>
          </table:table-cell>
          <table:table-cell office:value-type="float" office:value="199.40199999999999" table:style-name="ce1">
            <text:p>199.402</text:p>
          </table:table-cell>
          <table:table-cell office:value-type="float" office:value="200.654" table:style-name="ce1">
            <text:p>200.654</text:p>
          </table:table-cell>
          <table:table-cell office:value-type="float" office:value="201.815" table:style-name="ce1">
            <text:p>201.815</text:p>
          </table:table-cell>
          <table:table-cell office:value-type="float" office:value="201.03899999999999" table:style-name="ce1">
            <text:p>201.039</text:p>
          </table:table-cell>
          <table:table-cell office:value-type="float" office:value="200.947" table:style-name="ce1">
            <text:p>200.947</text:p>
          </table:table-cell>
          <table:table-cell office:value-type="float" office:value="199.23099999999999" table:style-name="ce1">
            <text:p>199.231</text:p>
          </table:table-cell>
          <table:table-cell office:value-type="float" office:value="201.84399999999999" table:style-name="ce1">
            <text:p>201.844</text:p>
          </table:table-cell>
          <table:table-cell office:value-type="float" office:value="200.536" table:style-name="ce1">
            <text:p>200.536</text:p>
          </table:table-cell>
          <table:table-cell office:value-type="float" office:value="200.38499999999999" table:style-name="ce1">
            <text:p>200.385</text:p>
          </table:table-cell>
          <table:table-cell office:value-type="float" office:value="202.54300000000001" table:style-name="ce1">
            <text:p>202.543</text:p>
          </table:table-cell>
          <table:table-cell office:value-type="float" office:value="202.73699999999999" table:style-name="ce1">
            <text:p>202.737</text:p>
          </table:table-cell>
          <table:table-cell office:value-type="float" office:value="200.52799999999999" table:style-name="ce1">
            <text:p>200.528</text:p>
          </table:table-cell>
          <table:table-cell office:value-type="float" office:value="200.19499999999999" table:style-name="ce1">
            <text:p>200.195</text:p>
          </table:table-cell>
          <table:table-cell office:value-type="float" office:value="203.69499999999999" table:style-name="ce1">
            <text:p>203.695</text:p>
          </table:table-cell>
          <table:table-cell office:value-type="float" office:value="201.309" table:style-name="ce1">
            <text:p>201.309</text:p>
          </table:table-cell>
          <table:table-cell office:value-type="float" office:value="200.59700000000001" table:style-name="ce1">
            <text:p>200.597</text:p>
          </table:table-cell>
          <table:table-cell office:value-type="float" office:value="201.714" table:style-name="ce1">
            <text:p>201.714</text:p>
          </table:table-cell>
          <table:table-cell office:value-type="float" office:value="202.30799999999999" table:style-name="ce1">
            <text:p>202.308</text:p>
          </table:table-cell>
          <table:table-cell office:value-type="float" office:value="199.661" table:style-name="ce1">
            <text:p>199.661</text:p>
          </table:table-cell>
          <table:table-cell office:value-type="float" office:value="202.62200000000001" table:style-name="ce1">
            <text:p>202.622</text:p>
          </table:table-cell>
          <table:table-cell office:value-type="float" office:value="200.16300000000001" table:style-name="ce1">
            <text:p>200.163</text:p>
          </table:table-cell>
          <table:table-cell table:style-name="ce1"/>
          <table:table-cell office:value-type="float" office:value="200.95017241379313" table:formula="of:=AVERAGE([.C9:.AE9])" table:style-name="ce1">
            <text:p>200.950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93.19400000000002" table:style-name="ce1">
            <text:p>293.194</text:p>
          </table:table-cell>
          <table:table-cell office:value-type="float" office:value="293.495" table:style-name="ce1">
            <text:p>293.495</text:p>
          </table:table-cell>
          <table:table-cell office:value-type="float" office:value="289.553" table:style-name="ce1">
            <text:p>289.553</text:p>
          </table:table-cell>
          <table:table-cell office:value-type="float" office:value="290.00299999999999" table:style-name="ce1">
            <text:p>290.003</text:p>
          </table:table-cell>
          <table:table-cell office:value-type="float" office:value="294.56299999999999" table:style-name="ce1">
            <text:p>294.563</text:p>
          </table:table-cell>
          <table:table-cell office:value-type="float" office:value="291.24599999999998" table:style-name="ce1">
            <text:p>291.246</text:p>
          </table:table-cell>
          <table:table-cell office:value-type="float" office:value="294.22300000000001" table:style-name="ce1">
            <text:p>294.223</text:p>
          </table:table-cell>
          <table:table-cell office:value-type="float" office:value="296.42899999999997" table:style-name="ce1">
            <text:p>296.429</text:p>
          </table:table-cell>
          <table:table-cell office:value-type="float" office:value="296.62700000000001" table:style-name="ce1">
            <text:p>296.627</text:p>
          </table:table-cell>
          <table:table-cell office:value-type="float" office:value="292.05500000000001" table:style-name="ce1">
            <text:p>292.055</text:p>
          </table:table-cell>
          <table:table-cell office:value-type="float" office:value="289.5" table:style-name="ce1">
            <text:p>289.5</text:p>
          </table:table-cell>
          <table:table-cell office:value-type="float" office:value="292.79199999999997" table:style-name="ce1">
            <text:p>292.792</text:p>
          </table:table-cell>
          <table:table-cell office:value-type="float" office:value="288.91399999999999" table:style-name="ce1">
            <text:p>288.914</text:p>
          </table:table-cell>
          <table:table-cell office:value-type="float" office:value="288.76100000000002" table:style-name="ce1">
            <text:p>288.761</text:p>
          </table:table-cell>
          <table:table-cell office:value-type="float" office:value="293.76799999999997" table:style-name="ce1">
            <text:p>293.768</text:p>
          </table:table-cell>
          <table:table-cell office:value-type="float" office:value="293.04599999999999" table:style-name="ce1">
            <text:p>293.046</text:p>
          </table:table-cell>
          <table:table-cell office:value-type="float" office:value="294.50599999999997" table:style-name="ce1">
            <text:p>294.506</text:p>
          </table:table-cell>
          <table:table-cell office:value-type="float" office:value="293.87700000000001" table:style-name="ce1">
            <text:p>293.877</text:p>
          </table:table-cell>
          <table:table-cell office:value-type="float" office:value="291.84899999999999" table:style-name="ce1">
            <text:p>291.849</text:p>
          </table:table-cell>
          <table:table-cell office:value-type="float" office:value="291.91399999999999" table:style-name="ce1">
            <text:p>291.914</text:p>
          </table:table-cell>
          <table:table-cell office:value-type="float" office:value="289.41800000000001" table:style-name="ce1">
            <text:p>289.418</text:p>
          </table:table-cell>
          <table:table-cell office:value-type="float" office:value="290.43" table:style-name="ce1">
            <text:p>290.43</text:p>
          </table:table-cell>
          <table:table-cell office:value-type="float" office:value="290.262" table:style-name="ce1">
            <text:p>290.262</text:p>
          </table:table-cell>
          <table:table-cell office:value-type="float" office:value="292.85000000000002" table:style-name="ce1">
            <text:p>292.85</text:p>
          </table:table-cell>
          <table:table-cell office:value-type="float" office:value="288.34300000000002" table:style-name="ce1">
            <text:p>288.343</text:p>
          </table:table-cell>
          <table:table-cell office:value-type="float" office:value="294.428" table:style-name="ce1">
            <text:p>294.428</text:p>
          </table:table-cell>
          <table:table-cell office:value-type="float" office:value="290.18400000000003" table:style-name="ce1">
            <text:p>290.184</text:p>
          </table:table-cell>
          <table:table-cell office:value-type="float" office:value="288.435" table:style-name="ce1">
            <text:p>288.435</text:p>
          </table:table-cell>
          <table:table-cell office:value-type="float" office:value="290.47800000000001" table:style-name="ce1">
            <text:p>290.478</text:p>
          </table:table-cell>
          <table:table-cell office:value-type="float" office:value="289.69" table:style-name="ce1">
            <text:p>289.69</text:p>
          </table:table-cell>
          <table:table-cell table:style-name="ce1"/>
          <table:table-cell office:value-type="float" office:value="291.78065517241384" table:formula="of:=AVERAGE([.C10:.AE10])" table:style-name="ce1">
            <text:p>291.780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98.70299999999997" table:style-name="ce1">
            <text:p>398.703</text:p>
          </table:table-cell>
          <table:table-cell office:value-type="float" office:value="393.81" table:style-name="ce1">
            <text:p>393.81</text:p>
          </table:table-cell>
          <table:table-cell office:value-type="float" office:value="395.74" table:style-name="ce1">
            <text:p>395.74</text:p>
          </table:table-cell>
          <table:table-cell office:value-type="float" office:value="394.34899999999999" table:style-name="ce1">
            <text:p>394.349</text:p>
          </table:table-cell>
          <table:table-cell office:value-type="float" office:value="394.67" table:style-name="ce1">
            <text:p>394.67</text:p>
          </table:table-cell>
          <table:table-cell office:value-type="float" office:value="394.23500000000001" table:style-name="ce1">
            <text:p>394.235</text:p>
          </table:table-cell>
          <table:table-cell office:value-type="float" office:value="396.01499999999999" table:style-name="ce1">
            <text:p>396.015</text:p>
          </table:table-cell>
          <table:table-cell office:value-type="float" office:value="395.714" table:style-name="ce1">
            <text:p>395.714</text:p>
          </table:table-cell>
          <table:table-cell office:value-type="float" office:value="395.59899999999999" table:style-name="ce1">
            <text:p>395.599</text:p>
          </table:table-cell>
          <table:table-cell office:value-type="float" office:value="393.86399999999998" table:style-name="ce1">
            <text:p>393.864</text:p>
          </table:table-cell>
          <table:table-cell office:value-type="float" office:value="396.065" table:style-name="ce1">
            <text:p>396.065</text:p>
          </table:table-cell>
          <table:table-cell office:value-type="float" office:value="394.03399999999999" table:style-name="ce1">
            <text:p>394.034</text:p>
          </table:table-cell>
          <table:table-cell office:value-type="float" office:value="395.37099999999998" table:style-name="ce1">
            <text:p>395.371</text:p>
          </table:table-cell>
          <table:table-cell office:value-type="float" office:value="394.54500000000002" table:style-name="ce1">
            <text:p>394.545</text:p>
          </table:table-cell>
          <table:table-cell office:value-type="float" office:value="398.017" table:style-name="ce1">
            <text:p>398.017</text:p>
          </table:table-cell>
          <table:table-cell office:value-type="float" office:value="394.149" table:style-name="ce1">
            <text:p>394.149</text:p>
          </table:table-cell>
          <table:table-cell office:value-type="float" office:value="393.59899999999999" table:style-name="ce1">
            <text:p>393.599</text:p>
          </table:table-cell>
          <table:table-cell office:value-type="float" office:value="394.221" table:style-name="ce1">
            <text:p>394.221</text:p>
          </table:table-cell>
          <table:table-cell office:value-type="float" office:value="394.78300000000002" table:style-name="ce1">
            <text:p>394.783</text:p>
          </table:table-cell>
          <table:table-cell office:value-type="float" office:value="394.59100000000001" table:style-name="ce1">
            <text:p>394.591</text:p>
          </table:table-cell>
          <table:table-cell office:value-type="float" office:value="394.60599999999999" table:style-name="ce1">
            <text:p>394.606</text:p>
          </table:table-cell>
          <table:table-cell office:value-type="float" office:value="394.50099999999998" table:style-name="ce1">
            <text:p>394.501</text:p>
          </table:table-cell>
          <table:table-cell office:value-type="float" office:value="396.16399999999999" table:style-name="ce1">
            <text:p>396.164</text:p>
          </table:table-cell>
          <table:table-cell office:value-type="float" office:value="394.02199999999999" table:style-name="ce1">
            <text:p>394.022</text:p>
          </table:table-cell>
          <table:table-cell office:value-type="float" office:value="394.27300000000002" table:style-name="ce1">
            <text:p>394.273</text:p>
          </table:table-cell>
          <table:table-cell office:value-type="float" office:value="394.12799999999999" table:style-name="ce1">
            <text:p>394.128</text:p>
          </table:table-cell>
          <table:table-cell office:value-type="float" office:value="393.99700000000001" table:style-name="ce1">
            <text:p>393.997</text:p>
          </table:table-cell>
          <table:table-cell office:value-type="float" office:value="394.04899999999998" table:style-name="ce1">
            <text:p>394.049</text:p>
          </table:table-cell>
          <table:table-cell office:value-type="float" office:value="395.76900000000001" table:style-name="ce1">
            <text:p>395.769</text:p>
          </table:table-cell>
          <table:table-cell office:value-type="float" office:value="393.755" table:style-name="ce1">
            <text:p>393.755</text:p>
          </table:table-cell>
          <table:table-cell table:style-name="ce1"/>
          <table:table-cell office:value-type="float" office:value="394.7805172413793" table:formula="of:=AVERAGE([.C11:.AE11])" table:style-name="ce1">
            <text:p>394.7805172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4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6651400000000001" table:style-name="ce1">
            <text:p>0.866514</text:p>
          </table:table-cell>
          <table:table-cell office:value-type="float" office:value="13.878" table:style-name="ce1">
            <text:p>13.878</text:p>
          </table:table-cell>
          <table:table-cell office:value-type="float" office:value="0.818797" table:style-name="ce1">
            <text:p>0.818797</text:p>
          </table:table-cell>
          <table:table-cell office:value-type="float" office:value="0.84894899999999995" table:style-name="ce1">
            <text:p>0.848949</text:p>
          </table:table-cell>
          <table:table-cell office:value-type="float" office:value="0.89227500000000004" table:style-name="ce1">
            <text:p>0.892275</text:p>
          </table:table-cell>
          <table:table-cell office:value-type="float" office:value="0.81264899999999995" table:style-name="ce1">
            <text:p>0.812649</text:p>
          </table:table-cell>
          <table:table-cell office:value-type="float" office:value="0.88319999999999999" table:style-name="ce1">
            <text:p>0.8832</text:p>
          </table:table-cell>
          <table:table-cell office:value-type="float" office:value="0.917157" table:style-name="ce1">
            <text:p>0.917157</text:p>
          </table:table-cell>
          <table:table-cell office:value-type="float" office:value="0.87588100000000002" table:style-name="ce1">
            <text:p>0.875881</text:p>
          </table:table-cell>
          <table:table-cell office:value-type="float" office:value="0.94672500000000004" table:style-name="ce1">
            <text:p>0.946725</text:p>
          </table:table-cell>
          <table:table-cell office:value-type="float" office:value="0.94643200000000005" table:style-name="ce1">
            <text:p>0.946432</text:p>
          </table:table-cell>
          <table:table-cell office:value-type="float" office:value="0.90720500000000004" table:style-name="ce1">
            <text:p>0.907205</text:p>
          </table:table-cell>
          <table:table-cell office:value-type="float" office:value="0.90017899999999995" table:style-name="ce1">
            <text:p>0.900179</text:p>
          </table:table-cell>
          <table:table-cell office:value-type="float" office:value="0.88202800000000003" table:style-name="ce1">
            <text:p>0.882028</text:p>
          </table:table-cell>
          <table:table-cell office:value-type="float" office:value="0.88173599999999996" table:style-name="ce1">
            <text:p>0.881736</text:p>
          </table:table-cell>
          <table:table-cell office:value-type="float" office:value="0.90896100000000002" table:style-name="ce1">
            <text:p>0.908961</text:p>
          </table:table-cell>
          <table:table-cell office:value-type="float" office:value="0.83518999999999999" table:style-name="ce1">
            <text:p>0.83519</text:p>
          </table:table-cell>
          <table:table-cell office:value-type="float" office:value="0.95316500000000004" table:style-name="ce1">
            <text:p>0.953165</text:p>
          </table:table-cell>
          <table:table-cell office:value-type="float" office:value="0.86212200000000005" table:style-name="ce1">
            <text:p>0.862122</text:p>
          </table:table-cell>
          <table:table-cell office:value-type="float" office:value="0.86534199999999994" table:style-name="ce1">
            <text:p>0.865342</text:p>
          </table:table-cell>
          <table:table-cell office:value-type="float" office:value="0.82640800000000003" table:style-name="ce1">
            <text:p>0.826408</text:p>
          </table:table-cell>
          <table:table-cell office:value-type="float" office:value="0.84163100000000002" table:style-name="ce1">
            <text:p>0.841631</text:p>
          </table:table-cell>
          <table:table-cell office:value-type="float" office:value="0.82113800000000003" table:style-name="ce1">
            <text:p>0.821138</text:p>
          </table:table-cell>
          <table:table-cell office:value-type="float" office:value="0.90252100000000002" table:style-name="ce1">
            <text:p>0.902521</text:p>
          </table:table-cell>
          <table:table-cell office:value-type="float" office:value="0.87148999999999999" table:style-name="ce1">
            <text:p>0.87149</text:p>
          </table:table-cell>
          <table:table-cell office:value-type="float" office:value="0.87617400000000001" table:style-name="ce1">
            <text:p>0.876174</text:p>
          </table:table-cell>
          <table:table-cell office:value-type="float" office:value="0.88378500000000004" table:style-name="ce1">
            <text:p>0.883785</text:p>
          </table:table-cell>
          <table:table-cell office:value-type="float" office:value="0.81499100000000002" table:style-name="ce1">
            <text:p>0.814991</text:p>
          </table:table-cell>
          <table:table-cell office:value-type="float" office:value="0.82669999999999999" table:style-name="ce1">
            <text:p>0.8267</text:p>
          </table:table-cell>
          <table:table-cell office:value-type="float" office:value="0.85011999999999999" table:style-name="ce1">
            <text:p>0.85012</text:p>
          </table:table-cell>
          <table:table-cell table:style-name="ce1"/>
          <table:table-cell office:value-type="float" office:value="1.321756931034483" table:formula="of:=AVERAGE([.C2:.AE2])" table:style-name="ce1">
            <text:p>1.321756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2959700000000001" table:style-name="ce1">
            <text:p>3.29597</text:p>
          </table:table-cell>
          <table:table-cell office:value-type="float" office:value="3.3126600000000002" table:style-name="ce1">
            <text:p>3.31266</text:p>
          </table:table-cell>
          <table:table-cell office:value-type="float" office:value="3.7265899999999998" table:style-name="ce1">
            <text:p>3.72659</text:p>
          </table:table-cell>
          <table:table-cell office:value-type="float" office:value="3.7037599999999999" table:style-name="ce1">
            <text:p>3.70376</text:p>
          </table:table-cell>
          <table:table-cell office:value-type="float" office:value="3.72133" table:style-name="ce1">
            <text:p>3.72133</text:p>
          </table:table-cell>
          <table:table-cell office:value-type="float" office:value="3.4394100000000001" table:style-name="ce1">
            <text:p>3.43941</text:p>
          </table:table-cell>
          <table:table-cell office:value-type="float" office:value="3.21225" table:style-name="ce1">
            <text:p>3.21225</text:p>
          </table:table-cell>
          <table:table-cell office:value-type="float" office:value="3.3223199999999999" table:style-name="ce1">
            <text:p>3.32232</text:p>
          </table:table-cell>
          <table:table-cell office:value-type="float" office:value="3.4183400000000002" table:style-name="ce1">
            <text:p>3.41834</text:p>
          </table:table-cell>
          <table:table-cell office:value-type="float" office:value="3.3246600000000002" table:style-name="ce1">
            <text:p>3.32466</text:p>
          </table:table-cell>
          <table:table-cell office:value-type="float" office:value="3.3217300000000001" table:style-name="ce1">
            <text:p>3.32173</text:p>
          </table:table-cell>
          <table:table-cell office:value-type="float" office:value="3.2265899999999998" table:style-name="ce1">
            <text:p>3.22659</text:p>
          </table:table-cell>
          <table:table-cell office:value-type="float" office:value="3.3217300000000001" table:style-name="ce1">
            <text:p>3.32173</text:p>
          </table:table-cell>
          <table:table-cell office:value-type="float" office:value="3.3056299999999998" table:style-name="ce1">
            <text:p>3.30563</text:p>
          </table:table-cell>
          <table:table-cell office:value-type="float" office:value="3.2330299999999998" table:style-name="ce1">
            <text:p>3.23303</text:p>
          </table:table-cell>
          <table:table-cell office:value-type="float" office:value="3.4037000000000002" table:style-name="ce1">
            <text:p>3.4037</text:p>
          </table:table-cell>
          <table:table-cell office:value-type="float" office:value="3.7494299999999998" table:style-name="ce1">
            <text:p>3.74943</text:p>
          </table:table-cell>
          <table:table-cell office:value-type="float" office:value="3.2292299999999998" table:style-name="ce1">
            <text:p>3.22923</text:p>
          </table:table-cell>
          <table:table-cell office:value-type="float" office:value="3.3662299999999998" table:style-name="ce1">
            <text:p>3.36623</text:p>
          </table:table-cell>
          <table:table-cell office:value-type="float" office:value="3.3949199999999999" table:style-name="ce1">
            <text:p>3.39492</text:p>
          </table:table-cell>
          <table:table-cell office:value-type="float" office:value="3.3264200000000002" table:style-name="ce1">
            <text:p>3.32642</text:p>
          </table:table-cell>
          <table:table-cell office:value-type="float" office:value="3.33256" table:style-name="ce1">
            <text:p>3.33256</text:p>
          </table:table-cell>
          <table:table-cell office:value-type="float" office:value="3.3770600000000002" table:style-name="ce1">
            <text:p>3.37706</text:p>
          </table:table-cell>
          <table:table-cell office:value-type="float" office:value="3.3747199999999999" table:style-name="ce1">
            <text:p>3.37472</text:p>
          </table:table-cell>
          <table:table-cell office:value-type="float" office:value="3.3744299999999998" table:style-name="ce1">
            <text:p>3.37443</text:p>
          </table:table-cell>
          <table:table-cell office:value-type="float" office:value="3.3633000000000002" table:style-name="ce1">
            <text:p>3.3633</text:p>
          </table:table-cell>
          <table:table-cell office:value-type="float" office:value="3.7901199999999999" table:style-name="ce1">
            <text:p>3.79012</text:p>
          </table:table-cell>
          <table:table-cell office:value-type="float" office:value="3.3501300000000001" table:style-name="ce1">
            <text:p>3.35013</text:p>
          </table:table-cell>
          <table:table-cell office:value-type="float" office:value="3.37296" table:style-name="ce1">
            <text:p>3.37296</text:p>
          </table:table-cell>
          <table:table-cell office:value-type="float" office:value="3.39053" table:style-name="ce1">
            <text:p>3.39053</text:p>
          </table:table-cell>
          <table:table-cell table:style-name="ce1"/>
          <table:table-cell office:value-type="float" office:value="3.4064058620689655" table:formula="of:=AVERAGE([.C3:.AE3])" table:style-name="ce1">
            <text:p>3.40640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780200000000001" table:style-name="ce1">
            <text:p>10.7802</text:p>
          </table:table-cell>
          <table:table-cell office:value-type="float" office:value="9.6917799999999996" table:style-name="ce1">
            <text:p>9.69178</text:p>
          </table:table-cell>
          <table:table-cell office:value-type="float" office:value="9.8691800000000001" table:style-name="ce1">
            <text:p>9.86918</text:p>
          </table:table-cell>
          <table:table-cell office:value-type="float" office:value="10.202" table:style-name="ce1">
            <text:p>10.202</text:p>
          </table:table-cell>
          <table:table-cell office:value-type="float" office:value="9.4927200000000003" table:style-name="ce1">
            <text:p>9.49272</text:p>
          </table:table-cell>
          <table:table-cell office:value-type="float" office:value="9.9043100000000006" table:style-name="ce1">
            <text:p>9.90431</text:p>
          </table:table-cell>
          <table:table-cell office:value-type="float" office:value="10.087300000000001" table:style-name="ce1">
            <text:p>10.0873</text:p>
          </table:table-cell>
          <table:table-cell office:value-type="float" office:value="10.018800000000001" table:style-name="ce1">
            <text:p>10.0188</text:p>
          </table:table-cell>
          <table:table-cell office:value-type="float" office:value="9.9546600000000005" table:style-name="ce1">
            <text:p>9.95466</text:p>
          </table:table-cell>
          <table:table-cell office:value-type="float" office:value="9.66221" table:style-name="ce1">
            <text:p>9.66221</text:p>
          </table:table-cell>
          <table:table-cell office:value-type="float" office:value="10.007099999999999" table:style-name="ce1">
            <text:p>10.0071</text:p>
          </table:table-cell>
          <table:table-cell office:value-type="float" office:value="10.0823" table:style-name="ce1">
            <text:p>10.0823</text:p>
          </table:table-cell>
          <table:table-cell office:value-type="float" office:value="9.63645" table:style-name="ce1">
            <text:p>9.63645</text:p>
          </table:table-cell>
          <table:table-cell office:value-type="float" office:value="9.7913099999999993" table:style-name="ce1">
            <text:p>9.79131</text:p>
          </table:table-cell>
          <table:table-cell office:value-type="float" office:value="9.9116300000000006" table:style-name="ce1">
            <text:p>9.91163</text:p>
          </table:table-cell>
          <table:table-cell office:value-type="float" office:value="10.0999" table:style-name="ce1">
            <text:p>10.0999</text:p>
          </table:table-cell>
          <table:table-cell office:value-type="float" office:value="9.5017899999999997" table:style-name="ce1">
            <text:p>9.50179</text:p>
          </table:table-cell>
          <table:table-cell office:value-type="float" office:value="10.255599999999999" table:style-name="ce1">
            <text:p>10.2556</text:p>
          </table:table-cell>
          <table:table-cell office:value-type="float" office:value="9.5322399999999998" table:style-name="ce1">
            <text:p>9.53224</text:p>
          </table:table-cell>
          <table:table-cell office:value-type="float" office:value="9.5530200000000001" table:style-name="ce1">
            <text:p>9.55302</text:p>
          </table:table-cell>
          <table:table-cell office:value-type="float" office:value="9.5486299999999993" table:style-name="ce1">
            <text:p>9.54863</text:p>
          </table:table-cell>
          <table:table-cell office:value-type="float" office:value="9.8694699999999997" table:style-name="ce1">
            <text:p>9.86947</text:p>
          </table:table-cell>
          <table:table-cell office:value-type="float" office:value="10.0914" table:style-name="ce1">
            <text:p>10.0914</text:p>
          </table:table-cell>
          <table:table-cell office:value-type="float" office:value="9.4974000000000007" table:style-name="ce1">
            <text:p>9.4974</text:p>
          </table:table-cell>
          <table:table-cell office:value-type="float" office:value="9.64377" table:style-name="ce1">
            <text:p>9.64377</text:p>
          </table:table-cell>
          <table:table-cell office:value-type="float" office:value="9.9930099999999999" table:style-name="ce1">
            <text:p>9.99301</text:p>
          </table:table-cell>
          <table:table-cell office:value-type="float" office:value="10.0627" table:style-name="ce1">
            <text:p>10.0627</text:p>
          </table:table-cell>
          <table:table-cell office:value-type="float" office:value="9.6581100000000006" table:style-name="ce1">
            <text:p>9.65811</text:p>
          </table:table-cell>
          <table:table-cell office:value-type="float" office:value="10.1675" table:style-name="ce1">
            <text:p>10.1675</text:p>
          </table:table-cell>
          <table:table-cell office:value-type="float" office:value="9.9950600000000005" table:style-name="ce1">
            <text:p>9.99506</text:p>
          </table:table-cell>
          <table:table-cell table:style-name="ce1"/>
          <table:table-cell office:value-type="float" office:value="9.8545293103448284" table:formula="of:=AVERAGE([.C4:.AE4])" table:style-name="ce1">
            <text:p>9.85452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3.891200000000001" table:style-name="ce1">
            <text:p>23.8912</text:p>
          </table:table-cell>
          <table:table-cell office:value-type="float" office:value="24.335599999999999" table:style-name="ce1">
            <text:p>24.3356</text:p>
          </table:table-cell>
          <table:table-cell office:value-type="float" office:value="24.433299999999999" table:style-name="ce1">
            <text:p>24.4333</text:p>
          </table:table-cell>
          <table:table-cell office:value-type="float" office:value="24.416899999999998" table:style-name="ce1">
            <text:p>24.4169</text:p>
          </table:table-cell>
          <table:table-cell office:value-type="float" office:value="24.390599999999999" table:style-name="ce1">
            <text:p>24.3906</text:p>
          </table:table-cell>
          <table:table-cell office:value-type="float" office:value="24.215199999999999" table:style-name="ce1">
            <text:p>24.2152</text:p>
          </table:table-cell>
          <table:table-cell office:value-type="float" office:value="24.532599999999999" table:style-name="ce1">
            <text:p>24.5326</text:p>
          </table:table-cell>
          <table:table-cell office:value-type="float" office:value="24.371600000000001" table:style-name="ce1">
            <text:p>24.3716</text:p>
          </table:table-cell>
          <table:table-cell office:value-type="float" office:value="24.299600000000002" table:style-name="ce1">
            <text:p>24.2996</text:p>
          </table:table-cell>
          <table:table-cell office:value-type="float" office:value="24.248000000000001" table:style-name="ce1">
            <text:p>24.248</text:p>
          </table:table-cell>
          <table:table-cell office:value-type="float" office:value="23.928699999999999" table:style-name="ce1">
            <text:p>23.9287</text:p>
          </table:table-cell>
          <table:table-cell office:value-type="float" office:value="23.9895" table:style-name="ce1">
            <text:p>23.9895</text:p>
          </table:table-cell>
          <table:table-cell office:value-type="float" office:value="23.835899999999999" table:style-name="ce1">
            <text:p>23.8359</text:p>
          </table:table-cell>
          <table:table-cell office:value-type="float" office:value="23.607800000000001" table:style-name="ce1">
            <text:p>23.6078</text:p>
          </table:table-cell>
          <table:table-cell office:value-type="float" office:value="24.2044" table:style-name="ce1">
            <text:p>24.2044</text:p>
          </table:table-cell>
          <table:table-cell office:value-type="float" office:value="24.048999999999999" table:style-name="ce1">
            <text:p>24.049</text:p>
          </table:table-cell>
          <table:table-cell office:value-type="float" office:value="24.4237" table:style-name="ce1">
            <text:p>24.4237</text:p>
          </table:table-cell>
          <table:table-cell office:value-type="float" office:value="24.6465" table:style-name="ce1">
            <text:p>24.6465</text:p>
          </table:table-cell>
          <table:table-cell office:value-type="float" office:value="24.238099999999999" table:style-name="ce1">
            <text:p>24.2381</text:p>
          </table:table-cell>
          <table:table-cell office:value-type="float" office:value="24.036999999999999" table:style-name="ce1">
            <text:p>24.037</text:p>
          </table:table-cell>
          <table:table-cell office:value-type="float" office:value="24.032299999999999" table:style-name="ce1">
            <text:p>24.0323</text:p>
          </table:table-cell>
          <table:table-cell office:value-type="float" office:value="24.605499999999999" table:style-name="ce1">
            <text:p>24.6055</text:p>
          </table:table-cell>
          <table:table-cell office:value-type="float" office:value="24.3171" table:style-name="ce1">
            <text:p>24.3171</text:p>
          </table:table-cell>
          <table:table-cell office:value-type="float" office:value="24.581800000000001" table:style-name="ce1">
            <text:p>24.5818</text:p>
          </table:table-cell>
          <table:table-cell office:value-type="float" office:value="24.073599999999999" table:style-name="ce1">
            <text:p>24.0736</text:p>
          </table:table-cell>
          <table:table-cell office:value-type="float" office:value="24.5624" table:style-name="ce1">
            <text:p>24.5624</text:p>
          </table:table-cell>
          <table:table-cell office:value-type="float" office:value="24.2422" table:style-name="ce1">
            <text:p>24.2422</text:p>
          </table:table-cell>
          <table:table-cell office:value-type="float" office:value="25.52" table:style-name="ce1">
            <text:p>25.52</text:p>
          </table:table-cell>
          <table:table-cell office:value-type="float" office:value="24.2729" table:style-name="ce1">
            <text:p>24.2729</text:p>
          </table:table-cell>
          <table:table-cell office:value-type="float" office:value="24.505600000000001" table:style-name="ce1">
            <text:p>24.5056</text:p>
          </table:table-cell>
          <table:table-cell table:style-name="ce1"/>
          <table:table-cell office:value-type="float" office:value="24.307496551724139" table:formula="of:=AVERAGE([.C5:.AE5])" table:style-name="ce1">
            <text:p>24.3074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8.786499999999997" table:style-name="ce1">
            <text:p>48.7865</text:p>
          </table:table-cell>
          <table:table-cell office:value-type="float" office:value="47.909700000000001" table:style-name="ce1">
            <text:p>47.9097</text:p>
          </table:table-cell>
          <table:table-cell office:value-type="float" office:value="47.9358" table:style-name="ce1">
            <text:p>47.9358</text:p>
          </table:table-cell>
          <table:table-cell office:value-type="float" office:value="48.032400000000003" table:style-name="ce1">
            <text:p>48.0324</text:p>
          </table:table-cell>
          <table:table-cell office:value-type="float" office:value="47.819499999999998" table:style-name="ce1">
            <text:p>47.8195</text:p>
          </table:table-cell>
          <table:table-cell office:value-type="float" office:value="48.177" table:style-name="ce1">
            <text:p>48.177</text:p>
          </table:table-cell>
          <table:table-cell office:value-type="float" office:value="48.280299999999997" table:style-name="ce1">
            <text:p>48.2803</text:p>
          </table:table-cell>
          <table:table-cell office:value-type="float" office:value="48.239600000000003" table:style-name="ce1">
            <text:p>48.2396</text:p>
          </table:table-cell>
          <table:table-cell office:value-type="float" office:value="48.388599999999997" table:style-name="ce1">
            <text:p>48.3886</text:p>
          </table:table-cell>
          <table:table-cell office:value-type="float" office:value="48.041699999999999" table:style-name="ce1">
            <text:p>48.0417</text:p>
          </table:table-cell>
          <table:table-cell office:value-type="float" office:value="48.071300000000001" table:style-name="ce1">
            <text:p>48.0713</text:p>
          </table:table-cell>
          <table:table-cell office:value-type="float" office:value="46.590899999999998" table:style-name="ce1">
            <text:p>46.5909</text:p>
          </table:table-cell>
          <table:table-cell office:value-type="float" office:value="47.3752" table:style-name="ce1">
            <text:p>47.3752</text:p>
          </table:table-cell>
          <table:table-cell office:value-type="float" office:value="48.360799999999998" table:style-name="ce1">
            <text:p>48.3608</text:p>
          </table:table-cell>
          <table:table-cell office:value-type="float" office:value="48.317500000000003" table:style-name="ce1">
            <text:p>48.3175</text:p>
          </table:table-cell>
          <table:table-cell office:value-type="float" office:value="48.557299999999998" table:style-name="ce1">
            <text:p>48.5573</text:p>
          </table:table-cell>
          <table:table-cell office:value-type="float" office:value="48.527700000000003" table:style-name="ce1">
            <text:p>48.5277</text:p>
          </table:table-cell>
          <table:table-cell office:value-type="float" office:value="48.964799999999997" table:style-name="ce1">
            <text:p>48.9648</text:p>
          </table:table-cell>
          <table:table-cell office:value-type="float" office:value="48.414400000000001" table:style-name="ce1">
            <text:p>48.4144</text:p>
          </table:table-cell>
          <table:table-cell office:value-type="float" office:value="48.304900000000004" table:style-name="ce1">
            <text:p>48.3049</text:p>
          </table:table-cell>
          <table:table-cell office:value-type="float" office:value="48.392099999999999" table:style-name="ce1">
            <text:p>48.3921</text:p>
          </table:table-cell>
          <table:table-cell office:value-type="float" office:value="48.273600000000002" table:style-name="ce1">
            <text:p>48.2736</text:p>
          </table:table-cell>
          <table:table-cell office:value-type="float" office:value="48.265999999999998" table:style-name="ce1">
            <text:p>48.266</text:p>
          </table:table-cell>
          <table:table-cell office:value-type="float" office:value="48.021799999999999" table:style-name="ce1">
            <text:p>48.0218</text:p>
          </table:table-cell>
          <table:table-cell office:value-type="float" office:value="47.9724" table:style-name="ce1">
            <text:p>47.9724</text:p>
          </table:table-cell>
          <table:table-cell office:value-type="float" office:value="47.2074" table:style-name="ce1">
            <text:p>47.2074</text:p>
          </table:table-cell>
          <table:table-cell office:value-type="float" office:value="48.1053" table:style-name="ce1">
            <text:p>48.1053</text:p>
          </table:table-cell>
          <table:table-cell office:value-type="float" office:value="47.677599999999998" table:style-name="ce1">
            <text:p>47.6776</text:p>
          </table:table-cell>
          <table:table-cell office:value-type="float" office:value="48.022399999999998" table:style-name="ce1">
            <text:p>48.0224</text:p>
          </table:table-cell>
          <table:table-cell office:value-type="float" office:value="48.741100000000003" table:style-name="ce1">
            <text:p>48.7411</text:p>
          </table:table-cell>
          <table:table-cell table:style-name="ce1"/>
          <table:table-cell office:value-type="float" office:value="48.1030724137931" table:formula="of:=AVERAGE([.C6:.AE6])" table:style-name="ce1">
            <text:p>48.1030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4.8536" table:style-name="ce1">
            <text:p>84.8536</text:p>
          </table:table-cell>
          <table:table-cell office:value-type="float" office:value="82.1203" table:style-name="ce1">
            <text:p>82.1203</text:p>
          </table:table-cell>
          <table:table-cell office:value-type="float" office:value="82.387" table:style-name="ce1">
            <text:p>82.387</text:p>
          </table:table-cell>
          <table:table-cell office:value-type="float" office:value="82.683499999999995" table:style-name="ce1">
            <text:p>82.6835</text:p>
          </table:table-cell>
          <table:table-cell office:value-type="float" office:value="82.481800000000007" table:style-name="ce1">
            <text:p>82.4818</text:p>
          </table:table-cell>
          <table:table-cell office:value-type="float" office:value="82.869699999999995" table:style-name="ce1">
            <text:p>82.8697</text:p>
          </table:table-cell>
          <table:table-cell office:value-type="float" office:value="82.347200000000001" table:style-name="ce1">
            <text:p>82.3472</text:p>
          </table:table-cell>
          <table:table-cell office:value-type="float" office:value="82.370599999999996" table:style-name="ce1">
            <text:p>82.3706</text:p>
          </table:table-cell>
          <table:table-cell office:value-type="float" office:value="82.415999999999997" table:style-name="ce1">
            <text:p>82.416</text:p>
          </table:table-cell>
          <table:table-cell office:value-type="float" office:value="82.346900000000005" table:style-name="ce1">
            <text:p>82.3469</text:p>
          </table:table-cell>
          <table:table-cell office:value-type="float" office:value="82.269900000000007" table:style-name="ce1">
            <text:p>82.2699</text:p>
          </table:table-cell>
          <table:table-cell office:value-type="float" office:value="82.419799999999995" table:style-name="ce1">
            <text:p>82.4198</text:p>
          </table:table-cell>
          <table:table-cell office:value-type="float" office:value="82.510199999999998" table:style-name="ce1">
            <text:p>82.5102</text:p>
          </table:table-cell>
          <table:table-cell office:value-type="float" office:value="82.635199999999998" table:style-name="ce1">
            <text:p>82.6352</text:p>
          </table:table-cell>
          <table:table-cell office:value-type="float" office:value="82.006699999999995" table:style-name="ce1">
            <text:p>82.0067</text:p>
          </table:table-cell>
          <table:table-cell office:value-type="float" office:value="82.592200000000005" table:style-name="ce1">
            <text:p>82.5922</text:p>
          </table:table-cell>
          <table:table-cell office:value-type="float" office:value="82.011099999999999" table:style-name="ce1">
            <text:p>82.0111</text:p>
          </table:table-cell>
          <table:table-cell office:value-type="float" office:value="82.404899999999998" table:style-name="ce1">
            <text:p>82.4049</text:p>
          </table:table-cell>
          <table:table-cell office:value-type="float" office:value="82.312600000000003" table:style-name="ce1">
            <text:p>82.3126</text:p>
          </table:table-cell>
          <table:table-cell office:value-type="float" office:value="82.329599999999999" table:style-name="ce1">
            <text:p>82.3296</text:p>
          </table:table-cell>
          <table:table-cell office:value-type="float" office:value="82.431799999999996" table:style-name="ce1">
            <text:p>82.4318</text:p>
          </table:table-cell>
          <table:table-cell office:value-type="float" office:value="82.812399999999997" table:style-name="ce1">
            <text:p>82.8124</text:p>
          </table:table-cell>
          <table:table-cell office:value-type="float" office:value="82.560599999999994" table:style-name="ce1">
            <text:p>82.5606</text:p>
          </table:table-cell>
          <table:table-cell office:value-type="float" office:value="82.626499999999993" table:style-name="ce1">
            <text:p>82.6265</text:p>
          </table:table-cell>
          <table:table-cell office:value-type="float" office:value="82.485100000000003" table:style-name="ce1">
            <text:p>82.4851</text:p>
          </table:table-cell>
          <table:table-cell office:value-type="float" office:value="82.672700000000006" table:style-name="ce1">
            <text:p>82.6727</text:p>
          </table:table-cell>
          <table:table-cell office:value-type="float" office:value="82.4435" table:style-name="ce1">
            <text:p>82.4435</text:p>
          </table:table-cell>
          <table:table-cell office:value-type="float" office:value="83.2316" table:style-name="ce1">
            <text:p>83.2316</text:p>
          </table:table-cell>
          <table:table-cell office:value-type="float" office:value="82.345100000000002" table:style-name="ce1">
            <text:p>82.3451</text:p>
          </table:table-cell>
          <table:table-cell office:value-type="float" office:value="82.119399999999999" table:style-name="ce1">
            <text:p>82.1194</text:p>
          </table:table-cell>
          <table:table-cell table:style-name="ce1"/>
          <table:table-cell office:value-type="float" office:value="82.456686206896549" table:formula="of:=AVERAGE([.C7:.AE7])" table:style-name="ce1">
            <text:p>82.4566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35.608" table:style-name="ce1">
            <text:p>135.608</text:p>
          </table:table-cell>
          <table:table-cell office:value-type="float" office:value="135.346" table:style-name="ce1">
            <text:p>135.346</text:p>
          </table:table-cell>
          <table:table-cell office:value-type="float" office:value="135.40100000000001" table:style-name="ce1">
            <text:p>135.401</text:p>
          </table:table-cell>
          <table:table-cell office:value-type="float" office:value="134.935" table:style-name="ce1">
            <text:p>134.935</text:p>
          </table:table-cell>
          <table:table-cell office:value-type="float" office:value="132.476" table:style-name="ce1">
            <text:p>132.476</text:p>
          </table:table-cell>
          <table:table-cell office:value-type="float" office:value="134.46899999999999" table:style-name="ce1">
            <text:p>134.469</text:p>
          </table:table-cell>
          <table:table-cell office:value-type="float" office:value="134.22900000000001" table:style-name="ce1">
            <text:p>134.229</text:p>
          </table:table-cell>
          <table:table-cell office:value-type="float" office:value="134.75399999999999" table:style-name="ce1">
            <text:p>134.754</text:p>
          </table:table-cell>
          <table:table-cell office:value-type="float" office:value="140.535" table:style-name="ce1">
            <text:p>140.535</text:p>
          </table:table-cell>
          <table:table-cell office:value-type="float" office:value="135.90199999999999" table:style-name="ce1">
            <text:p>135.902</text:p>
          </table:table-cell>
          <table:table-cell office:value-type="float" office:value="135.58500000000001" table:style-name="ce1">
            <text:p>135.585</text:p>
          </table:table-cell>
          <table:table-cell office:value-type="float" office:value="135.09399999999999" table:style-name="ce1">
            <text:p>135.094</text:p>
          </table:table-cell>
          <table:table-cell office:value-type="float" office:value="133.71899999999999" table:style-name="ce1">
            <text:p>133.719</text:p>
          </table:table-cell>
          <table:table-cell office:value-type="float" office:value="135.02600000000001" table:style-name="ce1">
            <text:p>135.026</text:p>
          </table:table-cell>
          <table:table-cell office:value-type="float" office:value="132.99799999999999" table:style-name="ce1">
            <text:p>132.998</text:p>
          </table:table-cell>
          <table:table-cell office:value-type="float" office:value="134.83799999999999" table:style-name="ce1">
            <text:p>134.838</text:p>
          </table:table-cell>
          <table:table-cell office:value-type="float" office:value="135.41499999999999" table:style-name="ce1">
            <text:p>135.415</text:p>
          </table:table-cell>
          <table:table-cell office:value-type="float" office:value="133.35499999999999" table:style-name="ce1">
            <text:p>133.355</text:p>
          </table:table-cell>
          <table:table-cell office:value-type="float" office:value="134.93" table:style-name="ce1">
            <text:p>134.93</text:p>
          </table:table-cell>
          <table:table-cell office:value-type="float" office:value="134.72300000000001" table:style-name="ce1">
            <text:p>134.723</text:p>
          </table:table-cell>
          <table:table-cell office:value-type="float" office:value="134.953" table:style-name="ce1">
            <text:p>134.953</text:p>
          </table:table-cell>
          <table:table-cell office:value-type="float" office:value="134.96899999999999" table:style-name="ce1">
            <text:p>134.969</text:p>
          </table:table-cell>
          <table:table-cell office:value-type="float" office:value="132.75700000000001" table:style-name="ce1">
            <text:p>132.757</text:p>
          </table:table-cell>
          <table:table-cell office:value-type="float" office:value="134.815" table:style-name="ce1">
            <text:p>134.815</text:p>
          </table:table-cell>
          <table:table-cell office:value-type="float" office:value="132.982" table:style-name="ce1">
            <text:p>132.982</text:p>
          </table:table-cell>
          <table:table-cell office:value-type="float" office:value="134.02099999999999" table:style-name="ce1">
            <text:p>134.021</text:p>
          </table:table-cell>
          <table:table-cell office:value-type="float" office:value="135.58199999999999" table:style-name="ce1">
            <text:p>135.582</text:p>
          </table:table-cell>
          <table:table-cell office:value-type="float" office:value="135.749" table:style-name="ce1">
            <text:p>135.749</text:p>
          </table:table-cell>
          <table:table-cell office:value-type="float" office:value="136.78399999999999" table:style-name="ce1">
            <text:p>136.784</text:p>
          </table:table-cell>
          <table:table-cell office:value-type="float" office:value="134.54300000000001" table:style-name="ce1">
            <text:p>134.543</text:p>
          </table:table-cell>
          <table:table-cell table:style-name="ce1"/>
          <table:table-cell office:value-type="float" office:value="134.85810344827587" table:formula="of:=AVERAGE([.C8:.AE8])" table:style-name="ce1">
            <text:p>134.858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01.28700000000001" table:style-name="ce1">
            <text:p>201.287</text:p>
          </table:table-cell>
          <table:table-cell office:value-type="float" office:value="202.81299999999999" table:style-name="ce1">
            <text:p>202.813</text:p>
          </table:table-cell>
          <table:table-cell office:value-type="float" office:value="205.27699999999999" table:style-name="ce1">
            <text:p>205.277</text:p>
          </table:table-cell>
          <table:table-cell office:value-type="float" office:value="203.286" table:style-name="ce1">
            <text:p>203.286</text:p>
          </table:table-cell>
          <table:table-cell office:value-type="float" office:value="202.16399999999999" table:style-name="ce1">
            <text:p>202.164</text:p>
          </table:table-cell>
          <table:table-cell office:value-type="float" office:value="201.72900000000001" table:style-name="ce1">
            <text:p>201.729</text:p>
          </table:table-cell>
          <table:table-cell office:value-type="float" office:value="200.46899999999999" table:style-name="ce1">
            <text:p>200.469</text:p>
          </table:table-cell>
          <table:table-cell office:value-type="float" office:value="202.19300000000001" table:style-name="ce1">
            <text:p>202.193</text:p>
          </table:table-cell>
          <table:table-cell office:value-type="float" office:value="204.602" table:style-name="ce1">
            <text:p>204.602</text:p>
          </table:table-cell>
          <table:table-cell office:value-type="float" office:value="202.01900000000001" table:style-name="ce1">
            <text:p>202.019</text:p>
          </table:table-cell>
          <table:table-cell office:value-type="float" office:value="201.66300000000001" table:style-name="ce1">
            <text:p>201.663</text:p>
          </table:table-cell>
          <table:table-cell office:value-type="float" office:value="202.036" table:style-name="ce1">
            <text:p>202.036</text:p>
          </table:table-cell>
          <table:table-cell office:value-type="float" office:value="199.64" table:style-name="ce1">
            <text:p>199.64</text:p>
          </table:table-cell>
          <table:table-cell office:value-type="float" office:value="199.87700000000001" table:style-name="ce1">
            <text:p>199.877</text:p>
          </table:table-cell>
          <table:table-cell office:value-type="float" office:value="199.767" table:style-name="ce1">
            <text:p>199.767</text:p>
          </table:table-cell>
          <table:table-cell office:value-type="float" office:value="204.667" table:style-name="ce1">
            <text:p>204.667</text:p>
          </table:table-cell>
          <table:table-cell office:value-type="float" office:value="202.50899999999999" table:style-name="ce1">
            <text:p>202.509</text:p>
          </table:table-cell>
          <table:table-cell office:value-type="float" office:value="199.619" table:style-name="ce1">
            <text:p>199.619</text:p>
          </table:table-cell>
          <table:table-cell office:value-type="float" office:value="201.48500000000001" table:style-name="ce1">
            <text:p>201.485</text:p>
          </table:table-cell>
          <table:table-cell office:value-type="float" office:value="200.309" table:style-name="ce1">
            <text:p>200.309</text:p>
          </table:table-cell>
          <table:table-cell office:value-type="float" office:value="212.80799999999999" table:style-name="ce1">
            <text:p>212.808</text:p>
          </table:table-cell>
          <table:table-cell office:value-type="float" office:value="202.27600000000001" table:style-name="ce1">
            <text:p>202.276</text:p>
          </table:table-cell>
          <table:table-cell office:value-type="float" office:value="201.09800000000001" table:style-name="ce1">
            <text:p>201.098</text:p>
          </table:table-cell>
          <table:table-cell office:value-type="float" office:value="200.559" table:style-name="ce1">
            <text:p>200.559</text:p>
          </table:table-cell>
          <table:table-cell office:value-type="float" office:value="200.959" table:style-name="ce1">
            <text:p>200.959</text:p>
          </table:table-cell>
          <table:table-cell office:value-type="float" office:value="201.26" table:style-name="ce1">
            <text:p>201.26</text:p>
          </table:table-cell>
          <table:table-cell office:value-type="float" office:value="200.71799999999999" table:style-name="ce1">
            <text:p>200.718</text:p>
          </table:table-cell>
          <table:table-cell office:value-type="float" office:value="201.661" table:style-name="ce1">
            <text:p>201.661</text:p>
          </table:table-cell>
          <table:table-cell office:value-type="float" office:value="201.26900000000001" table:style-name="ce1">
            <text:p>201.269</text:p>
          </table:table-cell>
          <table:table-cell office:value-type="float" office:value="199.50700000000001" table:style-name="ce1">
            <text:p>199.507</text:p>
          </table:table-cell>
          <table:table-cell table:style-name="ce1"/>
          <table:table-cell office:value-type="float" office:value="202.00824137931036" table:formula="of:=AVERAGE([.C9:.AE9])" table:style-name="ce1">
            <text:p>202.008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86.64699999999999" table:style-name="ce1">
            <text:p>286.647</text:p>
          </table:table-cell>
          <table:table-cell office:value-type="float" office:value="288.08100000000002" table:style-name="ce1">
            <text:p>288.081</text:p>
          </table:table-cell>
          <table:table-cell office:value-type="float" office:value="289.589" table:style-name="ce1">
            <text:p>289.589</text:p>
          </table:table-cell>
          <table:table-cell office:value-type="float" office:value="290.90899999999999" table:style-name="ce1">
            <text:p>290.909</text:p>
          </table:table-cell>
          <table:table-cell office:value-type="float" office:value="287.51100000000002" table:style-name="ce1">
            <text:p>287.511</text:p>
          </table:table-cell>
          <table:table-cell office:value-type="float" office:value="286.745" table:style-name="ce1">
            <text:p>286.745</text:p>
          </table:table-cell>
          <table:table-cell office:value-type="float" office:value="287.029" table:style-name="ce1">
            <text:p>287.029</text:p>
          </table:table-cell>
          <table:table-cell office:value-type="float" office:value="288.03399999999999" table:style-name="ce1">
            <text:p>288.034</text:p>
          </table:table-cell>
          <table:table-cell office:value-type="float" office:value="288.94299999999998" table:style-name="ce1">
            <text:p>288.943</text:p>
          </table:table-cell>
          <table:table-cell office:value-type="float" office:value="288.71199999999999" table:style-name="ce1">
            <text:p>288.712</text:p>
          </table:table-cell>
          <table:table-cell office:value-type="float" office:value="290.202" table:style-name="ce1">
            <text:p>290.202</text:p>
          </table:table-cell>
          <table:table-cell office:value-type="float" office:value="289.48500000000001" table:style-name="ce1">
            <text:p>289.485</text:p>
          </table:table-cell>
          <table:table-cell office:value-type="float" office:value="290.45100000000002" table:style-name="ce1">
            <text:p>290.451</text:p>
          </table:table-cell>
          <table:table-cell office:value-type="float" office:value="288.33" table:style-name="ce1">
            <text:p>288.33</text:p>
          </table:table-cell>
          <table:table-cell office:value-type="float" office:value="290.976" table:style-name="ce1">
            <text:p>290.976</text:p>
          </table:table-cell>
          <table:table-cell office:value-type="float" office:value="287.79000000000002" table:style-name="ce1">
            <text:p>287.79</text:p>
          </table:table-cell>
          <table:table-cell office:value-type="float" office:value="288.22800000000001" table:style-name="ce1">
            <text:p>288.228</text:p>
          </table:table-cell>
          <table:table-cell office:value-type="float" office:value="287.07" table:style-name="ce1">
            <text:p>287.07</text:p>
          </table:table-cell>
          <table:table-cell office:value-type="float" office:value="288.16699999999997" table:style-name="ce1">
            <text:p>288.167</text:p>
          </table:table-cell>
          <table:table-cell office:value-type="float" office:value="288.55500000000001" table:style-name="ce1">
            <text:p>288.555</text:p>
          </table:table-cell>
          <table:table-cell office:value-type="float" office:value="285.74099999999999" table:style-name="ce1">
            <text:p>285.741</text:p>
          </table:table-cell>
          <table:table-cell office:value-type="float" office:value="287.05200000000002" table:style-name="ce1">
            <text:p>287.052</text:p>
          </table:table-cell>
          <table:table-cell office:value-type="float" office:value="287.90699999999998" table:style-name="ce1">
            <text:p>287.907</text:p>
          </table:table-cell>
          <table:table-cell office:value-type="float" office:value="287.27800000000002" table:style-name="ce1">
            <text:p>287.278</text:p>
          </table:table-cell>
          <table:table-cell office:value-type="float" office:value="289.71300000000002" table:style-name="ce1">
            <text:p>289.713</text:p>
          </table:table-cell>
          <table:table-cell office:value-type="float" office:value="287.62299999999999" table:style-name="ce1">
            <text:p>287.623</text:p>
          </table:table-cell>
          <table:table-cell office:value-type="float" office:value="288.88299999999998" table:style-name="ce1">
            <text:p>288.883</text:p>
          </table:table-cell>
          <table:table-cell office:value-type="float" office:value="288.69299999999998" table:style-name="ce1">
            <text:p>288.693</text:p>
          </table:table-cell>
          <table:table-cell office:value-type="float" office:value="288.02999999999997" table:style-name="ce1">
            <text:p>288.03</text:p>
          </table:table-cell>
          <table:table-cell office:value-type="float" office:value="295.82900000000001" table:style-name="ce1">
            <text:p>295.829</text:p>
          </table:table-cell>
          <table:table-cell table:style-name="ce1"/>
          <table:table-cell office:value-type="float" office:value="288.6743448275862" table:formula="of:=AVERAGE([.C10:.AE10])" table:style-name="ce1">
            <text:p>288.674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00.137" table:style-name="ce1">
            <text:p>400.137</text:p>
          </table:table-cell>
          <table:table-cell office:value-type="float" office:value="395.339" table:style-name="ce1">
            <text:p>395.339</text:p>
          </table:table-cell>
          <table:table-cell office:value-type="float" office:value="394.34899999999999" table:style-name="ce1">
            <text:p>394.349</text:p>
          </table:table-cell>
          <table:table-cell office:value-type="float" office:value="394.51499999999999" table:style-name="ce1">
            <text:p>394.515</text:p>
          </table:table-cell>
          <table:table-cell office:value-type="float" office:value="395.77800000000002" table:style-name="ce1">
            <text:p>395.778</text:p>
          </table:table-cell>
          <table:table-cell office:value-type="float" office:value="401.39499999999998" table:style-name="ce1">
            <text:p>401.395</text:p>
          </table:table-cell>
          <table:table-cell office:value-type="float" office:value="398.89600000000002" table:style-name="ce1">
            <text:p>398.896</text:p>
          </table:table-cell>
          <table:table-cell office:value-type="float" office:value="395.74799999999999" table:style-name="ce1">
            <text:p>395.748</text:p>
          </table:table-cell>
          <table:table-cell office:value-type="float" office:value="398.24099999999999" table:style-name="ce1">
            <text:p>398.241</text:p>
          </table:table-cell>
          <table:table-cell office:value-type="float" office:value="396.62200000000001" table:style-name="ce1">
            <text:p>396.622</text:p>
          </table:table-cell>
          <table:table-cell office:value-type="float" office:value="402.12599999999998" table:style-name="ce1">
            <text:p>402.126</text:p>
          </table:table-cell>
          <table:table-cell office:value-type="float" office:value="394.86500000000001" table:style-name="ce1">
            <text:p>394.865</text:p>
          </table:table-cell>
          <table:table-cell office:value-type="float" office:value="397.00799999999998" table:style-name="ce1">
            <text:p>397.008</text:p>
          </table:table-cell>
          <table:table-cell office:value-type="float" office:value="393.66" table:style-name="ce1">
            <text:p>393.66</text:p>
          </table:table-cell>
          <table:table-cell office:value-type="float" office:value="397.392" table:style-name="ce1">
            <text:p>397.392</text:p>
          </table:table-cell>
          <table:table-cell office:value-type="float" office:value="396.91699999999997" table:style-name="ce1">
            <text:p>396.917</text:p>
          </table:table-cell>
          <table:table-cell office:value-type="float" office:value="401.86" table:style-name="ce1">
            <text:p>401.86</text:p>
          </table:table-cell>
          <table:table-cell office:value-type="float" office:value="393.94799999999998" table:style-name="ce1">
            <text:p>393.948</text:p>
          </table:table-cell>
          <table:table-cell office:value-type="float" office:value="394.04899999999998" table:style-name="ce1">
            <text:p>394.049</text:p>
          </table:table-cell>
          <table:table-cell office:value-type="float" office:value="398.02499999999998" table:style-name="ce1">
            <text:p>398.025</text:p>
          </table:table-cell>
          <table:table-cell office:value-type="float" office:value="394.22399999999999" table:style-name="ce1">
            <text:p>394.224</text:p>
          </table:table-cell>
          <table:table-cell office:value-type="float" office:value="397.01900000000001" table:style-name="ce1">
            <text:p>397.019</text:p>
          </table:table-cell>
          <table:table-cell office:value-type="float" office:value="397.69099999999997" table:style-name="ce1">
            <text:p>397.691</text:p>
          </table:table-cell>
          <table:table-cell office:value-type="float" office:value="398.47800000000001" table:style-name="ce1">
            <text:p>398.478</text:p>
          </table:table-cell>
          <table:table-cell office:value-type="float" office:value="394.15699999999998" table:style-name="ce1">
            <text:p>394.157</text:p>
          </table:table-cell>
          <table:table-cell office:value-type="float" office:value="395.58100000000002" table:style-name="ce1">
            <text:p>395.581</text:p>
          </table:table-cell>
          <table:table-cell office:value-type="float" office:value="398.46" table:style-name="ce1">
            <text:p>398.46</text:p>
          </table:table-cell>
          <table:table-cell office:value-type="float" office:value="398.37" table:style-name="ce1">
            <text:p>398.37</text:p>
          </table:table-cell>
          <table:table-cell office:value-type="float" office:value="403.1" table:style-name="ce1">
            <text:p>403.1</text:p>
          </table:table-cell>
          <table:table-cell office:value-type="float" office:value="400.99099999999999" table:style-name="ce1">
            <text:p>400.991</text:p>
          </table:table-cell>
          <table:table-cell table:style-name="ce1"/>
          <table:table-cell office:value-type="float" office:value="397.20013793103442" table:formula="of:=AVERAGE([.C11:.AE11])" table:style-name="ce1">
            <text:p>397.2001379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3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95931299999999997" table:style-name="ce1">
            <text:p>0.959313</text:p>
          </table:table-cell>
          <table:table-cell office:value-type="float" office:value="0.83753299999999997" table:style-name="ce1">
            <text:p>0.837533</text:p>
          </table:table-cell>
          <table:table-cell office:value-type="float" office:value="0.91130299999999997" table:style-name="ce1">
            <text:p>0.911303</text:p>
          </table:table-cell>
          <table:table-cell office:value-type="float" office:value="0.86709899999999995" table:style-name="ce1">
            <text:p>0.867099</text:p>
          </table:table-cell>
          <table:table-cell office:value-type="float" office:value="0.96545999999999998" table:style-name="ce1">
            <text:p>0.96546</text:p>
          </table:table-cell>
          <table:table-cell office:value-type="float" office:value="0.88846999999999998" table:style-name="ce1">
            <text:p>0.88847</text:p>
          </table:table-cell>
          <table:table-cell office:value-type="float" office:value="0.95696999999999999" table:style-name="ce1">
            <text:p>0.95697</text:p>
          </table:table-cell>
          <table:table-cell office:value-type="float" office:value="0.89988599999999996" table:style-name="ce1">
            <text:p>0.899886</text:p>
          </table:table-cell>
          <table:table-cell office:value-type="float" office:value="0.91627899999999995" table:style-name="ce1">
            <text:p>0.916279</text:p>
          </table:table-cell>
          <table:table-cell office:value-type="float" office:value="0.876467" table:style-name="ce1">
            <text:p>0.876467</text:p>
          </table:table-cell>
          <table:table-cell office:value-type="float" office:value="0.99297800000000003" table:style-name="ce1">
            <text:p>0.992978</text:p>
          </table:table-cell>
          <table:table-cell office:value-type="float" office:value="0.96487500000000004" table:style-name="ce1">
            <text:p>0.964875</text:p>
          </table:table-cell>
          <table:table-cell office:value-type="float" office:value="0.86739200000000005" table:style-name="ce1">
            <text:p>0.867392</text:p>
          </table:table-cell>
          <table:table-cell office:value-type="float" office:value="0.80972200000000005" table:style-name="ce1">
            <text:p>0.809722</text:p>
          </table:table-cell>
          <table:table-cell office:value-type="float" office:value="0.88319999999999999" table:style-name="ce1">
            <text:p>0.8832</text:p>
          </table:table-cell>
          <table:table-cell office:value-type="float" office:value="0.794207" table:style-name="ce1">
            <text:p>0.794207</text:p>
          </table:table-cell>
          <table:table-cell office:value-type="float" office:value="0.87880800000000003" table:style-name="ce1">
            <text:p>0.878808</text:p>
          </table:table-cell>
          <table:table-cell office:value-type="float" office:value="0.886127" table:style-name="ce1">
            <text:p>0.886127</text:p>
          </table:table-cell>
          <table:table-cell office:value-type="float" office:value="0.83314100000000002" table:style-name="ce1">
            <text:p>0.833141</text:p>
          </table:table-cell>
          <table:table-cell office:value-type="float" office:value="0.87529500000000005" table:style-name="ce1">
            <text:p>0.875295</text:p>
          </table:table-cell>
          <table:table-cell office:value-type="float" office:value="0.82230999999999999" table:style-name="ce1">
            <text:p>0.82231</text:p>
          </table:table-cell>
          <table:table-cell office:value-type="float" office:value="0.90310599999999996" table:style-name="ce1">
            <text:p>0.903106</text:p>
          </table:table-cell>
          <table:table-cell office:value-type="float" office:value="0.86622100000000002" table:style-name="ce1">
            <text:p>0.866221</text:p>
          </table:table-cell>
          <table:table-cell office:value-type="float" office:value="0.85421800000000003" table:style-name="ce1">
            <text:p>0.854218</text:p>
          </table:table-cell>
          <table:table-cell office:value-type="float" office:value="1.0231300000000001" table:style-name="ce1">
            <text:p>1.02313</text:p>
          </table:table-cell>
          <table:table-cell office:value-type="float" office:value="1.0079100000000001" table:style-name="ce1">
            <text:p>1.00791</text:p>
          </table:table-cell>
          <table:table-cell office:value-type="float" office:value="0.99473400000000001" table:style-name="ce1">
            <text:p>0.994734</text:p>
          </table:table-cell>
          <table:table-cell office:value-type="float" office:value="0.93823500000000004" table:style-name="ce1">
            <text:p>0.938235</text:p>
          </table:table-cell>
          <table:table-cell office:value-type="float" office:value="0.98478100000000002" table:style-name="ce1">
            <text:p>0.984781</text:p>
          </table:table-cell>
          <table:table-cell office:value-type="float" office:value="0.92915999999999999" table:style-name="ce1">
            <text:p>0.92916</text:p>
          </table:table-cell>
          <table:table-cell table:style-name="ce1"/>
          <table:table-cell office:value-type="float" office:value="0.90444886206896558" table:formula="of:=AVERAGE([.C2:.AE2])" table:style-name="ce1">
            <text:p>0.904448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2476699999999998" table:style-name="ce1">
            <text:p>3.24767</text:p>
          </table:table-cell>
          <table:table-cell office:value-type="float" office:value="3.3495400000000002" table:style-name="ce1">
            <text:p>3.34954</text:p>
          </table:table-cell>
          <table:table-cell office:value-type="float" office:value="3.2699199999999999" table:style-name="ce1">
            <text:p>3.26992</text:p>
          </table:table-cell>
          <table:table-cell office:value-type="float" office:value="3.28748" table:style-name="ce1">
            <text:p>3.28748</text:p>
          </table:table-cell>
          <table:table-cell office:value-type="float" office:value="3.2532299999999998" table:style-name="ce1">
            <text:p>3.25323</text:p>
          </table:table-cell>
          <table:table-cell office:value-type="float" office:value="3.2462" table:style-name="ce1">
            <text:p>3.2462</text:p>
          </table:table-cell>
          <table:table-cell office:value-type="float" office:value="3.2532299999999998" table:style-name="ce1">
            <text:p>3.25323</text:p>
          </table:table-cell>
          <table:table-cell office:value-type="float" office:value="3.2385899999999999" table:style-name="ce1">
            <text:p>3.23859</text:p>
          </table:table-cell>
          <table:table-cell office:value-type="float" office:value="3.7101999999999999" table:style-name="ce1">
            <text:p>3.7102</text:p>
          </table:table-cell>
          <table:table-cell office:value-type="float" office:value="3.5008900000000001" table:style-name="ce1">
            <text:p>3.50089</text:p>
          </table:table-cell>
          <table:table-cell office:value-type="float" office:value="3.7192799999999999" table:style-name="ce1">
            <text:p>3.71928</text:p>
          </table:table-cell>
          <table:table-cell office:value-type="float" office:value="3.32612" table:style-name="ce1">
            <text:p>3.32612</text:p>
          </table:table-cell>
          <table:table-cell office:value-type="float" office:value="3.22132" table:style-name="ce1">
            <text:p>3.22132</text:p>
          </table:table-cell>
          <table:table-cell office:value-type="float" office:value="3.2576200000000002" table:style-name="ce1">
            <text:p>3.25762</text:p>
          </table:table-cell>
          <table:table-cell office:value-type="float" office:value="3.24533" table:style-name="ce1">
            <text:p>3.24533</text:p>
          </table:table-cell>
          <table:table-cell office:value-type="float" office:value="3.2547000000000001" table:style-name="ce1">
            <text:p>3.2547</text:p>
          </table:table-cell>
          <table:table-cell office:value-type="float" office:value="3.2409400000000002" table:style-name="ce1">
            <text:p>3.24094</text:p>
          </table:table-cell>
          <table:table-cell office:value-type="float" office:value="3.2421099999999998" table:style-name="ce1">
            <text:p>3.24211</text:p>
          </table:table-cell>
          <table:table-cell office:value-type="float" office:value="3.2494299999999998" table:style-name="ce1">
            <text:p>3.24943</text:p>
          </table:table-cell>
          <table:table-cell office:value-type="float" office:value="3.2769400000000002" table:style-name="ce1">
            <text:p>3.27694</text:p>
          </table:table-cell>
          <table:table-cell office:value-type="float" office:value="3.2541099999999998" table:style-name="ce1">
            <text:p>3.25411</text:p>
          </table:table-cell>
          <table:table-cell office:value-type="float" office:value="3.2467899999999998" table:style-name="ce1">
            <text:p>3.24679</text:p>
          </table:table-cell>
          <table:table-cell office:value-type="float" office:value="3.2907000000000002" table:style-name="ce1">
            <text:p>3.2907</text:p>
          </table:table-cell>
          <table:table-cell office:value-type="float" office:value="3.73977" table:style-name="ce1">
            <text:p>3.73977</text:p>
          </table:table-cell>
          <table:table-cell office:value-type="float" office:value="3.3612500000000001" table:style-name="ce1">
            <text:p>3.36125</text:p>
          </table:table-cell>
          <table:table-cell office:value-type="float" office:value="3.8996" table:style-name="ce1">
            <text:p>3.8996</text:p>
          </table:table-cell>
          <table:table-cell office:value-type="float" office:value="3.2611400000000001" table:style-name="ce1">
            <text:p>3.26114</text:p>
          </table:table-cell>
          <table:table-cell office:value-type="float" office:value="3.2576200000000002" table:style-name="ce1">
            <text:p>3.25762</text:p>
          </table:table-cell>
          <table:table-cell office:value-type="float" office:value="3.2418100000000001" table:style-name="ce1">
            <text:p>3.24181</text:p>
          </table:table-cell>
          <table:table-cell office:value-type="float" office:value="3.27372" table:style-name="ce1">
            <text:p>3.27372</text:p>
          </table:table-cell>
          <table:table-cell table:style-name="ce1"/>
          <table:table-cell office:value-type="float" office:value="3.3437786206896556" table:formula="of:=AVERAGE([.C3:.AE3])" table:style-name="ce1">
            <text:p>3.34377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1.047499999999999" table:style-name="ce1">
            <text:p>11.0475</text:p>
          </table:table-cell>
          <table:table-cell office:value-type="float" office:value="10.4397" table:style-name="ce1">
            <text:p>10.4397</text:p>
          </table:table-cell>
          <table:table-cell office:value-type="float" office:value="9.7348099999999995" table:style-name="ce1">
            <text:p>9.73481</text:p>
          </table:table-cell>
          <table:table-cell office:value-type="float" office:value="9.6765600000000003" table:style-name="ce1">
            <text:p>9.67656</text:p>
          </table:table-cell>
          <table:table-cell office:value-type="float" office:value="10.117100000000001" table:style-name="ce1">
            <text:p>10.1171</text:p>
          </table:table-cell>
          <table:table-cell office:value-type="float" office:value="9.8117999999999999" table:style-name="ce1">
            <text:p>9.8118</text:p>
          </table:table-cell>
          <table:table-cell office:value-type="float" office:value="10.332599999999999" table:style-name="ce1">
            <text:p>10.3326</text:p>
          </table:table-cell>
          <table:table-cell office:value-type="float" office:value="9.7836999999999996" table:style-name="ce1">
            <text:p>9.7837</text:p>
          </table:table-cell>
          <table:table-cell office:value-type="float" office:value="9.8797200000000007" table:style-name="ce1">
            <text:p>9.87972</text:p>
          </table:table-cell>
          <table:table-cell office:value-type="float" office:value="10.332000000000001" table:style-name="ce1">
            <text:p>10.332</text:p>
          </table:table-cell>
          <table:table-cell office:value-type="float" office:value="9.6680700000000002" table:style-name="ce1">
            <text:p>9.66807</text:p>
          </table:table-cell>
          <table:table-cell office:value-type="float" office:value="9.82029" table:style-name="ce1">
            <text:p>9.82029</text:p>
          </table:table-cell>
          <table:table-cell office:value-type="float" office:value="10.125299999999999" table:style-name="ce1">
            <text:p>10.1253</text:p>
          </table:table-cell>
          <table:table-cell office:value-type="float" office:value="9.5152599999999996" table:style-name="ce1">
            <text:p>9.51526</text:p>
          </table:table-cell>
          <table:table-cell office:value-type="float" office:value="9.8355099999999993" table:style-name="ce1">
            <text:p>9.83551</text:p>
          </table:table-cell>
          <table:table-cell office:value-type="float" office:value="9.6449400000000001" table:style-name="ce1">
            <text:p>9.64494</text:p>
          </table:table-cell>
          <table:table-cell office:value-type="float" office:value="9.6967599999999994" table:style-name="ce1">
            <text:p>9.69676</text:p>
          </table:table-cell>
          <table:table-cell office:value-type="float" office:value="10.098100000000001" table:style-name="ce1">
            <text:p>10.0981</text:p>
          </table:table-cell>
          <table:table-cell office:value-type="float" office:value="10.088200000000001" table:style-name="ce1">
            <text:p>10.0882</text:p>
          </table:table-cell>
          <table:table-cell office:value-type="float" office:value="10.078799999999999" table:style-name="ce1">
            <text:p>10.0788</text:p>
          </table:table-cell>
          <table:table-cell office:value-type="float" office:value="9.4651999999999994" table:style-name="ce1">
            <text:p>9.4652</text:p>
          </table:table-cell>
          <table:table-cell office:value-type="float" office:value="10.000299999999999" table:style-name="ce1">
            <text:p>10.0003</text:p>
          </table:table-cell>
          <table:table-cell office:value-type="float" office:value="9.8182399999999994" table:style-name="ce1">
            <text:p>9.81824</text:p>
          </table:table-cell>
          <table:table-cell office:value-type="float" office:value="10.2705" table:style-name="ce1">
            <text:p>10.2705</text:p>
          </table:table-cell>
          <table:table-cell office:value-type="float" office:value="10.019600000000001" table:style-name="ce1">
            <text:p>10.0196</text:p>
          </table:table-cell>
          <table:table-cell office:value-type="float" office:value="9.5433599999999998" table:style-name="ce1">
            <text:p>9.54336</text:p>
          </table:table-cell>
          <table:table-cell office:value-type="float" office:value="9.8422499999999999" table:style-name="ce1">
            <text:p>9.84225</text:p>
          </table:table-cell>
          <table:table-cell office:value-type="float" office:value="9.6180099999999999" table:style-name="ce1">
            <text:p>9.61801</text:p>
          </table:table-cell>
          <table:table-cell office:value-type="float" office:value="10.1309" table:style-name="ce1">
            <text:p>10.1309</text:p>
          </table:table-cell>
          <table:table-cell office:value-type="float" office:value="10.296900000000001" table:style-name="ce1">
            <text:p>10.2969</text:p>
          </table:table-cell>
          <table:table-cell table:style-name="ce1"/>
          <table:table-cell office:value-type="float" office:value="9.9201544827586208" table:formula="of:=AVERAGE([.C4:.AE4])" table:style-name="ce1">
            <text:p>9.92015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3.975200000000001" table:style-name="ce1">
            <text:p>23.9752</text:p>
          </table:table-cell>
          <table:table-cell office:value-type="float" office:value="24.118600000000001" table:style-name="ce1">
            <text:p>24.1186</text:p>
          </table:table-cell>
          <table:table-cell office:value-type="float" office:value="23.979600000000001" table:style-name="ce1">
            <text:p>23.9796</text:p>
          </table:table-cell>
          <table:table-cell office:value-type="float" office:value="23.543099999999999" table:style-name="ce1">
            <text:p>23.5431</text:p>
          </table:table-cell>
          <table:table-cell office:value-type="float" office:value="23.996300000000002" table:style-name="ce1">
            <text:p>23.9963</text:p>
          </table:table-cell>
          <table:table-cell office:value-type="float" office:value="24.0501" table:style-name="ce1">
            <text:p>24.0501</text:p>
          </table:table-cell>
          <table:table-cell office:value-type="float" office:value="23.981300000000001" table:style-name="ce1">
            <text:p>23.9813</text:p>
          </table:table-cell>
          <table:table-cell office:value-type="float" office:value="23.877400000000002" table:style-name="ce1">
            <text:p>23.8774</text:p>
          </table:table-cell>
          <table:table-cell office:value-type="float" office:value="23.966699999999999" table:style-name="ce1">
            <text:p>23.9667</text:p>
          </table:table-cell>
          <table:table-cell office:value-type="float" office:value="24.0396" table:style-name="ce1">
            <text:p>24.0396</text:p>
          </table:table-cell>
          <table:table-cell office:value-type="float" office:value="24.4696" table:style-name="ce1">
            <text:p>24.4696</text:p>
          </table:table-cell>
          <table:table-cell office:value-type="float" office:value="23.9328" table:style-name="ce1">
            <text:p>23.9328</text:p>
          </table:table-cell>
          <table:table-cell office:value-type="float" office:value="24.148800000000001" table:style-name="ce1">
            <text:p>24.1488</text:p>
          </table:table-cell>
          <table:table-cell office:value-type="float" office:value="23.746600000000001" table:style-name="ce1">
            <text:p>23.7466</text:p>
          </table:table-cell>
          <table:table-cell office:value-type="float" office:value="24.139700000000001" table:style-name="ce1">
            <text:p>24.1397</text:p>
          </table:table-cell>
          <table:table-cell office:value-type="float" office:value="24.135000000000002" table:style-name="ce1">
            <text:p>24.135</text:p>
          </table:table-cell>
          <table:table-cell office:value-type="float" office:value="24.660499999999999" table:style-name="ce1">
            <text:p>24.6605</text:p>
          </table:table-cell>
          <table:table-cell office:value-type="float" office:value="23.962900000000001" table:style-name="ce1">
            <text:p>23.9629</text:p>
          </table:table-cell>
          <table:table-cell office:value-type="float" office:value="23.6587" table:style-name="ce1">
            <text:p>23.6587</text:p>
          </table:table-cell>
          <table:table-cell office:value-type="float" office:value="23.990400000000001" table:style-name="ce1">
            <text:p>23.9904</text:p>
          </table:table-cell>
          <table:table-cell office:value-type="float" office:value="24.739799999999999" table:style-name="ce1">
            <text:p>24.7398</text:p>
          </table:table-cell>
          <table:table-cell office:value-type="float" office:value="24.0276" table:style-name="ce1">
            <text:p>24.0276</text:p>
          </table:table-cell>
          <table:table-cell office:value-type="float" office:value="24.0838" table:style-name="ce1">
            <text:p>24.0838</text:p>
          </table:table-cell>
          <table:table-cell office:value-type="float" office:value="24.0627" table:style-name="ce1">
            <text:p>24.0627</text:p>
          </table:table-cell>
          <table:table-cell office:value-type="float" office:value="23.908999999999999" table:style-name="ce1">
            <text:p>23.909</text:p>
          </table:table-cell>
          <table:table-cell office:value-type="float" office:value="23.7562" table:style-name="ce1">
            <text:p>23.7562</text:p>
          </table:table-cell>
          <table:table-cell office:value-type="float" office:value="23.904900000000001" table:style-name="ce1">
            <text:p>23.9049</text:p>
          </table:table-cell>
          <table:table-cell office:value-type="float" office:value="23.657" table:style-name="ce1">
            <text:p>23.657</text:p>
          </table:table-cell>
          <table:table-cell office:value-type="float" office:value="24.095500000000001" table:style-name="ce1">
            <text:p>24.0955</text:p>
          </table:table-cell>
          <table:table-cell office:value-type="float" office:value="24.249199999999998" table:style-name="ce1">
            <text:p>24.2492</text:p>
          </table:table-cell>
          <table:table-cell table:style-name="ce1"/>
          <table:table-cell office:value-type="float" office:value="24.03046206896552" table:formula="of:=AVERAGE([.C5:.AE5])" table:style-name="ce1">
            <text:p>24.0304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9.043799999999997" table:style-name="ce1">
            <text:p>49.0438</text:p>
          </table:table-cell>
          <table:table-cell office:value-type="float" office:value="47.305500000000002" table:style-name="ce1">
            <text:p>47.3055</text:p>
          </table:table-cell>
          <table:table-cell office:value-type="float" office:value="47.054600000000001" table:style-name="ce1">
            <text:p>47.0546</text:p>
          </table:table-cell>
          <table:table-cell office:value-type="float" office:value="47.246400000000001" table:style-name="ce1">
            <text:p>47.2464</text:p>
          </table:table-cell>
          <table:table-cell office:value-type="float" office:value="47.354999999999997" table:style-name="ce1">
            <text:p>47.355</text:p>
          </table:table-cell>
          <table:table-cell office:value-type="float" office:value="47.2273" table:style-name="ce1">
            <text:p>47.2273</text:p>
          </table:table-cell>
          <table:table-cell office:value-type="float" office:value="47.187199999999997" table:style-name="ce1">
            <text:p>47.1872</text:p>
          </table:table-cell>
          <table:table-cell office:value-type="float" office:value="47.197800000000001" table:style-name="ce1">
            <text:p>47.1978</text:p>
          </table:table-cell>
          <table:table-cell office:value-type="float" office:value="47.186900000000001" table:style-name="ce1">
            <text:p>47.1869</text:p>
          </table:table-cell>
          <table:table-cell office:value-type="float" office:value="46.904699999999998" table:style-name="ce1">
            <text:p>46.9047</text:p>
          </table:table-cell>
          <table:table-cell office:value-type="float" office:value="46.877200000000002" table:style-name="ce1">
            <text:p>46.8772</text:p>
          </table:table-cell>
          <table:table-cell office:value-type="float" office:value="47.284700000000001" table:style-name="ce1">
            <text:p>47.2847</text:p>
          </table:table-cell>
          <table:table-cell office:value-type="float" office:value="47.031199999999998" table:style-name="ce1">
            <text:p>47.0312</text:p>
          </table:table-cell>
          <table:table-cell office:value-type="float" office:value="47.2926" table:style-name="ce1">
            <text:p>47.2926</text:p>
          </table:table-cell>
          <table:table-cell office:value-type="float" office:value="46.840600000000002" table:style-name="ce1">
            <text:p>46.8406</text:p>
          </table:table-cell>
          <table:table-cell office:value-type="float" office:value="46.600900000000003" table:style-name="ce1">
            <text:p>46.6009</text:p>
          </table:table-cell>
          <table:table-cell office:value-type="float" office:value="46.979100000000003" table:style-name="ce1">
            <text:p>46.9791</text:p>
          </table:table-cell>
          <table:table-cell office:value-type="float" office:value="46.925800000000002" table:style-name="ce1">
            <text:p>46.9258</text:p>
          </table:table-cell>
          <table:table-cell office:value-type="float" office:value="46.854999999999997" table:style-name="ce1">
            <text:p>46.855</text:p>
          </table:table-cell>
          <table:table-cell office:value-type="float" office:value="46.825099999999999" table:style-name="ce1">
            <text:p>46.8251</text:p>
          </table:table-cell>
          <table:table-cell office:value-type="float" office:value="47.002499999999998" table:style-name="ce1">
            <text:p>47.0025</text:p>
          </table:table-cell>
          <table:table-cell office:value-type="float" office:value="46.847099999999998" table:style-name="ce1">
            <text:p>46.8471</text:p>
          </table:table-cell>
          <table:table-cell office:value-type="float" office:value="46.451599999999999" table:style-name="ce1">
            <text:p>46.4516</text:p>
          </table:table-cell>
          <table:table-cell office:value-type="float" office:value="46.698599999999999" table:style-name="ce1">
            <text:p>46.6986</text:p>
          </table:table-cell>
          <table:table-cell office:value-type="float" office:value="46.307499999999997" table:style-name="ce1">
            <text:p>46.3075</text:p>
          </table:table-cell>
          <table:table-cell office:value-type="float" office:value="46.8523" table:style-name="ce1">
            <text:p>46.8523</text:p>
          </table:table-cell>
          <table:table-cell office:value-type="float" office:value="47.253100000000003" table:style-name="ce1">
            <text:p>47.2531</text:p>
          </table:table-cell>
          <table:table-cell office:value-type="float" office:value="47.2042" table:style-name="ce1">
            <text:p>47.2042</text:p>
          </table:table-cell>
          <table:table-cell office:value-type="float" office:value="49.700099999999999" table:style-name="ce1">
            <text:p>49.7001</text:p>
          </table:table-cell>
          <table:table-cell office:value-type="float" office:value="47.062199999999997" table:style-name="ce1">
            <text:p>47.0622</text:p>
          </table:table-cell>
          <table:table-cell table:style-name="ce1"/>
          <table:table-cell office:value-type="float" office:value="47.088165517241372" table:formula="of:=AVERAGE([.C6:.AE6])" table:style-name="ce1">
            <text:p>47.0881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5.025499999999994" table:style-name="ce1">
            <text:p>85.0255</text:p>
          </table:table-cell>
          <table:table-cell office:value-type="float" office:value="82.727500000000006" table:style-name="ce1">
            <text:p>82.7275</text:p>
          </table:table-cell>
          <table:table-cell office:value-type="float" office:value="83.550399999999996" table:style-name="ce1">
            <text:p>83.5504</text:p>
          </table:table-cell>
          <table:table-cell office:value-type="float" office:value="82.636700000000005" table:style-name="ce1">
            <text:p>82.6367</text:p>
          </table:table-cell>
          <table:table-cell office:value-type="float" office:value="83.015500000000003" table:style-name="ce1">
            <text:p>83.0155</text:p>
          </table:table-cell>
          <table:table-cell office:value-type="float" office:value="83.548000000000002" table:style-name="ce1">
            <text:p>83.548</text:p>
          </table:table-cell>
          <table:table-cell office:value-type="float" office:value="83.312899999999999" table:style-name="ce1">
            <text:p>83.3129</text:p>
          </table:table-cell>
          <table:table-cell office:value-type="float" office:value="81.798900000000003" table:style-name="ce1">
            <text:p>81.7989</text:p>
          </table:table-cell>
          <table:table-cell office:value-type="float" office:value="82.399000000000001" table:style-name="ce1">
            <text:p>82.399</text:p>
          </table:table-cell>
          <table:table-cell office:value-type="float" office:value="82.6768" table:style-name="ce1">
            <text:p>82.6768</text:p>
          </table:table-cell>
          <table:table-cell office:value-type="float" office:value="82.459900000000005" table:style-name="ce1">
            <text:p>82.4599</text:p>
          </table:table-cell>
          <table:table-cell office:value-type="float" office:value="84.145799999999994" table:style-name="ce1">
            <text:p>84.1458</text:p>
          </table:table-cell>
          <table:table-cell office:value-type="float" office:value="82.81" table:style-name="ce1">
            <text:p>82.81</text:p>
          </table:table-cell>
          <table:table-cell office:value-type="float" office:value="82.5047" table:style-name="ce1">
            <text:p>82.5047</text:p>
          </table:table-cell>
          <table:table-cell office:value-type="float" office:value="83.754400000000004" table:style-name="ce1">
            <text:p>83.7544</text:p>
          </table:table-cell>
          <table:table-cell office:value-type="float" office:value="83.211100000000002" table:style-name="ce1">
            <text:p>83.2111</text:p>
          </table:table-cell>
          <table:table-cell office:value-type="float" office:value="82.842500000000001" table:style-name="ce1">
            <text:p>82.8425</text:p>
          </table:table-cell>
          <table:table-cell office:value-type="float" office:value="83.190299999999993" table:style-name="ce1">
            <text:p>83.1903</text:p>
          </table:table-cell>
          <table:table-cell office:value-type="float" office:value="83.212199999999996" table:style-name="ce1">
            <text:p>83.2122</text:p>
          </table:table-cell>
          <table:table-cell office:value-type="float" office:value="83.924199999999999" table:style-name="ce1">
            <text:p>83.9242</text:p>
          </table:table-cell>
          <table:table-cell office:value-type="float" office:value="82.812100000000001" table:style-name="ce1">
            <text:p>82.8121</text:p>
          </table:table-cell>
          <table:table-cell office:value-type="float" office:value="83.0351" table:style-name="ce1">
            <text:p>83.0351</text:p>
          </table:table-cell>
          <table:table-cell office:value-type="float" office:value="82.998500000000007" table:style-name="ce1">
            <text:p>82.9985</text:p>
          </table:table-cell>
          <table:table-cell office:value-type="float" office:value="82.815299999999993" table:style-name="ce1">
            <text:p>82.8153</text:p>
          </table:table-cell>
          <table:table-cell office:value-type="float" office:value="85.663899999999998" table:style-name="ce1">
            <text:p>85.6639</text:p>
          </table:table-cell>
          <table:table-cell office:value-type="float" office:value="83.144900000000007" table:style-name="ce1">
            <text:p>83.1449</text:p>
          </table:table-cell>
          <table:table-cell office:value-type="float" office:value="82.608000000000004" table:style-name="ce1">
            <text:p>82.608</text:p>
          </table:table-cell>
          <table:table-cell office:value-type="float" office:value="84.365300000000005" table:style-name="ce1">
            <text:p>84.3653</text:p>
          </table:table-cell>
          <table:table-cell office:value-type="float" office:value="83.25" table:style-name="ce1">
            <text:p>83.25</text:p>
          </table:table-cell>
          <table:table-cell office:value-type="float" office:value="83.153700000000001" table:style-name="ce1">
            <text:p>83.1537</text:p>
          </table:table-cell>
          <table:table-cell table:style-name="ce1"/>
          <table:table-cell office:value-type="float" office:value="83.157503448275861" table:formula="of:=AVERAGE([.C7:.AE7])" table:style-name="ce1">
            <text:p>83.1575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33.39099999999999" table:style-name="ce1">
            <text:p>133.391</text:p>
          </table:table-cell>
          <table:table-cell office:value-type="float" office:value="132.523" table:style-name="ce1">
            <text:p>132.523</text:p>
          </table:table-cell>
          <table:table-cell office:value-type="float" office:value="132.453" table:style-name="ce1">
            <text:p>132.453</text:p>
          </table:table-cell>
          <table:table-cell office:value-type="float" office:value="132.911" table:style-name="ce1">
            <text:p>132.911</text:p>
          </table:table-cell>
          <table:table-cell office:value-type="float" office:value="132.54400000000001" table:style-name="ce1">
            <text:p>132.544</text:p>
          </table:table-cell>
          <table:table-cell office:value-type="float" office:value="132.79" table:style-name="ce1">
            <text:p>132.79</text:p>
          </table:table-cell>
          <table:table-cell office:value-type="float" office:value="133.048" table:style-name="ce1">
            <text:p>133.048</text:p>
          </table:table-cell>
          <table:table-cell office:value-type="float" office:value="132.773" table:style-name="ce1">
            <text:p>132.773</text:p>
          </table:table-cell>
          <table:table-cell office:value-type="float" office:value="132.988" table:style-name="ce1">
            <text:p>132.988</text:p>
          </table:table-cell>
          <table:table-cell office:value-type="float" office:value="134.709" table:style-name="ce1">
            <text:p>134.709</text:p>
          </table:table-cell>
          <table:table-cell office:value-type="float" office:value="133.69900000000001" table:style-name="ce1">
            <text:p>133.699</text:p>
          </table:table-cell>
          <table:table-cell office:value-type="float" office:value="133.24700000000001" table:style-name="ce1">
            <text:p>133.247</text:p>
          </table:table-cell>
          <table:table-cell office:value-type="float" office:value="134.02099999999999" table:style-name="ce1">
            <text:p>134.021</text:p>
          </table:table-cell>
          <table:table-cell office:value-type="float" office:value="132.63399999999999" table:style-name="ce1">
            <text:p>132.634</text:p>
          </table:table-cell>
          <table:table-cell office:value-type="float" office:value="132.898" table:style-name="ce1">
            <text:p>132.898</text:p>
          </table:table-cell>
          <table:table-cell office:value-type="float" office:value="132.227" table:style-name="ce1">
            <text:p>132.227</text:p>
          </table:table-cell>
          <table:table-cell office:value-type="float" office:value="134.536" table:style-name="ce1">
            <text:p>134.536</text:p>
          </table:table-cell>
          <table:table-cell office:value-type="float" office:value="136.50700000000001" table:style-name="ce1">
            <text:p>136.507</text:p>
          </table:table-cell>
          <table:table-cell office:value-type="float" office:value="133.697" table:style-name="ce1">
            <text:p>133.697</text:p>
          </table:table-cell>
          <table:table-cell office:value-type="float" office:value="133.56100000000001" table:style-name="ce1">
            <text:p>133.561</text:p>
          </table:table-cell>
          <table:table-cell office:value-type="float" office:value="133.24600000000001" table:style-name="ce1">
            <text:p>133.246</text:p>
          </table:table-cell>
          <table:table-cell office:value-type="float" office:value="133.095" table:style-name="ce1">
            <text:p>133.095</text:p>
          </table:table-cell>
          <table:table-cell office:value-type="float" office:value="132.06399999999999" table:style-name="ce1">
            <text:p>132.064</text:p>
          </table:table-cell>
          <table:table-cell office:value-type="float" office:value="133.61799999999999" table:style-name="ce1">
            <text:p>133.618</text:p>
          </table:table-cell>
          <table:table-cell office:value-type="float" office:value="133.90199999999999" table:style-name="ce1">
            <text:p>133.902</text:p>
          </table:table-cell>
          <table:table-cell office:value-type="float" office:value="132.72" table:style-name="ce1">
            <text:p>132.72</text:p>
          </table:table-cell>
          <table:table-cell office:value-type="float" office:value="133.17599999999999" table:style-name="ce1">
            <text:p>133.176</text:p>
          </table:table-cell>
          <table:table-cell office:value-type="float" office:value="132.96299999999999" table:style-name="ce1">
            <text:p>132.963</text:p>
          </table:table-cell>
          <table:table-cell office:value-type="float" office:value="132.64099999999999" table:style-name="ce1">
            <text:p>132.641</text:p>
          </table:table-cell>
          <table:table-cell office:value-type="float" office:value="134.76599999999999" table:style-name="ce1">
            <text:p>134.766</text:p>
          </table:table-cell>
          <table:table-cell table:style-name="ce1"/>
          <table:table-cell office:value-type="float" office:value="133.30886206896554" table:formula="of:=AVERAGE([.C8:.AE8])" table:style-name="ce1">
            <text:p>133.308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00.839" table:style-name="ce1">
            <text:p>200.839</text:p>
          </table:table-cell>
          <table:table-cell office:value-type="float" office:value="206.334" table:style-name="ce1">
            <text:p>206.334</text:p>
          </table:table-cell>
          <table:table-cell office:value-type="float" office:value="202.571" table:style-name="ce1">
            <text:p>202.571</text:p>
          </table:table-cell>
          <table:table-cell office:value-type="float" office:value="201.67500000000001" table:style-name="ce1">
            <text:p>201.675</text:p>
          </table:table-cell>
          <table:table-cell office:value-type="float" office:value="201.864" table:style-name="ce1">
            <text:p>201.864</text:p>
          </table:table-cell>
          <table:table-cell office:value-type="float" office:value="203.892" table:style-name="ce1">
            <text:p>203.892</text:p>
          </table:table-cell>
          <table:table-cell office:value-type="float" office:value="201.16300000000001" table:style-name="ce1">
            <text:p>201.163</text:p>
          </table:table-cell>
          <table:table-cell office:value-type="float" office:value="204.357" table:style-name="ce1">
            <text:p>204.357</text:p>
          </table:table-cell>
          <table:table-cell office:value-type="float" office:value="199.524" table:style-name="ce1">
            <text:p>199.524</text:p>
          </table:table-cell>
          <table:table-cell office:value-type="float" office:value="211.56100000000001" table:style-name="ce1">
            <text:p>211.561</text:p>
          </table:table-cell>
          <table:table-cell office:value-type="float" office:value="201.62" table:style-name="ce1">
            <text:p>201.62</text:p>
          </table:table-cell>
          <table:table-cell office:value-type="float" office:value="201.81800000000001" table:style-name="ce1">
            <text:p>201.818</text:p>
          </table:table-cell>
          <table:table-cell office:value-type="float" office:value="201.74700000000001" table:style-name="ce1">
            <text:p>201.747</text:p>
          </table:table-cell>
          <table:table-cell office:value-type="float" office:value="201.30199999999999" table:style-name="ce1">
            <text:p>201.302</text:p>
          </table:table-cell>
          <table:table-cell office:value-type="float" office:value="201.47900000000001" table:style-name="ce1">
            <text:p>201.479</text:p>
          </table:table-cell>
          <table:table-cell office:value-type="float" office:value="201.904" table:style-name="ce1">
            <text:p>201.904</text:p>
          </table:table-cell>
          <table:table-cell office:value-type="float" office:value="200.57400000000001" table:style-name="ce1">
            <text:p>200.574</text:p>
          </table:table-cell>
          <table:table-cell office:value-type="float" office:value="201.53800000000001" table:style-name="ce1">
            <text:p>201.538</text:p>
          </table:table-cell>
          <table:table-cell office:value-type="float" office:value="201.52600000000001" table:style-name="ce1">
            <text:p>201.526</text:p>
          </table:table-cell>
          <table:table-cell office:value-type="float" office:value="202.036" table:style-name="ce1">
            <text:p>202.036</text:p>
          </table:table-cell>
          <table:table-cell office:value-type="float" office:value="199.899" table:style-name="ce1">
            <text:p>199.899</text:p>
          </table:table-cell>
          <table:table-cell office:value-type="float" office:value="199.375" table:style-name="ce1">
            <text:p>199.375</text:p>
          </table:table-cell>
          <table:table-cell office:value-type="float" office:value="202.833" table:style-name="ce1">
            <text:p>202.833</text:p>
          </table:table-cell>
          <table:table-cell office:value-type="float" office:value="200.71700000000001" table:style-name="ce1">
            <text:p>200.717</text:p>
          </table:table-cell>
          <table:table-cell office:value-type="float" office:value="202.19499999999999" table:style-name="ce1">
            <text:p>202.195</text:p>
          </table:table-cell>
          <table:table-cell office:value-type="float" office:value="202.001" table:style-name="ce1">
            <text:p>202.001</text:p>
          </table:table-cell>
          <table:table-cell office:value-type="float" office:value="200.934" table:style-name="ce1">
            <text:p>200.934</text:p>
          </table:table-cell>
          <table:table-cell office:value-type="float" office:value="203.31299999999999" table:style-name="ce1">
            <text:p>203.313</text:p>
          </table:table-cell>
          <table:table-cell office:value-type="float" office:value="202.47499999999999" table:style-name="ce1">
            <text:p>202.475</text:p>
          </table:table-cell>
          <table:table-cell office:value-type="float" office:value="203.91399999999999" table:style-name="ce1">
            <text:p>203.914</text:p>
          </table:table-cell>
          <table:table-cell table:style-name="ce1"/>
          <table:table-cell office:value-type="float" office:value="202.28072413793103" table:formula="of:=AVERAGE([.C9:.AE9])" table:style-name="ce1">
            <text:p>202.280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88.70600000000002" table:style-name="ce1">
            <text:p>288.706</text:p>
          </table:table-cell>
          <table:table-cell office:value-type="float" office:value="287.95999999999998" table:style-name="ce1">
            <text:p>287.96</text:p>
          </table:table-cell>
          <table:table-cell office:value-type="float" office:value="286.423" table:style-name="ce1">
            <text:p>286.423</text:p>
          </table:table-cell>
          <table:table-cell office:value-type="float" office:value="287.05" table:style-name="ce1">
            <text:p>287.05</text:p>
          </table:table-cell>
          <table:table-cell office:value-type="float" office:value="290.767" table:style-name="ce1">
            <text:p>290.767</text:p>
          </table:table-cell>
          <table:table-cell office:value-type="float" office:value="288.09500000000003" table:style-name="ce1">
            <text:p>288.095</text:p>
          </table:table-cell>
          <table:table-cell office:value-type="float" office:value="287.20600000000002" table:style-name="ce1">
            <text:p>287.206</text:p>
          </table:table-cell>
          <table:table-cell office:value-type="float" office:value="288.53300000000002" table:style-name="ce1">
            <text:p>288.533</text:p>
          </table:table-cell>
          <table:table-cell office:value-type="float" office:value="287.00700000000001" table:style-name="ce1">
            <text:p>287.007</text:p>
          </table:table-cell>
          <table:table-cell office:value-type="float" office:value="291.11500000000001" table:style-name="ce1">
            <text:p>291.115</text:p>
          </table:table-cell>
          <table:table-cell office:value-type="float" office:value="287.06200000000001" table:style-name="ce1">
            <text:p>287.062</text:p>
          </table:table-cell>
          <table:table-cell office:value-type="float" office:value="286.54899999999998" table:style-name="ce1">
            <text:p>286.549</text:p>
          </table:table-cell>
          <table:table-cell office:value-type="float" office:value="287.91500000000002" table:style-name="ce1">
            <text:p>287.915</text:p>
          </table:table-cell>
          <table:table-cell office:value-type="float" office:value="286.916" table:style-name="ce1">
            <text:p>286.916</text:p>
          </table:table-cell>
          <table:table-cell office:value-type="float" office:value="287.029" table:style-name="ce1">
            <text:p>287.029</text:p>
          </table:table-cell>
          <table:table-cell office:value-type="float" office:value="289.13" table:style-name="ce1">
            <text:p>289.13</text:p>
          </table:table-cell>
          <table:table-cell office:value-type="float" office:value="288.48099999999999" table:style-name="ce1">
            <text:p>288.481</text:p>
          </table:table-cell>
          <table:table-cell office:value-type="float" office:value="286.74099999999999" table:style-name="ce1">
            <text:p>286.741</text:p>
          </table:table-cell>
          <table:table-cell office:value-type="float" office:value="286.702" table:style-name="ce1">
            <text:p>286.702</text:p>
          </table:table-cell>
          <table:table-cell office:value-type="float" office:value="290.024" table:style-name="ce1">
            <text:p>290.024</text:p>
          </table:table-cell>
          <table:table-cell office:value-type="float" office:value="296.56599999999997" table:style-name="ce1">
            <text:p>296.566</text:p>
          </table:table-cell>
          <table:table-cell office:value-type="float" office:value="287.89299999999997" table:style-name="ce1">
            <text:p>287.893</text:p>
          </table:table-cell>
          <table:table-cell office:value-type="float" office:value="289.46499999999997" table:style-name="ce1">
            <text:p>289.465</text:p>
          </table:table-cell>
          <table:table-cell office:value-type="float" office:value="287.142" table:style-name="ce1">
            <text:p>287.142</text:p>
          </table:table-cell>
          <table:table-cell office:value-type="float" office:value="287.512" table:style-name="ce1">
            <text:p>287.512</text:p>
          </table:table-cell>
          <table:table-cell office:value-type="float" office:value="288.35000000000002" table:style-name="ce1">
            <text:p>288.35</text:p>
          </table:table-cell>
          <table:table-cell office:value-type="float" office:value="286.53300000000002" table:style-name="ce1">
            <text:p>286.533</text:p>
          </table:table-cell>
          <table:table-cell office:value-type="float" office:value="290.488" table:style-name="ce1">
            <text:p>290.488</text:p>
          </table:table-cell>
          <table:table-cell office:value-type="float" office:value="288.25799999999998" table:style-name="ce1">
            <text:p>288.258</text:p>
          </table:table-cell>
          <table:table-cell office:value-type="float" office:value="287.30700000000002" table:style-name="ce1">
            <text:p>287.307</text:p>
          </table:table-cell>
          <table:table-cell table:style-name="ce1"/>
          <table:table-cell office:value-type="float" office:value="288.28341379310348" table:formula="of:=AVERAGE([.C10:.AE10])" table:style-name="ce1">
            <text:p>288.283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98.68200000000002" table:style-name="ce1">
            <text:p>398.682</text:p>
          </table:table-cell>
          <table:table-cell office:value-type="float" office:value="396.34899999999999" table:style-name="ce1">
            <text:p>396.349</text:p>
          </table:table-cell>
          <table:table-cell office:value-type="float" office:value="394.714" table:style-name="ce1">
            <text:p>394.714</text:p>
          </table:table-cell>
          <table:table-cell office:value-type="float" office:value="399.08199999999999" table:style-name="ce1">
            <text:p>399.082</text:p>
          </table:table-cell>
          <table:table-cell office:value-type="float" office:value="394.55599999999998" table:style-name="ce1">
            <text:p>394.556</text:p>
          </table:table-cell>
          <table:table-cell office:value-type="float" office:value="396.31400000000002" table:style-name="ce1">
            <text:p>396.314</text:p>
          </table:table-cell>
          <table:table-cell office:value-type="float" office:value="400.06900000000002" table:style-name="ce1">
            <text:p>400.069</text:p>
          </table:table-cell>
          <table:table-cell office:value-type="float" office:value="395.77" table:style-name="ce1">
            <text:p>395.77</text:p>
          </table:table-cell>
          <table:table-cell office:value-type="float" office:value="394.48899999999998" table:style-name="ce1">
            <text:p>394.489</text:p>
          </table:table-cell>
          <table:table-cell office:value-type="float" office:value="394.96199999999999" table:style-name="ce1">
            <text:p>394.962</text:p>
          </table:table-cell>
          <table:table-cell office:value-type="float" office:value="396.81" table:style-name="ce1">
            <text:p>396.81</text:p>
          </table:table-cell>
          <table:table-cell office:value-type="float" office:value="397.64499999999998" table:style-name="ce1">
            <text:p>397.645</text:p>
          </table:table-cell>
          <table:table-cell office:value-type="float" office:value="397.7" table:style-name="ce1">
            <text:p>397.7</text:p>
          </table:table-cell>
          <table:table-cell office:value-type="float" office:value="395.43099999999998" table:style-name="ce1">
            <text:p>395.431</text:p>
          </table:table-cell>
          <table:table-cell office:value-type="float" office:value="398.57299999999998" table:style-name="ce1">
            <text:p>398.573</text:p>
          </table:table-cell>
          <table:table-cell office:value-type="float" office:value="393.77699999999999" table:style-name="ce1">
            <text:p>393.777</text:p>
          </table:table-cell>
          <table:table-cell office:value-type="float" office:value="394.66199999999998" table:style-name="ce1">
            <text:p>394.662</text:p>
          </table:table-cell>
          <table:table-cell office:value-type="float" office:value="394.44099999999997" table:style-name="ce1">
            <text:p>394.441</text:p>
          </table:table-cell>
          <table:table-cell office:value-type="float" office:value="395.82799999999997" table:style-name="ce1">
            <text:p>395.828</text:p>
          </table:table-cell>
          <table:table-cell office:value-type="float" office:value="406.46499999999997" table:style-name="ce1">
            <text:p>406.465</text:p>
          </table:table-cell>
          <table:table-cell office:value-type="float" office:value="396.72699999999998" table:style-name="ce1">
            <text:p>396.727</text:p>
          </table:table-cell>
          <table:table-cell office:value-type="float" office:value="397.608" table:style-name="ce1">
            <text:p>397.608</text:p>
          </table:table-cell>
          <table:table-cell office:value-type="float" office:value="394.57499999999999" table:style-name="ce1">
            <text:p>394.575</text:p>
          </table:table-cell>
          <table:table-cell office:value-type="float" office:value="394.27" table:style-name="ce1">
            <text:p>394.27</text:p>
          </table:table-cell>
          <table:table-cell office:value-type="float" office:value="396.06700000000001" table:style-name="ce1">
            <text:p>396.067</text:p>
          </table:table-cell>
          <table:table-cell office:value-type="float" office:value="395.55399999999997" table:style-name="ce1">
            <text:p>395.554</text:p>
          </table:table-cell>
          <table:table-cell office:value-type="float" office:value="398.27499999999998" table:style-name="ce1">
            <text:p>398.275</text:p>
          </table:table-cell>
          <table:table-cell office:value-type="float" office:value="401.28199999999998" table:style-name="ce1">
            <text:p>401.282</text:p>
          </table:table-cell>
          <table:table-cell office:value-type="float" office:value="416.58600000000001" table:style-name="ce1">
            <text:p>416.586</text:p>
          </table:table-cell>
          <table:table-cell office:value-type="float" office:value="402.28699999999998" table:style-name="ce1">
            <text:p>402.287</text:p>
          </table:table-cell>
          <table:table-cell table:style-name="ce1"/>
          <table:table-cell office:value-type="float" office:value="397.61613793103447" table:formula="of:=AVERAGE([.C11:.AE11])" table:style-name="ce1">
            <text:p>397.6161379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2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1616" table:style-name="ce1">
            <text:p>1.1616</text:p>
          </table:table-cell>
          <table:table-cell office:value-type="float" office:value="0.79888999999999999" table:style-name="ce1">
            <text:p>0.79889</text:p>
          </table:table-cell>
          <table:table-cell office:value-type="float" office:value="0.81323500000000004" table:style-name="ce1">
            <text:p>0.813235</text:p>
          </table:table-cell>
          <table:table-cell office:value-type="float" office:value="0.87383200000000005" table:style-name="ce1">
            <text:p>0.873832</text:p>
          </table:table-cell>
          <table:table-cell office:value-type="float" office:value="0.82230899999999996" table:style-name="ce1">
            <text:p>0.822309</text:p>
          </table:table-cell>
          <table:table-cell office:value-type="float" office:value="0.81323400000000001" table:style-name="ce1">
            <text:p>0.813234</text:p>
          </table:table-cell>
          <table:table-cell office:value-type="float" office:value="0.85802400000000001" table:style-name="ce1">
            <text:p>0.858024</text:p>
          </table:table-cell>
          <table:table-cell office:value-type="float" office:value="0.88612800000000003" table:style-name="ce1">
            <text:p>0.886128</text:p>
          </table:table-cell>
          <table:table-cell office:value-type="float" office:value="0.84572899999999995" table:style-name="ce1">
            <text:p>0.845729</text:p>
          </table:table-cell>
          <table:table-cell office:value-type="float" office:value="0.82992100000000002" table:style-name="ce1">
            <text:p>0.829921</text:p>
          </table:table-cell>
          <table:table-cell office:value-type="float" office:value="0.84836400000000001" table:style-name="ce1">
            <text:p>0.848364</text:p>
          </table:table-cell>
          <table:table-cell office:value-type="float" office:value="0.80415899999999996" table:style-name="ce1">
            <text:p>0.804159</text:p>
          </table:table-cell>
          <table:table-cell office:value-type="float" office:value="0.84367999999999999" table:style-name="ce1">
            <text:p>0.84368</text:p>
          </table:table-cell>
          <table:table-cell office:value-type="float" office:value="0.81059999999999999" table:style-name="ce1">
            <text:p>0.8106</text:p>
          </table:table-cell>
          <table:table-cell office:value-type="float" office:value="0.86914800000000003" table:style-name="ce1">
            <text:p>0.869148</text:p>
          </table:table-cell>
          <table:table-cell office:value-type="float" office:value="0.82084599999999996" table:style-name="ce1">
            <text:p>0.820846</text:p>
          </table:table-cell>
          <table:table-cell office:value-type="float" office:value="0.78395999999999999" table:style-name="ce1">
            <text:p>0.78396</text:p>
          </table:table-cell>
          <table:table-cell office:value-type="float" office:value="0.81294200000000005" table:style-name="ce1">
            <text:p>0.812942</text:p>
          </table:table-cell>
          <table:table-cell office:value-type="float" office:value="0.83577500000000005" table:style-name="ce1">
            <text:p>0.835775</text:p>
          </table:table-cell>
          <table:table-cell office:value-type="float" office:value="0.78776599999999997" table:style-name="ce1">
            <text:p>0.787766</text:p>
          </table:table-cell>
          <table:table-cell office:value-type="float" office:value="0.81089299999999997" table:style-name="ce1">
            <text:p>0.810893</text:p>
          </table:table-cell>
          <table:table-cell office:value-type="float" office:value="0.822017" table:style-name="ce1">
            <text:p>0.822017</text:p>
          </table:table-cell>
          <table:table-cell office:value-type="float" office:value="0.81001500000000004" table:style-name="ce1">
            <text:p>0.810015</text:p>
          </table:table-cell>
          <table:table-cell office:value-type="float" office:value="0.81616200000000005" table:style-name="ce1">
            <text:p>0.816162</text:p>
          </table:table-cell>
          <table:table-cell office:value-type="float" office:value="0.825237" table:style-name="ce1">
            <text:p>0.825237</text:p>
          </table:table-cell>
          <table:table-cell office:value-type="float" office:value="0.85216999999999998" table:style-name="ce1">
            <text:p>0.85217</text:p>
          </table:table-cell>
          <table:table-cell office:value-type="float" office:value="0.84104500000000004" table:style-name="ce1">
            <text:p>0.841045</text:p>
          </table:table-cell>
          <table:table-cell office:value-type="float" office:value="0.83226299999999998" table:style-name="ce1">
            <text:p>0.832263</text:p>
          </table:table-cell>
          <table:table-cell office:value-type="float" office:value="0.80854999999999999" table:style-name="ce1">
            <text:p>0.80855</text:p>
          </table:table-cell>
          <table:table-cell office:value-type="float" office:value="0.82084599999999996" table:style-name="ce1">
            <text:p>0.820846</text:p>
          </table:table-cell>
          <table:table-cell table:style-name="ce1"/>
          <table:table-cell office:value-type="float" office:value="0.82750827586206899" table:formula="of:=AVERAGE([.C2:.AE2])" table:style-name="ce1">
            <text:p>0.82750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2500100000000001" table:style-name="ce1">
            <text:p>3.25001</text:p>
          </table:table-cell>
          <table:table-cell office:value-type="float" office:value="3.2634799999999999" table:style-name="ce1">
            <text:p>3.26348</text:p>
          </table:table-cell>
          <table:table-cell office:value-type="float" office:value="3.27372" table:style-name="ce1">
            <text:p>3.27372</text:p>
          </table:table-cell>
          <table:table-cell office:value-type="float" office:value="3.2649400000000002" table:style-name="ce1">
            <text:p>3.26494</text:p>
          </table:table-cell>
          <table:table-cell office:value-type="float" office:value="3.3662299999999998" table:style-name="ce1">
            <text:p>3.36623</text:p>
          </table:table-cell>
          <table:table-cell office:value-type="float" office:value="3.2667000000000002" table:style-name="ce1">
            <text:p>3.2667</text:p>
          </table:table-cell>
          <table:table-cell office:value-type="float" office:value="3.2541099999999998" table:style-name="ce1">
            <text:p>3.25411</text:p>
          </table:table-cell>
          <table:table-cell office:value-type="float" office:value="3.2693300000000001" table:style-name="ce1">
            <text:p>3.26933</text:p>
          </table:table-cell>
          <table:table-cell office:value-type="float" office:value="3.6127199999999999" table:style-name="ce1">
            <text:p>3.61272</text:p>
          </table:table-cell>
          <table:table-cell office:value-type="float" office:value="3.7482600000000001" table:style-name="ce1">
            <text:p>3.74826</text:p>
          </table:table-cell>
          <table:table-cell office:value-type="float" office:value="3.6885400000000002" table:style-name="ce1">
            <text:p>3.68854</text:p>
          </table:table-cell>
          <table:table-cell office:value-type="float" office:value="3.2664" table:style-name="ce1">
            <text:p>3.2664</text:p>
          </table:table-cell>
          <table:table-cell office:value-type="float" office:value="3.2558699999999998" table:style-name="ce1">
            <text:p>3.25587</text:p>
          </table:table-cell>
          <table:table-cell office:value-type="float" office:value="3.27197" table:style-name="ce1">
            <text:p>3.27197</text:p>
          </table:table-cell>
          <table:table-cell office:value-type="float" office:value="3.2950900000000001" table:style-name="ce1">
            <text:p>3.29509</text:p>
          </table:table-cell>
          <table:table-cell office:value-type="float" office:value="3.3015300000000001" table:style-name="ce1">
            <text:p>3.30153</text:p>
          </table:table-cell>
          <table:table-cell office:value-type="float" office:value="3.3117800000000002" table:style-name="ce1">
            <text:p>3.31178</text:p>
          </table:table-cell>
          <table:table-cell office:value-type="float" office:value="3.2710900000000001" table:style-name="ce1">
            <text:p>3.27109</text:p>
          </table:table-cell>
          <table:table-cell office:value-type="float" office:value="3.2895300000000001" table:style-name="ce1">
            <text:p>3.28953</text:p>
          </table:table-cell>
          <table:table-cell office:value-type="float" office:value="3.3038799999999999" table:style-name="ce1">
            <text:p>3.30388</text:p>
          </table:table-cell>
          <table:table-cell office:value-type="float" office:value="3.2230799999999999" table:style-name="ce1">
            <text:p>3.22308</text:p>
          </table:table-cell>
          <table:table-cell office:value-type="float" office:value="3.2924600000000002" table:style-name="ce1">
            <text:p>3.29246</text:p>
          </table:table-cell>
          <table:table-cell office:value-type="float" office:value="3.7225000000000001" table:style-name="ce1">
            <text:p>3.7225</text:p>
          </table:table-cell>
          <table:table-cell office:value-type="float" office:value="3.73421" table:style-name="ce1">
            <text:p>3.73421</text:p>
          </table:table-cell>
          <table:table-cell office:value-type="float" office:value="3.7766500000000001" table:style-name="ce1">
            <text:p>3.77665</text:p>
          </table:table-cell>
          <table:table-cell office:value-type="float" office:value="3.2690399999999999" table:style-name="ce1">
            <text:p>3.26904</text:p>
          </table:table-cell>
          <table:table-cell office:value-type="float" office:value="3.26084" table:style-name="ce1">
            <text:p>3.26084</text:p>
          </table:table-cell>
          <table:table-cell office:value-type="float" office:value="3.2661099999999998" table:style-name="ce1">
            <text:p>3.26611</text:p>
          </table:table-cell>
          <table:table-cell office:value-type="float" office:value="3.2669899999999998" table:style-name="ce1">
            <text:p>3.26699</text:p>
          </table:table-cell>
          <table:table-cell office:value-type="float" office:value="3.8972600000000002" table:style-name="ce1">
            <text:p>3.89726</text:p>
          </table:table-cell>
          <table:table-cell table:style-name="ce1"/>
          <table:table-cell office:value-type="float" office:value="3.3891141379310352" table:formula="of:=AVERAGE([.C3:.AE3])" table:style-name="ce1">
            <text:p>3.38911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3774" table:style-name="ce1">
            <text:p>10.3774</text:p>
          </table:table-cell>
          <table:table-cell office:value-type="float" office:value="10.105399999999999" table:style-name="ce1">
            <text:p>10.1054</text:p>
          </table:table-cell>
          <table:table-cell office:value-type="float" office:value="9.7752099999999995" table:style-name="ce1">
            <text:p>9.77521</text:p>
          </table:table-cell>
          <table:table-cell office:value-type="float" office:value="9.70641" table:style-name="ce1">
            <text:p>9.70641</text:p>
          </table:table-cell>
          <table:table-cell office:value-type="float" office:value="10.2989" table:style-name="ce1">
            <text:p>10.2989</text:p>
          </table:table-cell>
          <table:table-cell office:value-type="float" office:value="10.1736" table:style-name="ce1">
            <text:p>10.1736</text:p>
          </table:table-cell>
          <table:table-cell office:value-type="float" office:value="10.855700000000001" table:style-name="ce1">
            <text:p>10.8557</text:p>
          </table:table-cell>
          <table:table-cell office:value-type="float" office:value="10.105399999999999" table:style-name="ce1">
            <text:p>10.1054</text:p>
          </table:table-cell>
          <table:table-cell office:value-type="float" office:value="9.8823500000000006" table:style-name="ce1">
            <text:p>9.88235</text:p>
          </table:table-cell>
          <table:table-cell office:value-type="float" office:value="10.322900000000001" table:style-name="ce1">
            <text:p>10.3229</text:p>
          </table:table-cell>
          <table:table-cell office:value-type="float" office:value="10.2052" table:style-name="ce1">
            <text:p>10.2052</text:p>
          </table:table-cell>
          <table:table-cell office:value-type="float" office:value="9.8331700000000009" table:style-name="ce1">
            <text:p>9.83317</text:p>
          </table:table-cell>
          <table:table-cell office:value-type="float" office:value="9.9382699999999993" table:style-name="ce1">
            <text:p>9.93827</text:p>
          </table:table-cell>
          <table:table-cell office:value-type="float" office:value="9.8805999999999994" table:style-name="ce1">
            <text:p>9.8806</text:p>
          </table:table-cell>
          <table:table-cell office:value-type="float" office:value="9.5761500000000002" table:style-name="ce1">
            <text:p>9.57615</text:p>
          </table:table-cell>
          <table:table-cell office:value-type="float" office:value="10.2966" table:style-name="ce1">
            <text:p>10.2966</text:p>
          </table:table-cell>
          <table:table-cell office:value-type="float" office:value="9.9965200000000003" table:style-name="ce1">
            <text:p>9.99652</text:p>
          </table:table-cell>
          <table:table-cell office:value-type="float" office:value="9.8735700000000008" table:style-name="ce1">
            <text:p>9.87357</text:p>
          </table:table-cell>
          <table:table-cell office:value-type="float" office:value="9.6584099999999999" table:style-name="ce1">
            <text:p>9.65841</text:p>
          </table:table-cell>
          <table:table-cell office:value-type="float" office:value="10.660500000000001" table:style-name="ce1">
            <text:p>10.6605</text:p>
          </table:table-cell>
          <table:table-cell office:value-type="float" office:value="9.9795400000000001" table:style-name="ce1">
            <text:p>9.97954</text:p>
          </table:table-cell>
          <table:table-cell office:value-type="float" office:value="10.057399999999999" table:style-name="ce1">
            <text:p>10.0574</text:p>
          </table:table-cell>
          <table:table-cell office:value-type="float" office:value="9.7327600000000007" table:style-name="ce1">
            <text:p>9.73276</text:p>
          </table:table-cell>
          <table:table-cell office:value-type="float" office:value="10.0966" table:style-name="ce1">
            <text:p>10.0966</text:p>
          </table:table-cell>
          <table:table-cell office:value-type="float" office:value="9.7307100000000002" table:style-name="ce1">
            <text:p>9.73071</text:p>
          </table:table-cell>
          <table:table-cell office:value-type="float" office:value="10.073499999999999" table:style-name="ce1">
            <text:p>10.0735</text:p>
          </table:table-cell>
          <table:table-cell office:value-type="float" office:value="10.138199999999999" table:style-name="ce1">
            <text:p>10.1382</text:p>
          </table:table-cell>
          <table:table-cell office:value-type="float" office:value="10.2989" table:style-name="ce1">
            <text:p>10.2989</text:p>
          </table:table-cell>
          <table:table-cell office:value-type="float" office:value="9.6747999999999994" table:style-name="ce1">
            <text:p>9.6748</text:p>
          </table:table-cell>
          <table:table-cell office:value-type="float" office:value="10.480399999999999" table:style-name="ce1">
            <text:p>10.4804</text:p>
          </table:table-cell>
          <table:table-cell table:style-name="ce1"/>
          <table:table-cell office:value-type="float" office:value="10.048540344827586" table:formula="of:=AVERAGE([.C4:.AE4])" table:style-name="ce1">
            <text:p>10.04854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3.882100000000001" table:style-name="ce1">
            <text:p>23.8821</text:p>
          </table:table-cell>
          <table:table-cell office:value-type="float" office:value="23.707599999999999" table:style-name="ce1">
            <text:p>23.7076</text:p>
          </table:table-cell>
          <table:table-cell office:value-type="float" office:value="23.882400000000001" table:style-name="ce1">
            <text:p>23.8824</text:p>
          </table:table-cell>
          <table:table-cell office:value-type="float" office:value="23.720199999999998" table:style-name="ce1">
            <text:p>23.7202</text:p>
          </table:table-cell>
          <table:table-cell office:value-type="float" office:value="23.4161" table:style-name="ce1">
            <text:p>23.4161</text:p>
          </table:table-cell>
          <table:table-cell office:value-type="float" office:value="24.043700000000001" table:style-name="ce1">
            <text:p>24.0437</text:p>
          </table:table-cell>
          <table:table-cell office:value-type="float" office:value="23.7483" table:style-name="ce1">
            <text:p>23.7483</text:p>
          </table:table-cell>
          <table:table-cell office:value-type="float" office:value="23.682500000000001" table:style-name="ce1">
            <text:p>23.6825</text:p>
          </table:table-cell>
          <table:table-cell office:value-type="float" office:value="23.6248" table:style-name="ce1">
            <text:p>23.6248</text:p>
          </table:table-cell>
          <table:table-cell office:value-type="float" office:value="23.832100000000001" table:style-name="ce1">
            <text:p>23.8321</text:p>
          </table:table-cell>
          <table:table-cell office:value-type="float" office:value="24.2319" table:style-name="ce1">
            <text:p>24.2319</text:p>
          </table:table-cell>
          <table:table-cell office:value-type="float" office:value="23.808" table:style-name="ce1">
            <text:p>23.808</text:p>
          </table:table-cell>
          <table:table-cell office:value-type="float" office:value="23.646999999999998" table:style-name="ce1">
            <text:p>23.647</text:p>
          </table:table-cell>
          <table:table-cell office:value-type="float" office:value="24.008900000000001" table:style-name="ce1">
            <text:p>24.0089</text:p>
          </table:table-cell>
          <table:table-cell office:value-type="float" office:value="23.898199999999999" table:style-name="ce1">
            <text:p>23.8982</text:p>
          </table:table-cell>
          <table:table-cell office:value-type="float" office:value="24.043700000000001" table:style-name="ce1">
            <text:p>24.0437</text:p>
          </table:table-cell>
          <table:table-cell office:value-type="float" office:value="23.770900000000001" table:style-name="ce1">
            <text:p>23.7709</text:p>
          </table:table-cell>
          <table:table-cell office:value-type="float" office:value="24.376000000000001" table:style-name="ce1">
            <text:p>24.376</text:p>
          </table:table-cell>
          <table:table-cell office:value-type="float" office:value="23.870100000000001" table:style-name="ce1">
            <text:p>23.8701</text:p>
          </table:table-cell>
          <table:table-cell office:value-type="float" office:value="23.890899999999998" table:style-name="ce1">
            <text:p>23.8909</text:p>
          </table:table-cell>
          <table:table-cell office:value-type="float" office:value="23.8523" table:style-name="ce1">
            <text:p>23.8523</text:p>
          </table:table-cell>
          <table:table-cell office:value-type="float" office:value="24.186599999999999" table:style-name="ce1">
            <text:p>24.1866</text:p>
          </table:table-cell>
          <table:table-cell office:value-type="float" office:value="24.0273" table:style-name="ce1">
            <text:p>24.0273</text:p>
          </table:table-cell>
          <table:table-cell office:value-type="float" office:value="23.899100000000001" table:style-name="ce1">
            <text:p>23.8991</text:p>
          </table:table-cell>
          <table:table-cell office:value-type="float" office:value="23.511800000000001" table:style-name="ce1">
            <text:p>23.5118</text:p>
          </table:table-cell>
          <table:table-cell office:value-type="float" office:value="23.550999999999998" table:style-name="ce1">
            <text:p>23.551</text:p>
          </table:table-cell>
          <table:table-cell office:value-type="float" office:value="23.9755" table:style-name="ce1">
            <text:p>23.9755</text:p>
          </table:table-cell>
          <table:table-cell office:value-type="float" office:value="23.433900000000001" table:style-name="ce1">
            <text:p>23.4339</text:p>
          </table:table-cell>
          <table:table-cell office:value-type="float" office:value="23.725200000000001" table:style-name="ce1">
            <text:p>23.7252</text:p>
          </table:table-cell>
          <table:table-cell office:value-type="float" office:value="23.627700000000001" table:style-name="ce1">
            <text:p>23.6277</text:p>
          </table:table-cell>
          <table:table-cell table:style-name="ce1"/>
          <table:table-cell office:value-type="float" office:value="23.827368965517238" table:formula="of:=AVERAGE([.C5:.AE5])" table:style-name="ce1">
            <text:p>23.8273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7.390999999999998" table:style-name="ce1">
            <text:p>47.391</text:p>
          </table:table-cell>
          <table:table-cell office:value-type="float" office:value="47.005400000000002" table:style-name="ce1">
            <text:p>47.0054</text:p>
          </table:table-cell>
          <table:table-cell office:value-type="float" office:value="47.364899999999999" table:style-name="ce1">
            <text:p>47.3649</text:p>
          </table:table-cell>
          <table:table-cell office:value-type="float" office:value="47.465299999999999" table:style-name="ce1">
            <text:p>47.4653</text:p>
          </table:table-cell>
          <table:table-cell office:value-type="float" office:value="47.916200000000003" table:style-name="ce1">
            <text:p>47.9162</text:p>
          </table:table-cell>
          <table:table-cell office:value-type="float" office:value="49.771299999999997" table:style-name="ce1">
            <text:p>49.7713</text:p>
          </table:table-cell>
          <table:table-cell office:value-type="float" office:value="47.068399999999997" table:style-name="ce1">
            <text:p>47.0684</text:p>
          </table:table-cell>
          <table:table-cell office:value-type="float" office:value="47.640099999999997" table:style-name="ce1">
            <text:p>47.6401</text:p>
          </table:table-cell>
          <table:table-cell office:value-type="float" office:value="47.921700000000001" table:style-name="ce1">
            <text:p>47.9217</text:p>
          </table:table-cell>
          <table:table-cell office:value-type="float" office:value="47.099400000000003" table:style-name="ce1">
            <text:p>47.0994</text:p>
          </table:table-cell>
          <table:table-cell office:value-type="float" office:value="47.356699999999996" table:style-name="ce1">
            <text:p>47.3567</text:p>
          </table:table-cell>
          <table:table-cell office:value-type="float" office:value="47.588900000000002" table:style-name="ce1">
            <text:p>47.5889</text:p>
          </table:table-cell>
          <table:table-cell office:value-type="float" office:value="47.785600000000002" table:style-name="ce1">
            <text:p>47.7856</text:p>
          </table:table-cell>
          <table:table-cell office:value-type="float" office:value="47.418199999999999" table:style-name="ce1">
            <text:p>47.4182</text:p>
          </table:table-cell>
          <table:table-cell office:value-type="float" office:value="47.668199999999999" table:style-name="ce1">
            <text:p>47.6682</text:p>
          </table:table-cell>
          <table:table-cell office:value-type="float" office:value="47.302900000000001" table:style-name="ce1">
            <text:p>47.3029</text:p>
          </table:table-cell>
          <table:table-cell office:value-type="float" office:value="48.017699999999998" table:style-name="ce1">
            <text:p>48.0177</text:p>
          </table:table-cell>
          <table:table-cell office:value-type="float" office:value="47.614899999999999" table:style-name="ce1">
            <text:p>47.6149</text:p>
          </table:table-cell>
          <table:table-cell office:value-type="float" office:value="47.090299999999999" table:style-name="ce1">
            <text:p>47.0903</text:p>
          </table:table-cell>
          <table:table-cell office:value-type="float" office:value="47.751899999999999" table:style-name="ce1">
            <text:p>47.7519</text:p>
          </table:table-cell>
          <table:table-cell office:value-type="float" office:value="47.080100000000002" table:style-name="ce1">
            <text:p>47.0801</text:p>
          </table:table-cell>
          <table:table-cell office:value-type="float" office:value="47.997199999999999" table:style-name="ce1">
            <text:p>47.9972</text:p>
          </table:table-cell>
          <table:table-cell office:value-type="float" office:value="47.1541" table:style-name="ce1">
            <text:p>47.1541</text:p>
          </table:table-cell>
          <table:table-cell office:value-type="float" office:value="47.439599999999999" table:style-name="ce1">
            <text:p>47.4396</text:p>
          </table:table-cell>
          <table:table-cell office:value-type="float" office:value="47.586799999999997" table:style-name="ce1">
            <text:p>47.5868</text:p>
          </table:table-cell>
          <table:table-cell office:value-type="float" office:value="47.931399999999996" table:style-name="ce1">
            <text:p>47.9314</text:p>
          </table:table-cell>
          <table:table-cell office:value-type="float" office:value="47.555199999999999" table:style-name="ce1">
            <text:p>47.5552</text:p>
          </table:table-cell>
          <table:table-cell office:value-type="float" office:value="48.068100000000001" table:style-name="ce1">
            <text:p>48.0681</text:p>
          </table:table-cell>
          <table:table-cell office:value-type="float" office:value="47.578899999999997" table:style-name="ce1">
            <text:p>47.5789</text:p>
          </table:table-cell>
          <table:table-cell office:value-type="float" office:value="47.081000000000003" table:style-name="ce1">
            <text:p>47.081</text:p>
          </table:table-cell>
          <table:table-cell table:style-name="ce1"/>
          <table:table-cell office:value-type="float" office:value="47.597255172413789" table:formula="of:=AVERAGE([.C6:.AE6])" table:style-name="ce1">
            <text:p>47.5972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3.094800000000006" table:style-name="ce1">
            <text:p>83.0948</text:p>
          </table:table-cell>
          <table:table-cell office:value-type="float" office:value="82.673000000000002" table:style-name="ce1">
            <text:p>82.673</text:p>
          </table:table-cell>
          <table:table-cell office:value-type="float" office:value="82.631399999999999" table:style-name="ce1">
            <text:p>82.6314</text:p>
          </table:table-cell>
          <table:table-cell office:value-type="float" office:value="82.312299999999993" table:style-name="ce1">
            <text:p>82.3123</text:p>
          </table:table-cell>
          <table:table-cell office:value-type="float" office:value="83.423000000000002" table:style-name="ce1">
            <text:p>83.423</text:p>
          </table:table-cell>
          <table:table-cell office:value-type="float" office:value="83.480099999999993" table:style-name="ce1">
            <text:p>83.4801</text:p>
          </table:table-cell>
          <table:table-cell office:value-type="float" office:value="82.824600000000004" table:style-name="ce1">
            <text:p>82.8246</text:p>
          </table:table-cell>
          <table:table-cell office:value-type="float" office:value="83.160399999999996" table:style-name="ce1">
            <text:p>83.1604</text:p>
          </table:table-cell>
          <table:table-cell office:value-type="float" office:value="83.186199999999999" table:style-name="ce1">
            <text:p>83.1862</text:p>
          </table:table-cell>
          <table:table-cell office:value-type="float" office:value="83.438199999999995" table:style-name="ce1">
            <text:p>83.4382</text:p>
          </table:table-cell>
          <table:table-cell office:value-type="float" office:value="83.202299999999994" table:style-name="ce1">
            <text:p>83.2023</text:p>
          </table:table-cell>
          <table:table-cell office:value-type="float" office:value="82.344300000000004" table:style-name="ce1">
            <text:p>82.3443</text:p>
          </table:table-cell>
          <table:table-cell office:value-type="float" office:value="82.525199999999998" table:style-name="ce1">
            <text:p>82.5252</text:p>
          </table:table-cell>
          <table:table-cell office:value-type="float" office:value="83.361199999999997" table:style-name="ce1">
            <text:p>83.3612</text:p>
          </table:table-cell>
          <table:table-cell office:value-type="float" office:value="83.309399999999997" table:style-name="ce1">
            <text:p>83.3094</text:p>
          </table:table-cell>
          <table:table-cell office:value-type="float" office:value="83.270499999999998" table:style-name="ce1">
            <text:p>83.2705</text:p>
          </table:table-cell>
          <table:table-cell office:value-type="float" office:value="83.080200000000005" table:style-name="ce1">
            <text:p>83.0802</text:p>
          </table:table-cell>
          <table:table-cell office:value-type="float" office:value="82.172700000000006" table:style-name="ce1">
            <text:p>82.1727</text:p>
          </table:table-cell>
          <table:table-cell office:value-type="float" office:value="82.858900000000006" table:style-name="ce1">
            <text:p>82.8589</text:p>
          </table:table-cell>
          <table:table-cell office:value-type="float" office:value="82.572000000000003" table:style-name="ce1">
            <text:p>82.572</text:p>
          </table:table-cell>
          <table:table-cell office:value-type="float" office:value="82.819100000000006" table:style-name="ce1">
            <text:p>82.8191</text:p>
          </table:table-cell>
          <table:table-cell office:value-type="float" office:value="83.728899999999996" table:style-name="ce1">
            <text:p>83.7289</text:p>
          </table:table-cell>
          <table:table-cell office:value-type="float" office:value="82.432699999999997" table:style-name="ce1">
            <text:p>82.4327</text:p>
          </table:table-cell>
          <table:table-cell office:value-type="float" office:value="82.990899999999996" table:style-name="ce1">
            <text:p>82.9909</text:p>
          </table:table-cell>
          <table:table-cell office:value-type="float" office:value="82.827600000000004" table:style-name="ce1">
            <text:p>82.8276</text:p>
          </table:table-cell>
          <table:table-cell office:value-type="float" office:value="82.543000000000006" table:style-name="ce1">
            <text:p>82.543</text:p>
          </table:table-cell>
          <table:table-cell office:value-type="float" office:value="82.777500000000003" table:style-name="ce1">
            <text:p>82.7775</text:p>
          </table:table-cell>
          <table:table-cell office:value-type="float" office:value="83.257000000000005" table:style-name="ce1">
            <text:p>83.257</text:p>
          </table:table-cell>
          <table:table-cell office:value-type="float" office:value="83.295400000000001" table:style-name="ce1">
            <text:p>83.2954</text:p>
          </table:table-cell>
          <table:table-cell office:value-type="float" office:value="82.818200000000004" table:style-name="ce1">
            <text:p>82.8182</text:p>
          </table:table-cell>
          <table:table-cell table:style-name="ce1"/>
          <table:table-cell office:value-type="float" office:value="82.941937931034502" table:formula="of:=AVERAGE([.C7:.AE7])" table:style-name="ce1">
            <text:p>82.9419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35.411" table:style-name="ce1">
            <text:p>135.411</text:p>
          </table:table-cell>
          <table:table-cell office:value-type="float" office:value="133.17599999999999" table:style-name="ce1">
            <text:p>133.176</text:p>
          </table:table-cell>
          <table:table-cell office:value-type="float" office:value="140.46100000000001" table:style-name="ce1">
            <text:p>140.461</text:p>
          </table:table-cell>
          <table:table-cell office:value-type="float" office:value="132.756" table:style-name="ce1">
            <text:p>132.756</text:p>
          </table:table-cell>
          <table:table-cell office:value-type="float" office:value="132.411" table:style-name="ce1">
            <text:p>132.411</text:p>
          </table:table-cell>
          <table:table-cell office:value-type="float" office:value="133.26499999999999" table:style-name="ce1">
            <text:p>133.265</text:p>
          </table:table-cell>
          <table:table-cell office:value-type="float" office:value="132.99" table:style-name="ce1">
            <text:p>132.99</text:p>
          </table:table-cell>
          <table:table-cell office:value-type="float" office:value="132.596" table:style-name="ce1">
            <text:p>132.596</text:p>
          </table:table-cell>
          <table:table-cell office:value-type="float" office:value="134.11600000000001" table:style-name="ce1">
            <text:p>134.116</text:p>
          </table:table-cell>
          <table:table-cell office:value-type="float" office:value="132.864" table:style-name="ce1">
            <text:p>132.864</text:p>
          </table:table-cell>
          <table:table-cell office:value-type="float" office:value="132.374" table:style-name="ce1">
            <text:p>132.374</text:p>
          </table:table-cell>
          <table:table-cell office:value-type="float" office:value="132.67699999999999" table:style-name="ce1">
            <text:p>132.677</text:p>
          </table:table-cell>
          <table:table-cell office:value-type="float" office:value="132.589" table:style-name="ce1">
            <text:p>132.589</text:p>
          </table:table-cell>
          <table:table-cell office:value-type="float" office:value="132.512" table:style-name="ce1">
            <text:p>132.512</text:p>
          </table:table-cell>
          <table:table-cell office:value-type="float" office:value="132.38399999999999" table:style-name="ce1">
            <text:p>132.384</text:p>
          </table:table-cell>
          <table:table-cell office:value-type="float" office:value="134.30000000000001" table:style-name="ce1">
            <text:p>134.3</text:p>
          </table:table-cell>
          <table:table-cell office:value-type="float" office:value="133.83699999999999" table:style-name="ce1">
            <text:p>133.837</text:p>
          </table:table-cell>
          <table:table-cell office:value-type="float" office:value="133.399" table:style-name="ce1">
            <text:p>133.399</text:p>
          </table:table-cell>
          <table:table-cell office:value-type="float" office:value="134.03200000000001" table:style-name="ce1">
            <text:p>134.032</text:p>
          </table:table-cell>
          <table:table-cell office:value-type="float" office:value="132.32599999999999" table:style-name="ce1">
            <text:p>132.326</text:p>
          </table:table-cell>
          <table:table-cell office:value-type="float" office:value="132.53899999999999" table:style-name="ce1">
            <text:p>132.539</text:p>
          </table:table-cell>
          <table:table-cell office:value-type="float" office:value="132.191" table:style-name="ce1">
            <text:p>132.191</text:p>
          </table:table-cell>
          <table:table-cell office:value-type="float" office:value="133.61600000000001" table:style-name="ce1">
            <text:p>133.616</text:p>
          </table:table-cell>
          <table:table-cell office:value-type="float" office:value="135.024" table:style-name="ce1">
            <text:p>135.024</text:p>
          </table:table-cell>
          <table:table-cell office:value-type="float" office:value="134.107" table:style-name="ce1">
            <text:p>134.107</text:p>
          </table:table-cell>
          <table:table-cell office:value-type="float" office:value="134.16200000000001" table:style-name="ce1">
            <text:p>134.162</text:p>
          </table:table-cell>
          <table:table-cell office:value-type="float" office:value="133.13200000000001" table:style-name="ce1">
            <text:p>133.132</text:p>
          </table:table-cell>
          <table:table-cell office:value-type="float" office:value="133.125" table:style-name="ce1">
            <text:p>133.125</text:p>
          </table:table-cell>
          <table:table-cell office:value-type="float" office:value="132.93299999999999" table:style-name="ce1">
            <text:p>132.933</text:p>
          </table:table-cell>
          <table:table-cell office:value-type="float" office:value="134.072" table:style-name="ce1">
            <text:p>134.072</text:p>
          </table:table-cell>
          <table:table-cell table:style-name="ce1"/>
          <table:table-cell office:value-type="float" office:value="133.44710344827587" table:formula="of:=AVERAGE([.C8:.AE8])" table:style-name="ce1">
            <text:p>133.447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06.34100000000001" table:style-name="ce1">
            <text:p>206.341</text:p>
          </table:table-cell>
          <table:table-cell office:value-type="float" office:value="205.607" table:style-name="ce1">
            <text:p>205.607</text:p>
          </table:table-cell>
          <table:table-cell office:value-type="float" office:value="205.43799999999999" table:style-name="ce1">
            <text:p>205.438</text:p>
          </table:table-cell>
          <table:table-cell office:value-type="float" office:value="208.626" table:style-name="ce1">
            <text:p>208.626</text:p>
          </table:table-cell>
          <table:table-cell office:value-type="float" office:value="205.73500000000001" table:style-name="ce1">
            <text:p>205.735</text:p>
          </table:table-cell>
          <table:table-cell office:value-type="float" office:value="205.61699999999999" table:style-name="ce1">
            <text:p>205.617</text:p>
          </table:table-cell>
          <table:table-cell office:value-type="float" office:value="207.24" table:style-name="ce1">
            <text:p>207.24</text:p>
          </table:table-cell>
          <table:table-cell office:value-type="float" office:value="205.447" table:style-name="ce1">
            <text:p>205.447</text:p>
          </table:table-cell>
          <table:table-cell office:value-type="float" office:value="205.453" table:style-name="ce1">
            <text:p>205.453</text:p>
          </table:table-cell>
          <table:table-cell office:value-type="float" office:value="201.13" table:style-name="ce1">
            <text:p>201.13</text:p>
          </table:table-cell>
          <table:table-cell office:value-type="float" office:value="200.762" table:style-name="ce1">
            <text:p>200.762</text:p>
          </table:table-cell>
          <table:table-cell office:value-type="float" office:value="204.12100000000001" table:style-name="ce1">
            <text:p>204.121</text:p>
          </table:table-cell>
          <table:table-cell office:value-type="float" office:value="206.929" table:style-name="ce1">
            <text:p>206.929</text:p>
          </table:table-cell>
          <table:table-cell office:value-type="float" office:value="205.18299999999999" table:style-name="ce1">
            <text:p>205.183</text:p>
          </table:table-cell>
          <table:table-cell office:value-type="float" office:value="202.13900000000001" table:style-name="ce1">
            <text:p>202.139</text:p>
          </table:table-cell>
          <table:table-cell office:value-type="float" office:value="205.208" table:style-name="ce1">
            <text:p>205.208</text:p>
          </table:table-cell>
          <table:table-cell office:value-type="float" office:value="206.066" table:style-name="ce1">
            <text:p>206.066</text:p>
          </table:table-cell>
          <table:table-cell office:value-type="float" office:value="205.024" table:style-name="ce1">
            <text:p>205.024</text:p>
          </table:table-cell>
          <table:table-cell office:value-type="float" office:value="206.20699999999999" table:style-name="ce1">
            <text:p>206.207</text:p>
          </table:table-cell>
          <table:table-cell office:value-type="float" office:value="200.09100000000001" table:style-name="ce1">
            <text:p>200.091</text:p>
          </table:table-cell>
          <table:table-cell office:value-type="float" office:value="205.404" table:style-name="ce1">
            <text:p>205.404</text:p>
          </table:table-cell>
          <table:table-cell office:value-type="float" office:value="202.53899999999999" table:style-name="ce1">
            <text:p>202.539</text:p>
          </table:table-cell>
          <table:table-cell office:value-type="float" office:value="203.822" table:style-name="ce1">
            <text:p>203.822</text:p>
          </table:table-cell>
          <table:table-cell office:value-type="float" office:value="205.625" table:style-name="ce1">
            <text:p>205.625</text:p>
          </table:table-cell>
          <table:table-cell office:value-type="float" office:value="201.084" table:style-name="ce1">
            <text:p>201.084</text:p>
          </table:table-cell>
          <table:table-cell office:value-type="float" office:value="200.863" table:style-name="ce1">
            <text:p>200.863</text:p>
          </table:table-cell>
          <table:table-cell office:value-type="float" office:value="203.33799999999999" table:style-name="ce1">
            <text:p>203.338</text:p>
          </table:table-cell>
          <table:table-cell office:value-type="float" office:value="205.286" table:style-name="ce1">
            <text:p>205.286</text:p>
          </table:table-cell>
          <table:table-cell office:value-type="float" office:value="204.363" table:style-name="ce1">
            <text:p>204.363</text:p>
          </table:table-cell>
          <table:table-cell office:value-type="float" office:value="213.67400000000001" table:style-name="ce1">
            <text:p>213.674</text:p>
          </table:table-cell>
          <table:table-cell table:style-name="ce1"/>
          <table:table-cell office:value-type="float" office:value="204.7593448275862" table:formula="of:=AVERAGE([.C9:.AE9])" table:style-name="ce1">
            <text:p>204.759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93.959" table:style-name="ce1">
            <text:p>293.959</text:p>
          </table:table-cell>
          <table:table-cell office:value-type="float" office:value="292.56" table:style-name="ce1">
            <text:p>292.56</text:p>
          </table:table-cell>
          <table:table-cell office:value-type="float" office:value="288.572" table:style-name="ce1">
            <text:p>288.572</text:p>
          </table:table-cell>
          <table:table-cell office:value-type="float" office:value="290.721" table:style-name="ce1">
            <text:p>290.721</text:p>
          </table:table-cell>
          <table:table-cell office:value-type="float" office:value="293.18" table:style-name="ce1">
            <text:p>293.18</text:p>
          </table:table-cell>
          <table:table-cell office:value-type="float" office:value="294.99400000000003" table:style-name="ce1">
            <text:p>294.994</text:p>
          </table:table-cell>
          <table:table-cell office:value-type="float" office:value="290.24700000000001" table:style-name="ce1">
            <text:p>290.247</text:p>
          </table:table-cell>
          <table:table-cell office:value-type="float" office:value="296.02300000000002" table:style-name="ce1">
            <text:p>296.023</text:p>
          </table:table-cell>
          <table:table-cell office:value-type="float" office:value="288.90199999999999" table:style-name="ce1">
            <text:p>288.902</text:p>
          </table:table-cell>
          <table:table-cell office:value-type="float" office:value="287.30900000000003" table:style-name="ce1">
            <text:p>287.309</text:p>
          </table:table-cell>
          <table:table-cell office:value-type="float" office:value="291.55900000000003" table:style-name="ce1">
            <text:p>291.559</text:p>
          </table:table-cell>
          <table:table-cell office:value-type="float" office:value="289.82799999999997" table:style-name="ce1">
            <text:p>289.828</text:p>
          </table:table-cell>
          <table:table-cell office:value-type="float" office:value="289.74" table:style-name="ce1">
            <text:p>289.74</text:p>
          </table:table-cell>
          <table:table-cell office:value-type="float" office:value="296.166" table:style-name="ce1">
            <text:p>296.166</text:p>
          </table:table-cell>
          <table:table-cell office:value-type="float" office:value="289.51299999999998" table:style-name="ce1">
            <text:p>289.513</text:p>
          </table:table-cell>
          <table:table-cell office:value-type="float" office:value="290.33300000000003" table:style-name="ce1">
            <text:p>290.333</text:p>
          </table:table-cell>
          <table:table-cell office:value-type="float" office:value="293.40699999999998" table:style-name="ce1">
            <text:p>293.407</text:p>
          </table:table-cell>
          <table:table-cell office:value-type="float" office:value="287.88499999999999" table:style-name="ce1">
            <text:p>287.885</text:p>
          </table:table-cell>
          <table:table-cell office:value-type="float" office:value="290.80399999999997" table:style-name="ce1">
            <text:p>290.804</text:p>
          </table:table-cell>
          <table:table-cell office:value-type="float" office:value="289.54199999999997" table:style-name="ce1">
            <text:p>289.542</text:p>
          </table:table-cell>
          <table:table-cell office:value-type="float" office:value="291.25799999999998" table:style-name="ce1">
            <text:p>291.258</text:p>
          </table:table-cell>
          <table:table-cell office:value-type="float" office:value="291.68700000000001" table:style-name="ce1">
            <text:p>291.687</text:p>
          </table:table-cell>
          <table:table-cell office:value-type="float" office:value="286.7" table:style-name="ce1">
            <text:p>286.7</text:p>
          </table:table-cell>
          <table:table-cell office:value-type="float" office:value="289.95499999999998" table:style-name="ce1">
            <text:p>289.955</text:p>
          </table:table-cell>
          <table:table-cell office:value-type="float" office:value="290.548" table:style-name="ce1">
            <text:p>290.548</text:p>
          </table:table-cell>
          <table:table-cell office:value-type="float" office:value="291.82499999999999" table:style-name="ce1">
            <text:p>291.825</text:p>
          </table:table-cell>
          <table:table-cell office:value-type="float" office:value="293.49400000000003" table:style-name="ce1">
            <text:p>293.494</text:p>
          </table:table-cell>
          <table:table-cell office:value-type="float" office:value="290.63200000000001" table:style-name="ce1">
            <text:p>290.632</text:p>
          </table:table-cell>
          <table:table-cell office:value-type="float" office:value="292.48099999999999" table:style-name="ce1">
            <text:p>292.481</text:p>
          </table:table-cell>
          <table:table-cell office:value-type="float" office:value="297.02" table:style-name="ce1">
            <text:p>297.02</text:p>
          </table:table-cell>
          <table:table-cell table:style-name="ce1"/>
          <table:table-cell office:value-type="float" office:value="291.27189655172407" table:formula="of:=AVERAGE([.C10:.AE10])" table:style-name="ce1">
            <text:p>291.271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95.72699999999998" table:style-name="ce1">
            <text:p>395.727</text:p>
          </table:table-cell>
          <table:table-cell office:value-type="float" office:value="395.15499999999997" table:style-name="ce1">
            <text:p>395.155</text:p>
          </table:table-cell>
          <table:table-cell office:value-type="float" office:value="398.09300000000002" table:style-name="ce1">
            <text:p>398.093</text:p>
          </table:table-cell>
          <table:table-cell office:value-type="float" office:value="402.55099999999999" table:style-name="ce1">
            <text:p>402.551</text:p>
          </table:table-cell>
          <table:table-cell office:value-type="float" office:value="396.59899999999999" table:style-name="ce1">
            <text:p>396.599</text:p>
          </table:table-cell>
          <table:table-cell office:value-type="float" office:value="395.55700000000002" table:style-name="ce1">
            <text:p>395.557</text:p>
          </table:table-cell>
          <table:table-cell office:value-type="float" office:value="402.74799999999999" table:style-name="ce1">
            <text:p>402.748</text:p>
          </table:table-cell>
          <table:table-cell office:value-type="float" office:value="394.47800000000001" table:style-name="ce1">
            <text:p>394.478</text:p>
          </table:table-cell>
          <table:table-cell office:value-type="float" office:value="397.38" table:style-name="ce1">
            <text:p>397.38</text:p>
          </table:table-cell>
          <table:table-cell office:value-type="float" office:value="398.10899999999998" table:style-name="ce1">
            <text:p>398.109</text:p>
          </table:table-cell>
          <table:table-cell office:value-type="float" office:value="397.72199999999998" table:style-name="ce1">
            <text:p>397.722</text:p>
          </table:table-cell>
          <table:table-cell office:value-type="float" office:value="395.76499999999999" table:style-name="ce1">
            <text:p>395.765</text:p>
          </table:table-cell>
          <table:table-cell office:value-type="float" office:value="399.45" table:style-name="ce1">
            <text:p>399.45</text:p>
          </table:table-cell>
          <table:table-cell office:value-type="float" office:value="394.75700000000001" table:style-name="ce1">
            <text:p>394.757</text:p>
          </table:table-cell>
          <table:table-cell office:value-type="float" office:value="398.16500000000002" table:style-name="ce1">
            <text:p>398.165</text:p>
          </table:table-cell>
          <table:table-cell office:value-type="float" office:value="396.30900000000003" table:style-name="ce1">
            <text:p>396.309</text:p>
          </table:table-cell>
          <table:table-cell office:value-type="float" office:value="397.08" table:style-name="ce1">
            <text:p>397.08</text:p>
          </table:table-cell>
          <table:table-cell office:value-type="float" office:value="398.34800000000001" table:style-name="ce1">
            <text:p>398.348</text:p>
          </table:table-cell>
          <table:table-cell office:value-type="float" office:value="421.87" table:style-name="ce1">
            <text:p>421.87</text:p>
          </table:table-cell>
          <table:table-cell office:value-type="float" office:value="395.77499999999998" table:style-name="ce1">
            <text:p>395.775</text:p>
          </table:table-cell>
          <table:table-cell office:value-type="float" office:value="398.2" table:style-name="ce1">
            <text:p>398.2</text:p>
          </table:table-cell>
          <table:table-cell office:value-type="float" office:value="398.00099999999998" table:style-name="ce1">
            <text:p>398.001</text:p>
          </table:table-cell>
          <table:table-cell office:value-type="float" office:value="399.52300000000002" table:style-name="ce1">
            <text:p>399.523</text:p>
          </table:table-cell>
          <table:table-cell office:value-type="float" office:value="394.84" table:style-name="ce1">
            <text:p>394.84</text:p>
          </table:table-cell>
          <table:table-cell office:value-type="float" office:value="399.09699999999998" table:style-name="ce1">
            <text:p>399.097</text:p>
          </table:table-cell>
          <table:table-cell office:value-type="float" office:value="397.90899999999999" table:style-name="ce1">
            <text:p>397.909</text:p>
          </table:table-cell>
          <table:table-cell office:value-type="float" office:value="397.38099999999997" table:style-name="ce1">
            <text:p>397.381</text:p>
          </table:table-cell>
          <table:table-cell office:value-type="float" office:value="398.166" table:style-name="ce1">
            <text:p>398.166</text:p>
          </table:table-cell>
          <table:table-cell office:value-type="float" office:value="396.54199999999997" table:style-name="ce1">
            <text:p>396.542</text:p>
          </table:table-cell>
          <table:table-cell office:value-type="float" office:value="397.94799999999998" table:style-name="ce1">
            <text:p>397.948</text:p>
          </table:table-cell>
          <table:table-cell table:style-name="ce1"/>
          <table:table-cell office:value-type="float" office:value="398.39717241379299" table:formula="of:=AVERAGE([.C11:.AE11])" table:style-name="ce1">
            <text:p>398.3971724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1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Mean</text:p>
          </table:table-cell>
          <table:table-cell table:number-columns-repeated="16372"/>
        </table:table-row>
        <table:table-row table:style-name="ro1">
          <table:table-cell office:value-type="float" office:value="0.82750827586206899" table:style-name="ce1">
            <text:p>0.827508276</text:p>
          </table:table-cell>
          <table:table-cell office:value-type="float" office:value="0.90444886206896558" table:style-name="ce1">
            <text:p>0.904448862</text:p>
          </table:table-cell>
          <table:table-cell office:value-type="float" office:value="1.321756931034483" table:style-name="ce1">
            <text:p>1.321756931</text:p>
          </table:table-cell>
          <table:table-cell office:value-type="float" office:value="0.82427810344827601" table:style-name="ce1">
            <text:p>0.824278103</text:p>
          </table:table-cell>
          <table:table-cell office:value-type="float" office:value="0.8500494827586208" table:style-name="ce1">
            <text:p>0.850049483</text:p>
          </table:table-cell>
          <table:table-cell table:style-name="ce1"/>
          <table:table-cell office:value-type="float" office:value="0.82750827586206899" table:style-name="ce1">
            <text:p>0.827508276</text:p>
          </table:table-cell>
          <table:table-cell table:number-columns-repeated="2" table:style-name="ce1"/>
          <table:table-cell office:value-type="float" office:value="0.82427810344827601" table:style-name="ce1">
            <text:p>0.824278103</text:p>
          </table:table-cell>
          <table:table-cell office:value-type="float" office:value="0.8500494827586208" table:style-name="ce1">
            <text:p>0.850049483</text:p>
          </table:table-cell>
          <table:table-cell office:value-type="float" office:value="0.8339452873563219" table:formula="of:=AVERAGE([.G2:.K2])" table:style-name="ce1">
            <text:p>0.833945287</text:p>
          </table:table-cell>
          <table:table-cell table:number-columns-repeated="16372"/>
        </table:table-row>
        <table:table-row table:style-name="ro1">
          <table:table-cell office:value-type="float" office:value="3.3891141379310352" table:style-name="ce1">
            <text:p>3.389114138</text:p>
          </table:table-cell>
          <table:table-cell office:value-type="float" office:value="3.3437786206896556" table:style-name="ce1">
            <text:p>3.343778621</text:p>
          </table:table-cell>
          <table:table-cell office:value-type="float" office:value="3.4064058620689655" table:style-name="ce1">
            <text:p>3.406405862</text:p>
          </table:table-cell>
          <table:table-cell office:value-type="float" office:value="3.3298493103448275" table:style-name="ce1">
            <text:p>3.32984931</text:p>
          </table:table-cell>
          <table:table-cell office:value-type="float" office:value="3.9359962068965517" table:style-name="ce1">
            <text:p>3.935996207</text:p>
          </table:table-cell>
          <table:table-cell table:style-name="ce1"/>
          <table:table-cell office:value-type="float" office:value="3.3891141379310352" table:style-name="ce1">
            <text:p>3.389114138</text:p>
          </table:table-cell>
          <table:table-cell office:value-type="float" office:value="3.3437786206896556" table:style-name="ce1">
            <text:p>3.343778621</text:p>
          </table:table-cell>
          <table:table-cell table:style-name="ce1"/>
          <table:table-cell office:value-type="float" office:value="3.3298493103448275" table:style-name="ce1">
            <text:p>3.32984931</text:p>
          </table:table-cell>
          <table:table-cell table:style-name="ce1"/>
          <table:table-cell office:value-type="float" office:value="3.35424735632184" table:formula="of:=AVERAGE([.G3:.K3])" table:style-name="ce1">
            <text:p>3.354247356</text:p>
          </table:table-cell>
          <table:table-cell table:number-columns-repeated="16372"/>
        </table:table-row>
        <table:table-row table:style-name="ro1">
          <table:table-cell office:value-type="float" office:value="10.048540344827586" table:style-name="ce1">
            <text:p>10.04854034</text:p>
          </table:table-cell>
          <table:table-cell office:value-type="float" office:value="9.9201544827586208" table:style-name="ce1">
            <text:p>9.920154483</text:p>
          </table:table-cell>
          <table:table-cell office:value-type="float" office:value="9.8545293103448284" table:style-name="ce1">
            <text:p>9.85452931</text:p>
          </table:table-cell>
          <table:table-cell office:value-type="float" office:value="9.8442010344827562" table:style-name="ce1">
            <text:p>9.844201034</text:p>
          </table:table-cell>
          <table:table-cell office:value-type="float" office:value="9.8856255172413761" table:style-name="ce1">
            <text:p>9.885625517</text:p>
          </table:table-cell>
          <table:table-cell table:number-columns-repeated="3" table:style-name="ce1"/>
          <table:table-cell office:value-type="float" office:value="9.8545293103448284" table:style-name="ce1">
            <text:p>9.85452931</text:p>
          </table:table-cell>
          <table:table-cell office:value-type="float" office:value="9.8442010344827562" table:style-name="ce1">
            <text:p>9.844201034</text:p>
          </table:table-cell>
          <table:table-cell office:value-type="float" office:value="9.8856255172413761" table:style-name="ce1">
            <text:p>9.885625517</text:p>
          </table:table-cell>
          <table:table-cell office:value-type="float" office:value="9.8614519540229875" table:formula="of:=AVERAGE([.G4:.K4])" table:style-name="ce1">
            <text:p>9.861451954</text:p>
          </table:table-cell>
          <table:table-cell table:number-columns-repeated="16372"/>
        </table:table-row>
        <table:table-row table:style-name="ro1">
          <table:table-cell office:value-type="float" office:value="23.827368965517238" table:style-name="ce1">
            <text:p>23.82736897</text:p>
          </table:table-cell>
          <table:table-cell office:value-type="float" office:value="24.03046206896552" table:style-name="ce1">
            <text:p>24.03046207</text:p>
          </table:table-cell>
          <table:table-cell office:value-type="float" office:value="24.307496551724139" table:style-name="ce1">
            <text:p>24.30749655</text:p>
          </table:table-cell>
          <table:table-cell office:value-type="float" office:value="24.539272413793096" table:style-name="ce1">
            <text:p>24.53927241</text:p>
          </table:table-cell>
          <table:table-cell office:value-type="float" office:value="23.84249310344827" table:style-name="ce1">
            <text:p>23.8424931</text:p>
          </table:table-cell>
          <table:table-cell table:style-name="ce1"/>
          <table:table-cell office:value-type="float" office:value="23.827368965517238" table:style-name="ce1">
            <text:p>23.82736897</text:p>
          </table:table-cell>
          <table:table-cell office:value-type="float" office:value="24.03046206896552" table:style-name="ce1">
            <text:p>24.03046207</text:p>
          </table:table-cell>
          <table:table-cell table:number-columns-repeated="2" table:style-name="ce1"/>
          <table:table-cell office:value-type="float" office:value="23.84249310344827" table:style-name="ce1">
            <text:p>23.8424931</text:p>
          </table:table-cell>
          <table:table-cell office:value-type="float" office:value="23.90010804597701" table:formula="of:=AVERAGE([.G5:.K5])" table:style-name="ce1">
            <text:p>23.90010805</text:p>
          </table:table-cell>
          <table:table-cell table:number-columns-repeated="16372"/>
        </table:table-row>
        <table:table-row table:style-name="ro1">
          <table:table-cell office:value-type="float" office:value="47.597255172413789" table:style-name="ce1">
            <text:p>47.59725517</text:p>
          </table:table-cell>
          <table:table-cell office:value-type="float" office:value="47.088165517241372" table:style-name="ce1">
            <text:p>47.08816552</text:p>
          </table:table-cell>
          <table:table-cell office:value-type="float" office:value="48.1030724137931" table:style-name="ce1">
            <text:p>48.10307241</text:p>
          </table:table-cell>
          <table:table-cell office:value-type="float" office:value="47.194613793103464" table:style-name="ce1">
            <text:p>47.19461379</text:p>
          </table:table-cell>
          <table:table-cell office:value-type="float" office:value="47.105889655172412" table:style-name="ce1">
            <text:p>47.10588966</text:p>
          </table:table-cell>
          <table:table-cell table:number-columns-repeated="2" table:style-name="ce1"/>
          <table:table-cell office:value-type="float" office:value="47.088165517241372" table:style-name="ce1">
            <text:p>47.08816552</text:p>
          </table:table-cell>
          <table:table-cell table:style-name="ce1"/>
          <table:table-cell office:value-type="float" office:value="47.194613793103464" table:style-name="ce1">
            <text:p>47.19461379</text:p>
          </table:table-cell>
          <table:table-cell office:value-type="float" office:value="47.105889655172412" table:style-name="ce1">
            <text:p>47.10588966</text:p>
          </table:table-cell>
          <table:table-cell office:value-type="float" office:value="47.129556321839082" table:formula="of:=AVERAGE([.G6:.K6])" table:style-name="ce1">
            <text:p>47.12955632</text:p>
          </table:table-cell>
          <table:table-cell table:number-columns-repeated="16372"/>
        </table:table-row>
        <table:table-row table:style-name="ro1">
          <table:table-cell office:value-type="float" office:value="82.941937931034502" table:style-name="ce1">
            <text:p>82.94193793</text:p>
          </table:table-cell>
          <table:table-cell office:value-type="float" office:value="83.157503448275861" table:style-name="ce1">
            <text:p>83.15750345</text:p>
          </table:table-cell>
          <table:table-cell office:value-type="float" office:value="82.456686206896549" table:style-name="ce1">
            <text:p>82.45668621</text:p>
          </table:table-cell>
          <table:table-cell office:value-type="float" office:value="83.080855172413777" table:style-name="ce1">
            <text:p>83.08085517</text:p>
          </table:table-cell>
          <table:table-cell office:value-type="float" office:value="82.841903448275843" table:style-name="ce1">
            <text:p>82.84190345</text:p>
          </table:table-cell>
          <table:table-cell table:style-name="ce1"/>
          <table:table-cell office:value-type="float" office:value="82.941937931034502" table:style-name="ce1">
            <text:p>82.94193793</text:p>
          </table:table-cell>
          <table:table-cell table:style-name="ce1"/>
          <table:table-cell office:value-type="float" office:value="82.456686206896549" table:style-name="ce1">
            <text:p>82.45668621</text:p>
          </table:table-cell>
          <table:table-cell table:style-name="ce1"/>
          <table:table-cell office:value-type="float" office:value="82.841903448275843" table:style-name="ce1">
            <text:p>82.84190345</text:p>
          </table:table-cell>
          <table:table-cell office:value-type="float" office:value="82.746842528735627" table:formula="of:=AVERAGE([.G7:.K7])" table:style-name="ce1">
            <text:p>82.74684253</text:p>
          </table:table-cell>
          <table:table-cell table:number-columns-repeated="16372"/>
        </table:table-row>
        <table:table-row table:style-name="ro1">
          <table:table-cell office:value-type="float" office:value="133.44710344827587" table:style-name="ce1">
            <text:p>133.4471034</text:p>
          </table:table-cell>
          <table:table-cell office:value-type="float" office:value="133.30886206896554" table:style-name="ce1">
            <text:p>133.3088621</text:p>
          </table:table-cell>
          <table:table-cell office:value-type="float" office:value="134.85810344827587" table:style-name="ce1">
            <text:p>134.8581034</text:p>
          </table:table-cell>
          <table:table-cell office:value-type="float" office:value="132.90903448275861" table:style-name="ce1">
            <text:p>132.9090345</text:p>
          </table:table-cell>
          <table:table-cell office:value-type="float" office:value="133.95575862068966" table:style-name="ce1">
            <text:p>133.9557586</text:p>
          </table:table-cell>
          <table:table-cell table:style-name="ce1"/>
          <table:table-cell office:value-type="float" office:value="133.44710344827587" table:style-name="ce1">
            <text:p>133.4471034</text:p>
          </table:table-cell>
          <table:table-cell office:value-type="float" office:value="133.30886206896554" table:style-name="ce1">
            <text:p>133.3088621</text:p>
          </table:table-cell>
          <table:table-cell table:style-name="ce1"/>
          <table:table-cell office:value-type="float" office:value="132.90903448275861" table:style-name="ce1">
            <text:p>132.9090345</text:p>
          </table:table-cell>
          <table:table-cell table:style-name="ce1"/>
          <table:table-cell office:value-type="float" office:value="133.22166666666666" table:formula="of:=AVERAGE([.G8:.K8])" table:style-name="ce1">
            <text:p>133.2216667</text:p>
          </table:table-cell>
          <table:table-cell table:number-columns-repeated="16372"/>
        </table:table-row>
        <table:table-row table:style-name="ro1">
          <table:table-cell office:value-type="float" office:value="204.7593448275862" table:style-name="ce1">
            <text:p>204.7593448</text:p>
          </table:table-cell>
          <table:table-cell office:value-type="float" office:value="202.28072413793103" table:style-name="ce1">
            <text:p>202.2807241</text:p>
          </table:table-cell>
          <table:table-cell office:value-type="float" office:value="202.00824137931036" table:style-name="ce1">
            <text:p>202.0082414</text:p>
          </table:table-cell>
          <table:table-cell office:value-type="float" office:value="200.95017241379313" table:style-name="ce1">
            <text:p>200.9501724</text:p>
          </table:table-cell>
          <table:table-cell office:value-type="float" office:value="201.33431034482757" table:style-name="ce1">
            <text:p>201.3343103</text:p>
          </table:table-cell>
          <table:table-cell table:number-columns-repeated="3" table:style-name="ce1"/>
          <table:table-cell office:value-type="float" office:value="202.00824137931036" table:style-name="ce1">
            <text:p>202.0082414</text:p>
          </table:table-cell>
          <table:table-cell office:value-type="float" office:value="200.95017241379313" table:style-name="ce1">
            <text:p>200.9501724</text:p>
          </table:table-cell>
          <table:table-cell office:value-type="float" office:value="201.33431034482757" table:style-name="ce1">
            <text:p>201.3343103</text:p>
          </table:table-cell>
          <table:table-cell office:value-type="float" office:value="201.43090804597702" table:formula="of:=AVERAGE([.G9:.K9])" table:style-name="ce1">
            <text:p>201.430908</text:p>
          </table:table-cell>
          <table:table-cell table:number-columns-repeated="16372"/>
        </table:table-row>
        <table:table-row table:style-name="ro1">
          <table:table-cell office:value-type="float" office:value="291.27189655172407" table:style-name="ce1">
            <text:p>291.2718966</text:p>
          </table:table-cell>
          <table:table-cell office:value-type="float" office:value="288.28341379310348" table:style-name="ce1">
            <text:p>288.2834138</text:p>
          </table:table-cell>
          <table:table-cell office:value-type="float" office:value="288.6743448275862" table:style-name="ce1">
            <text:p>288.6743448</text:p>
          </table:table-cell>
          <table:table-cell office:value-type="float" office:value="291.78065517241384" table:style-name="ce1">
            <text:p>291.7806552</text:p>
          </table:table-cell>
          <table:table-cell office:value-type="float" office:value="289.12037931034484" table:style-name="ce1">
            <text:p>289.1203793</text:p>
          </table:table-cell>
          <table:table-cell table:number-columns-repeated="2" table:style-name="ce1"/>
          <table:table-cell office:value-type="float" office:value="288.28341379310348" table:style-name="ce1">
            <text:p>288.2834138</text:p>
          </table:table-cell>
          <table:table-cell office:value-type="float" office:value="288.6743448275862" table:style-name="ce1">
            <text:p>288.6743448</text:p>
          </table:table-cell>
          <table:table-cell table:style-name="ce1"/>
          <table:table-cell office:value-type="float" office:value="289.12037931034484" table:style-name="ce1">
            <text:p>289.1203793</text:p>
          </table:table-cell>
          <table:table-cell office:value-type="float" office:value="288.69271264367814" table:formula="of:=AVERAGE([.G10:.K10])" table:style-name="ce1">
            <text:p>288.6927126</text:p>
          </table:table-cell>
          <table:table-cell table:number-columns-repeated="16372"/>
        </table:table-row>
        <table:table-row table:style-name="ro1">
          <table:table-cell office:value-type="float" office:value="398.39717241379299" table:style-name="ce1">
            <text:p>398.3971724</text:p>
          </table:table-cell>
          <table:table-cell office:value-type="float" office:value="397.61613793103447" table:style-name="ce1">
            <text:p>397.6161379</text:p>
          </table:table-cell>
          <table:table-cell office:value-type="float" office:value="397.20013793103442" table:style-name="ce1">
            <text:p>397.2001379</text:p>
          </table:table-cell>
          <table:table-cell office:value-type="float" office:value="394.7805172413793" table:style-name="ce1">
            <text:p>394.7805172</text:p>
          </table:table-cell>
          <table:table-cell office:value-type="float" office:value="397.06406896551727" table:style-name="ce1">
            <text:p>397.064069</text:p>
          </table:table-cell>
          <table:table-cell table:number-columns-repeated="3" table:style-name="ce1"/>
          <table:table-cell office:value-type="float" office:value="397.20013793103442" table:style-name="ce1">
            <text:p>397.2001379</text:p>
          </table:table-cell>
          <table:table-cell office:value-type="float" office:value="394.7805172413793" table:style-name="ce1">
            <text:p>394.7805172</text:p>
          </table:table-cell>
          <table:table-cell office:value-type="float" office:value="397.06406896551727" table:style-name="ce1">
            <text:p>397.064069</text:p>
          </table:table-cell>
          <table:table-cell office:value-type="float" office:value="396.34824137931031" table:formula="of:=AVERAGE([.G11:.K11])" table:style-name="ce1">
            <text:p>396.3482414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Ark6.A1:Ark6.AE11" table:name="results__5" table:display-filter-buttons="true" table:on-update-keep-size="false" table:on-update-keep-styles="true" table:refresh-delay="false">
          <table:database-source-sql table:database-name="Provider=Microsoft.Mashup.OleDb.1;Data Source=$Workbook$;Location=results (5);Extended Properties=&quot;&quot;" table:sql-statement="SELECT * FROM [results (5)]"/>
        </table:database-range>
        <table:database-range table:target-range-address="Ark5.A1:Ark5.AE11" table:name="results__4" table:display-filter-buttons="true" table:on-update-keep-size="false" table:on-update-keep-styles="true" table:refresh-delay="false">
          <table:database-source-sql table:database-name="Provider=Microsoft.Mashup.OleDb.1;Data Source=$Workbook$;Location=results (4);Extended Properties=&quot;&quot;" table:sql-statement="SELECT * FROM [results (4)]"/>
        </table:database-range>
        <table:database-range table:target-range-address="Ark4.A1:Ark4.AE11" table:name="results__3" table:display-filter-buttons="true" table:on-update-keep-size="false" table:on-update-keep-styles="true" table:refresh-delay="false">
          <table:database-source-sql table:database-name="Provider=Microsoft.Mashup.OleDb.1;Data Source=$Workbook$;Location=results (3);Extended Properties=&quot;&quot;" table:sql-statement="SELECT * FROM [results (3)]"/>
        </table:database-range>
        <table:database-range table:target-range-address="Ark3.A1:Ark3.AE11" table:name="results__2" table:display-filter-buttons="true" table:on-update-keep-size="false" table:on-update-keep-styles="true" table:refresh-delay="false">
          <table:database-source-sql table:database-name="Provider=Microsoft.Mashup.OleDb.1;Data Source=$Workbook$;Location=results (2);Extended Properties=&quot;&quot;" table:sql-statement="SELECT * FROM [results (2)]"/>
        </table:database-range>
        <table:database-range table:target-range-address="Ark2.A1:Ark2.AE11" table:name="results" table:display-filter-buttons="true" table:on-update-keep-size="false" table:on-update-keep-styles="true" table:refresh-delay="false">
          <table:database-source-sql table:database-name="Provider=Microsoft.Mashup.OleDb.1;Data Source=$Workbook$;Location=results;Extended Properties=&quot;&quot;" table:sql-statement="SELECT * FROM [resul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8:51:34Z</meta:creation-date>
    <dc:date>2018-06-04T19:02:28Z</dc:date>
  </office:meta>
</office:document-meta>
</file>